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928in"/>
    </style:style>
    <style:style style:name="co9" style:family="table-column">
      <style:table-column-properties fo:break-before="auto" style:column-width="1.1028in"/>
    </style:style>
    <style:style style:name="co10" style:family="table-column">
      <style:table-column-properties fo:break-before="auto" style:column-width="1.0264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1362in"/>
    </style:style>
    <style:style style:name="co13" style:family="table-column">
      <style:table-column-properties fo:break-before="auto" style:column-width="0.5898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335in"/>
    </style:style>
    <style:style style:name="co16" style:family="table-column">
      <style:table-column-properties fo:break-before="auto" style:column-width="0.5346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0.1634in"/>
    </style:style>
    <style:style style:name="co19" style:family="table-column">
      <style:table-column-properties fo:break-before="auto" style:column-width="1.6602in"/>
    </style:style>
    <style:style style:name="co20" style:family="table-column">
      <style:table-column-properties fo:break-before="auto" style:column-width="0.4583in"/>
    </style:style>
    <style:style style:name="co21" style:family="table-column">
      <style:table-column-properties fo:break-before="auto" style:column-width="0.4366in"/>
    </style:style>
    <style:style style:name="co22" style:family="table-column">
      <style:table-column-properties fo:break-before="auto" style:column-width="0.4862in"/>
    </style:style>
    <style:style style:name="co23" style:family="table-column">
      <style:table-column-properties fo:break-before="auto" style:column-width="0.502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748in"/>
    </style:style>
    <style:style style:name="co26" style:family="table-column">
      <style:table-column-properties fo:break-before="auto" style:column-width="0.7874in"/>
    </style:style>
    <style:style style:name="co27" style:family="table-column">
      <style:table-column-properties fo:break-before="auto" style:column-width="0.9283in"/>
    </style:style>
    <style:style style:name="co28" style:family="table-column">
      <style:table-column-properties fo:break-before="auto" style:column-width="0.7165in"/>
    </style:style>
    <style:style style:name="co29" style:family="table-column">
      <style:table-column-properties fo:break-before="auto" style:column-width="0.6535in"/>
    </style:style>
    <style:style style:name="co30" style:family="table-column">
      <style:table-column-properties fo:break-before="auto" style:column-width="0.5146in"/>
    </style:style>
    <style:style style:name="co31" style:family="table-column">
      <style:table-column-properties fo:break-before="auto" style:column-width="0.4744in"/>
    </style:style>
    <style:style style:name="co32" style:family="table-column">
      <style:table-column-properties fo:break-before="auto" style:column-width="0.5063in"/>
    </style:style>
    <style:style style:name="co33" style:family="table-column">
      <style:table-column-properties fo:break-before="auto" style:column-width="0.5134in"/>
    </style:style>
    <style:style style:name="co34" style:family="table-column">
      <style:table-column-properties fo:break-before="auto" style:column-width="0.3165in"/>
    </style:style>
    <style:style style:name="co35" style:family="table-column">
      <style:table-column-properties fo:break-before="auto" style:column-width="0.6638in"/>
    </style:style>
    <style:style style:name="co36" style:family="table-column">
      <style:table-column-properties fo:break-before="auto" style:column-width="0.622in"/>
    </style:style>
    <style:style style:name="co37" style:family="table-column">
      <style:table-column-properties fo:break-before="auto" style:column-width="0.4638in"/>
    </style:style>
    <style:style style:name="co38" style:family="table-column">
      <style:table-column-properties fo:break-before="auto" style:column-width="0.4256in"/>
    </style:style>
    <style:style style:name="co39" style:family="table-column">
      <style:table-column-properties fo:break-before="auto" style:column-width="0.9701in"/>
    </style:style>
    <style:style style:name="co40" style:family="table-column">
      <style:table-column-properties fo:break-before="auto" style:column-width="10.4953in"/>
    </style:style>
    <style:style style:name="co41" style:family="table-column">
      <style:table-column-properties fo:break-before="auto" style:column-width="5.3311in"/>
    </style:style>
    <style:style style:name="co42" style:family="table-column">
      <style:table-column-properties fo:break-before="auto" style:column-width="1.4417in"/>
    </style:style>
    <style:style style:name="co43" style:family="table-column">
      <style:table-column-properties fo:break-before="auto" style:column-width="1.628in"/>
    </style:style>
    <style:style style:name="co44" style:family="table-column">
      <style:table-column-properties fo:break-before="auto" style:column-width="0.3728in"/>
    </style:style>
    <style:style style:name="co45" style:family="table-column">
      <style:table-column-properties fo:break-before="auto" style:column-width="0.5693in"/>
    </style:style>
    <style:style style:name="co46" style:family="table-column">
      <style:table-column-properties fo:break-before="auto" style:column-width="2.7528in"/>
    </style:style>
    <style:style style:name="co47" style:family="table-column">
      <style:table-column-properties fo:break-before="auto" style:column-width="0.6118in"/>
    </style:style>
    <style:style style:name="co48" style:family="table-column">
      <style:table-column-properties fo:break-before="auto" style:column-width="0.8189in"/>
    </style:style>
    <style:style style:name="co49" style:family="table-column">
      <style:table-column-properties fo:break-before="auto" style:column-width="0.7693in"/>
    </style:style>
    <style:style style:name="co50" style:family="table-column">
      <style:table-column-properties fo:break-before="auto" style:column-width="0.5457in"/>
    </style:style>
    <style:style style:name="co51" style:family="table-column">
      <style:table-column-properties fo:break-before="auto" style:column-width="0.5165in"/>
    </style:style>
    <style:style style:name="co52" style:family="table-column">
      <style:table-column-properties fo:break-before="auto" style:column-width="0.7591in"/>
    </style:style>
    <style:style style:name="co53" style:family="table-column">
      <style:table-column-properties fo:break-before="auto" style:column-width="0.5374in"/>
    </style:style>
    <style:style style:name="co54" style:family="table-column">
      <style:table-column-properties fo:break-before="auto" style:column-width="0.3819in"/>
    </style:style>
    <style:style style:name="co55" style:family="table-column">
      <style:table-column-properties fo:break-before="auto" style:column-width="1.7508in"/>
    </style:style>
    <style:style style:name="co56" style:family="table-column">
      <style:table-column-properties fo:break-before="auto" style:column-width="1.1791in"/>
    </style:style>
    <style:style style:name="co57" style:family="table-column">
      <style:table-column-properties fo:break-before="auto" style:column-width="0.3217in"/>
    </style:style>
    <style:style style:name="co58" style:family="table-column">
      <style:table-column-properties fo:break-before="auto" style:column-width="0.7535in"/>
    </style:style>
    <style:style style:name="co59" style:family="table-column">
      <style:table-column-properties fo:break-before="auto" style:column-width="0.7209in"/>
    </style:style>
    <style:style style:name="co60" style:family="table-column">
      <style:table-column-properties fo:break-before="auto" style:column-width="0.6744in"/>
    </style:style>
    <style:style style:name="co61" style:family="table-column">
      <style:table-column-properties fo:break-before="auto" style:column-width="0.7972in"/>
    </style:style>
    <style:style style:name="co62" style:family="table-column">
      <style:table-column-properties fo:break-before="auto" style:column-width="1.2016in"/>
    </style:style>
    <style:style style:name="co63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1835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839in" fo:break-before="auto" style:use-optimal-row-height="true"/>
    </style:style>
    <style:style style:name="ro7" style:family="table-row">
      <style:table-row-properties style:row-height="0.1346in" fo:break-before="auto" style:use-optimal-row-height="false"/>
    </style:style>
    <style:style style:name="ro8" style:family="table-row">
      <style:table-row-properties style:row-height="0.3008in" fo:break-before="auto" style:use-optimal-row-height="true"/>
    </style:style>
    <style:style style:name="ro9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1965in" fo:break-before="auto" style:use-optimal-row-height="false"/>
    </style:style>
    <style:style style:name="ro11" style:family="table-row">
      <style:table-row-properties style:row-height="0.1854in" fo:break-before="auto" style:use-optimal-row-height="true"/>
    </style:style>
    <style:style style:name="ro12" style:family="table-row">
      <style:table-row-properties style:row-height="0.2673in" fo:break-before="auto" style:use-optimal-row-height="true"/>
    </style:style>
    <style:style style:name="ro13" style:family="table-row">
      <style:table-row-properties style:row-height="0.6008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3102in" fo:break-before="auto" style:use-optimal-row-height="true"/>
    </style:style>
    <style:style style:name="ro16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3339in" fo:break-before="auto" style:use-optimal-row-height="true"/>
    </style:style>
    <style:style style:name="ro22" style:family="table-row">
      <style:table-row-properties style:row-height="0.4555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29in" fo:break-before="auto" style:use-optimal-row-height="true"/>
    </style:style>
    <style:style style:name="ro25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9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Harcértékek.$D$7]=1)" style:apply-style-name="Írástudó_5f_tradícióból" style:base-cell-address="Tulajdonságok_képzettségek.A43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1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29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8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4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2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7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7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8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104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1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31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9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9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0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2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6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6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7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2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4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760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76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6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459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498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0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0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21" style:family="table-cell" style:parent-style-name="Default">
      <style:table-cell-properties style:vertical-align="middle"/>
      <style:text-properties style:font-name="Arial" fo:font-size="9pt"/>
    </style:style>
    <style:style style:name="ce5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28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5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6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53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rial" fo:font-size="8pt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89" style:family="table-cell" style:parent-style-name="Default">
      <style:table-cell-properties fo:wrap-option="wrap" style:vertical-align="middle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597" style:family="table-cell" style:parent-style-name="Default">
      <style:table-cell-properties fo:border-bottom="0.06pt solid #000000" fo:background-color="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0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91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0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55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rial" fo:font-size="8pt"/>
    </style:style>
    <style:style style:name="ce385" style:family="table-cell" style:parent-style-name="Default" style:data-style-name="N183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13" style:family="table-cell" style:parent-style-name="Default">
      <style:table-cell-properties fo:border-bottom="0.06pt solid #000000" fo:background-color="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62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8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40" style:family="table-cell" style:parent-style-name="Default" style:data-style-name="N168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8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56" style:family="table-cell" style:parent-style-name="Default">
      <style:table-cell-properties fo:border-bottom="0.06pt solid #000000" fo:background-color="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8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70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948" style:family="table-cell" style:parent-style-name="Default">
      <style:table-cell-properties fo:wrap-option="wrap"/>
    </style:style>
    <style:style style:name="ce477" style:family="table-cell" style:parent-style-name="Default">
      <style:table-cell-properties fo:border="0.06pt solid #000000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47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49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50" style:family="table-cell" style:parent-style-name="Default">
      <style:text-properties style:font-name="DejaVu Serif" fo:font-size="9pt" fo:font-style="normal"/>
    </style:style>
    <style:style style:name="ce951" style:family="table-cell" style:parent-style-name="Default">
      <style:text-properties style:font-name="DejaVu Serif" fo:font-size="9pt"/>
    </style:style>
    <style:style style:name="ce952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53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1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42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3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44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5" style:family="table-cell" style:parent-style-name="Default">
      <style:table-cell-properties fo:wrap-option="wrap"/>
      <style:text-properties style:font-name="DejaVu Serif" fo:font-size="9pt" fo:font-style="normal"/>
    </style:style>
    <style:style style:name="ce1046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7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70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71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2" style:family="table-cell" style:parent-style-name="Default">
      <style:text-properties style:font-name="DejaVu Serif" fo:font-size="9pt" fo:font-style="normal" fo:font-weight="bold"/>
    </style:style>
    <style:style style:name="ce1073" style:family="table-cell" style:parent-style-name="Default" style:data-style-name="N100">
      <style:table-cell-properties fo:wrap-option="wrap"/>
      <style:text-properties fo:font-weight="bold"/>
    </style:style>
    <style:style style:name="ce1074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75" style:family="table-cell" style:parent-style-name="Default" style:data-style-name="N100">
      <style:text-properties fo:font-weight="normal" style:font-weight-asian="normal" style:font-weight-complex="normal"/>
    </style:style>
    <style:style style:name="ce1076" style:family="table-cell" style:parent-style-name="Default" style:data-style-name="N100">
      <style:text-properties fo:font-weight="bold"/>
    </style:style>
    <style:style style:name="ce1077" style:family="table-cell" style:parent-style-name="Default" style:data-style-name="N100">
      <style:text-properties fo:font-weight="bold" style:font-weight-asian="bold" style:font-weight-complex="bold"/>
    </style:style>
    <style:style style:name="ce1078" style:family="table-cell" style:parent-style-name="Default" style:data-style-name="N100">
      <style:text-properties fo:font-weight="normal"/>
    </style:style>
    <style:style style:name="ce1079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80" style:family="table-cell" style:parent-style-name="Default" style:data-style-name="N100">
      <style:text-properties fo:color="#ff0000" fo:font-weight="bold"/>
    </style:style>
    <style:style style:name="ce1081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82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84" style:family="table-cell" style:parent-style-name="Default">
      <style:text-properties fo:font-weight="normal"/>
    </style:style>
    <style:style style:name="ce108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087" style:family="table-cell" style:parent-style-name="Default">
      <style:text-properties fo:font-weight="bold" style:font-weight-asian="bold" style:font-weight-complex="bold"/>
    </style:style>
    <style:style style:name="ce1088" style:family="table-cell" style:parent-style-name="Default">
      <style:text-properties style:use-window-font-color="true" fo:font-weight="normal" style:font-weight-asian="normal" style:font-weight-complex="normal"/>
    </style:style>
    <style:style style:name="ce1089" style:family="table-cell" style:parent-style-name="Default">
      <style:text-properties fo:font-weight="bold"/>
    </style:style>
    <style:style style:name="ce1090" style:family="table-cell" style:parent-style-name="Default">
      <style:text-properties fo:color="#ff0000" fo:font-weight="normal"/>
    </style:style>
    <style:style style:name="ce109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92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9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0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2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5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4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97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97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7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7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98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6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990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9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99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0">
      <style:table-cell-properties style:text-align-source="fix" style:repeat-content="false" fo:border="0.06pt solid #000000"/>
      <style:paragraph-properties fo:text-align="center" fo:margin-left="0in"/>
    </style:style>
    <style:style style:name="ce10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6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005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7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0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0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7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2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5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4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2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8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1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0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5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56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0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26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bold" style:font-weight-complex="bold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  <style:style style:name="T4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6" style:family="text">
      <style:text-properties fo:color="#ff0000" fo:font-style="italic" style:font-style-asian="italic" style:font-style-complex="italic"/>
    </style:style>
    <style:style style:name="T7" style:family="text">
      <style:text-properties fo:color="#000000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0" style:family="text">
      <style:text-properties fo:font-size="7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5" style:family="text">
      <style:text-properties style:font-name="Arial"/>
    </style:style>
    <style:style style:name="T16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9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0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1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4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5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7" style:family="text">
      <style:text-properties fo:color="#bf0041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color="#ff0000" fo:font-weight="bold" style:font-weight-asian="bold" style:font-weight-complex="bold"/>
    </style:style>
    <style:style style:name="T3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1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4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5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6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7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9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&gt;0" table:allow-empty-cell="true" table:base-cell-address="Tartalék.D33">
          <table:error-message table:message-type="stop" table:title="Hiba" table:display="true">
            <text:p>Érvénytelen érték!</text:p>
          </table:error-message>
        </table:content-validation>
        <table:content-validation table:name="val26" table:condition="of:cell-content-is-whole-number() and cell-content()=1" table:allow-empty-cell="true" table:base-cell-address="Tartalék.C39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7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8" table:condition="of:cell-content-is-whole-number() and cell-content-is-between(1,3)" table:allow-empty-cell="true" table:base-cell-address="Tartalék.C43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29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0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2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3" table:condition="of:cell-content-is-whole-number() and cell-content-is-between(0,1)" table:allow-empty-cell="true" table:base-cell-address="Tartalék.D39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decimal-number() and cell-content-is-between(0,3)" table:allow-empty-cell="false" table:base-cell-address="Tartalék.D34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5" table:base-cell-address="Tartalék.D34">
          <table:help-message table:title="Ne módosítsd!" table:display="true">
            <text:p>A program számolja.</text:p>
          </table:help-message>
        </table:content-validation>
        <table:content-validation table:name="val36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7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8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39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0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1" table:base-cell-address="Harcértékek.H33">
          <table:help-message table:title="Ne editáld!" table:display="true">
            <text:p>A program számolja!</text:p>
          </table:help-message>
        </table:content-validation>
        <table:content-validation table:name="val42" table:base-cell-address="Tartalék.E36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3" table:base-cell-address="Tartalék.E3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44" table:base-cell-address="Tartalék.H35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5" table:base-cell-address="Tartalék.H36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6" table:base-cell-address="Tartalék.H37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7" table:base-cell-address="Tartalék.H38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48" table:base-cell-address="Tartalék.H39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49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0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0,5)" table:allow-empty-cell="true" table:base-cell-address="Tartalék.H39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3" table:condition="of:cell-content-is-whole-number() and cell-content-is-between(0,12)" table:allow-empty-cell="true" table:base-cell-address="Tartalék.H40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4" table:condition="of:cell-content-is-whole-number() and cell-content-is-between(0,12)" table:allow-empty-cell="true" table:base-cell-address="Tartalék.H41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5" table:condition="of:cell-content-is-whole-number() and cell-content-is-between(0,6)" table:allow-empty-cell="true" table:base-cell-address="Tartalék.H42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56" table:condition="of:cell-content-is-whole-number() and cell-content-is-between(0,9)" table:allow-empty-cell="true" table:base-cell-address="Tartalék.H43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5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base-cell-address="Tartalék.A24">
          <table:error-message table:message-type="stop" table:display="true"/>
        </table:content-validation>
        <table:content-validation table:name="val59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0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2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7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8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9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0" table:base-cell-address="Tartalék.A29">
          <table:help-message table:display="true"/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5" table:base-cell-address="Harcértékek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7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9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0" table:base-cell-address="Harcértékek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1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6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7" table:base-cell-address="Harcértékek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8" table:base-cell-address="Tartalék.C39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1" table:base-cell-address="Tartalé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2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5" table:base-cell-address="Harcértékek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9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2" table:base-cell-address="Tartalék.E32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3" table:base-cell-address="Tartalék.E34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4" table:base-cell-address="Harcértékek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5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9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0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1" table:base-cell-address="Harcértékek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2" table:base-cell-address="Harcértékek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3" table:base-cell-address="Harcértékek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4" table:base-cell-address="Harcértékek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5" table:base-cell-address="Harcértékek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7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8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0" table:base-cell-address="Harcértékek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1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2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3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4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4" table:number-columns-repeated="2" table:default-cell-style-name="ce33"/>
        <table:table-column table:style-name="co8" table:default-cell-style-name="ce57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1" table:default-cell-style-name="ce33"/>
        <table:table-column table:style-name="co13" table:default-cell-style-name="ce33"/>
        <table:table-column table:style-name="co11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Hake bul Roa’on, <text:s/>törp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41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 okos, logikus, kemény, igazságszerető, jelenleg rossz periódusban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 van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<text:span text:style-name="T2"> Külső:</text:span><text:span text:style-name="T3"> a fonott szakáll alatt biztos jóvágású, számos tetoválás borítja a testét és az arcát is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1"/>
          <table:covered-table-cell table:style-name="ce94"/>
          <table:covered-table-cell table:style-name="ce19"/>
          <table:covered-table-cell table:number-columns-repeated="4" table:style-name="ce41"/>
          <table:covered-table-cell table:style-name="ce267"/>
          <table:table-cell/>
          <table:table-cell table:style-name="Default"/>
          <table:table-cell table:number-columns-repeated="3"/>
          <table:table-cell table:style-name="ce41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9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9"/>
          <table:covered-table-cell table:style-name="ce146"/>
          <table:table-cell table:style-name="ce81" office:value-type="float" office:value="5" calcext:value-type="float" table:number-columns-spanned="2" table:number-rows-spanned="1">
            <text:p>5</text:p>
          </table:table-cell>
          <table:covered-table-cell table:style-name="ce19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9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89" table:content-validation-name="val38" table:formula="of:=[.$E$11]-([.$K$11]+[.$D$54]+[Harcértékek.E10]+[Tradició_Mágia_Pszi_Háttér.E3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292"/>
          <table:table-cell table:style-name="ce509" table:content-validation-name="val39" table:formula="of:=[$KP_tablazat.$K$7]+([.$D$8]*(   ((2*[.C22])+[$KP_tablazat.$K8])  +   ((2*[.$C23])+[KP_tablazat.$K9]) )  )" office:value-type="float" office:value="1000" calcext:value-type="float">
            <text:p>100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8" table:formula="of:=SUM([.$K$16:.$K$23])+SUM([.$K$27:.$K$34])+SUM([.$K$37:.$K$57])+SUM([.K60:.K64])+SUM([Tartalék.L5:.L10])+SUM([Tartalék.L13:.L17])+SUM([Tartalék.L20:.L29])" office:value-type="float" office:value="550" calcext:value-type="float">
            <text:p>55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187" table:content-validation-name="val2" table:formula="of:=SUM([.K16:.K23])+SUM([.K27:.K28])+SUM([.E32:.E42])+SUM([.E50:.E52])+SUM([.K37:.K40])+[Harcértékek.E10]+[Tradició_Mágia_Pszi_Háttér.E3]+[$Tartalék.L5]" office:value-type="float" office:value="668" calcext:value-type="float">
            <text:p>668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9"/>
          <table:table-cell table:style-name="ce92" table:content-validation-name="val40" table:formula="of:=([$KP_tablazat.$K$7]+([.$D$8]*((2*[.$C22])+[$KP_tablazat.$K8])))" office:value-type="float" office:value="730" calcext:value-type="float">
            <text:p>73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4">Harcmodor képzettségek (Átfogó) </text:span><text:span text:style-name="T5">🅿️</text:span>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104"/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2"/>
          <table:covered-table-cell table:style-name="ce248"/>
          <table:table-cell table:style-name="ce202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316" office:value-type="string" calcext:value-type="string" table:number-columns-spanned="3" table:number-rows-spanned="1">
            <text:p>Közelharc</text:p>
          </table:table-cell>
          <table:covered-table-cell table:style-name="ce203" table:content-validation-name="val49"/>
          <table:covered-table-cell table:style-name="ce203" table:content-validation-name="val50"/>
          <table:table-cell table:style-name="ce313" table:content-validation-name="val57" office:value-type="float" office:value="6" calcext:value-type="float">
            <text:p>6</text:p>
          </table:table-cell>
          <table:table-cell table:style-name="ce271" table:content-validation-name="val38" table:formula="of:=IF([.$J16]&gt;0;VLOOKUP([.$J16];KP_táblázat;MATCH(&quot;Átfogó&quot;;KP_fejléc;0);0);0)" office:value-type="float" office:value="46" calcext:value-type="float">
            <text:p>46</text:p>
          </table:table-cell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316" office:value-type="string" calcext:value-type="string" table:number-columns-spanned="3" table:number-rows-spanned="1">
            <text:p>Kardvívás</text:p>
          </table:table-cell>
          <table:covered-table-cell table:style-name="ce203" table:content-validation-name="val49"/>
          <table:covered-table-cell table:style-name="ce203" table:content-validation-name="val50"/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ce515"/>
          <table:table-cell table:style-name="Default" table:number-columns-repeated="2"/>
          <table:table-cell table:style-name="ce57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62" table:content-validation-name="val10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29"/>
          <table:table-cell table:style-name="ce192" table:content-validation-name="val41" table:formula="of:=VLOOKUP([.C18];tulajdonsagok;2)" office:value-type="float" office:value="11" calcext:value-type="float">
            <text:p>11</text:p>
          </table:table-cell>
          <table:table-cell/>
          <table:table-cell table:style-name="ce316" office:value-type="string" calcext:value-type="string" table:number-columns-spanned="3" table:number-rows-spanned="1">
            <text:p>Pusztítás</text:p>
          </table:table-cell>
          <table:covered-table-cell table:style-name="ce203" table:content-validation-name="val49"/>
          <table:covered-table-cell table:style-name="ce203" table:content-validation-name="val50"/>
          <table:table-cell table:style-name="ce313" table:content-validation-name="val57" office:value-type="float" office:value="8" calcext:value-type="float">
            <text:p>8</text:p>
          </table:table-cell>
          <table:table-cell table:style-name="ce271" table:content-validation-name="val38" table:formula="of:=IF([.$J18]&gt;0;VLOOKUP([.$J18];KP_táblázat;MATCH(&quot;Átfogó&quot;;KP_fejléc;0);0);0)" office:value-type="float" office:value="76" calcext:value-type="float">
            <text:p>76</text:p>
          </table:table-cell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62" table:content-validation-name="val11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19];tulajdonsagok;2)" office:value-type="float" office:value="8" calcext:value-type="float">
            <text:p>8</text:p>
          </table:table-cell>
          <table:table-cell/>
          <table:table-cell table:style-name="ce316" office:value-type="string" calcext:value-type="string" table:number-columns-spanned="3" table:number-rows-spanned="1">
            <text:p>Lándzsavívás</text:p>
          </table:table-cell>
          <table:covered-table-cell table:style-name="ce203" table:content-validation-name="val49"/>
          <table:covered-table-cell table:style-name="ce203" table:content-validation-name="val50"/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62" table:content-validation-name="val12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20];tulajdonsagok;2)" office:value-type="float" office:value="8" calcext:value-type="float">
            <text:p>8</text:p>
          </table:table-cell>
          <table:table-cell/>
          <table:table-cell table:style-name="ce316" office:value-type="string" calcext:value-type="string" table:number-columns-spanned="3" table:number-rows-spanned="1">
            <text:p>Hajítás</text:p>
          </table:table-cell>
          <table:covered-table-cell table:number-columns-repeated="2" table:style-name="ce203" table:content-validation-name="val50"/>
          <table:table-cell table:style-name="ce313" table:content-validation-name="val57" office:value-type="float" office:value="3" calcext:value-type="float">
            <text:p>3</text:p>
          </table:table-cell>
          <table:table-cell table:style-name="ce271" table:content-validation-name="val38" table:formula="of:=IF([.$J20]&gt;0;VLOOKUP([.$J20];KP_táblázat;MATCH(&quot;Átfogó&quot;;KP_fejléc;0);0);0)" office:value-type="float" office:value="16" calcext:value-type="float">
            <text:p>16</text:p>
          </table:table-cell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62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21];tulajdonsagok;2)" office:value-type="float" office:value="8" calcext:value-type="float">
            <text:p>8</text:p>
          </table:table-cell>
          <table:table-cell/>
          <table:table-cell table:style-name="ce316" office:value-type="string" calcext:value-type="string" table:number-columns-spanned="3" table:number-rows-spanned="1">
            <text:p>Íjászat</text:p>
          </table:table-cell>
          <table:covered-table-cell table:number-columns-repeated="2" table:style-name="ce203" table:content-validation-name="val50"/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62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29"/>
          <table:table-cell table:style-name="ce192" table:content-validation-name="val41" table:formula="of:=VLOOKUP([.C22];tulajdonsagok;2)" office:value-type="float" office:value="11" calcext:value-type="float">
            <text:p>11</text:p>
          </table:table-cell>
          <table:table-cell/>
          <table:table-cell table:style-name="ce316" office:value-type="string" calcext:value-type="string" table:number-columns-spanned="3" table:number-rows-spanned="1">
            <text:p>Lövészet</text:p>
          </table:table-cell>
          <table:covered-table-cell table:number-columns-repeated="2" table:style-name="ce203" table:content-validation-name="val50"/>
          <table:table-cell table:style-name="ce313" table:content-validation-name="val57" office:value-type="float" office:value="4" calcext:value-type="float">
            <text:p>4</text:p>
          </table:table-cell>
          <table:table-cell table:style-name="ce271" table:content-validation-name="val38" table:formula="of:=IF([.$J22]&gt;0;VLOOKUP([.$J22];KP_táblázat;MATCH(&quot;Átfogó&quot;;KP_fejléc;0);0);0)" office:value-type="float" office:value="24" calcext:value-type="float">
            <text:p>24</text:p>
          </table:table-cell>
          <table:table-cell/>
          <table:table-cell table:style-name="ce573"/>
          <table:table-cell table:style-name="Default" table:number-columns-repeated="3"/>
          <table:table-cell table:style-name="ce57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62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23];tulajdonsagok;2)" office:value-type="float" office:value="8" calcext:value-type="float">
            <text:p>8</text:p>
          </table:table-cell>
          <table:table-cell/>
          <table:table-cell table:style-name="ce334" office:value-type="string" calcext:value-type="string" table:number-columns-spanned="3" table:number-rows-spanned="1">
            <text:p>Mágikus célzás</text:p>
          </table:table-cell>
          <table:covered-table-cell table:number-columns-repeated="2" table:style-name="ce203" table:content-validation-name="val50"/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73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62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29"/>
          <table:table-cell table:style-name="ce192" table:content-validation-name="val41" table:formula="of:=VLOOKUP([.C24];tulajdonsagok;2)" office:value-type="float" office:value="6" calcext:value-type="float">
            <text:p>6</text:p>
          </table:table-cell>
          <table:table-cell/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573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62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29"/>
          <table:table-cell table:style-name="ce192" table:content-validation-name="val41" table:formula="of:=VLOOKUP([.C25];tulajdonsagok;2)" office:value-type="float" office:value="6" calcext:value-type="float">
            <text:p>6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19"/>
          <table:table-cell table:style-name="ce104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2"/>
          <table:covered-table-cell table:style-name="ce248"/>
          <table:table-cell table:style-name="ce20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04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03" table:content-validation-name="val50"/>
          <table:table-cell table:style-name="ce313" table:content-validation-name="val57" office:value-type="float" office:value="6" calcext:value-type="float">
            <text:p>6</text:p>
          </table:table-cell>
          <table:table-cell table:style-name="ce271" table:content-validation-name="val38" table:formula="of:=IF([.$J27]&gt;0;VLOOKUP([.$J27];KP_táblázat;MATCH(&quot;Átfogó&quot;;KP_fejléc;0);0);0)"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8"/>
          <table:table-cell table:style-name="ce60" table:content-validation-name="val20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8" table:content-validation-name="val20"/>
          <table:table-cell table:style-name="ce111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03" table:content-validation-name="val50"/>
          <table:table-cell table:style-name="ce313" table:content-validation-name="val57" office:value-type="float" office:value="5" calcext:value-type="float">
            <text:p>5</text:p>
          </table:table-cell>
          <table:table-cell table:style-name="ce271" table:content-validation-name="val38" table:formula="of:=IF([.$J28]&gt;0;VLOOKUP([.$J28];KP_táblázat;MATCH(&quot;Átfogó&quot;;KP_fejléc;0);0);0)" office:value-type="float" office:value="34" calcext:value-type="float">
            <text:p>34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9" table:number-columns-spanned="5" table:number-rows-spanned="1"/>
          <table:covered-table-cell table:number-columns-repeated="4" table:style-name="ce19"/>
          <table:table-cell/>
          <table:table-cell table:style-name="ce342" table:number-columns-spanned="3" table:number-rows-spanned="1"/>
          <table:covered-table-cell table:number-columns-repeated="2" table:style-name="ce203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203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3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" table:number-columns-repeated="3"/>
          <table:table-cell table:style-name="ce94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1" table:content-validation-name="val21" office:value-type="float" office:value="4" calcext:value-type="float">
            <text:p>4</text:p>
          </table:table-cell>
          <table:table-cell table:style-name="ce84" table:content-validation-name="val4"/>
          <table:table-cell table:style-name="ce101" table:content-validation-name="val38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3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1" table:content-validation-name="val22" office:value-type="float" office:value="1" calcext:value-type="float">
            <text:p>1</text:p>
          </table:table-cell>
          <table:table-cell table:style-name="ce84" table:content-validation-name="val30" office:value-type="float" office:value="1" calcext:value-type="float">
            <text:p>1</text:p>
          </table:table-cell>
          <table:table-cell table:style-name="ce101" table:content-validation-name="val38" table:formula="of:=[.$D33]*[$KP_tablazat.$K$14]" office:value-type="float" office:value="15" calcext:value-type="float">
            <text:p>15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3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1" table:content-validation-name="val23" office:value-type="float" office:value="2" calcext:value-type="float">
            <text:p>2</text:p>
          </table:table-cell>
          <table:table-cell table:style-name="ce84" table:content-validation-name="val31"/>
          <table:table-cell table:style-name="ce101" table:content-validation-name="val38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3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1" table:content-validation-name="val24" office:value-type="float" office:value="2" calcext:value-type="float">
            <text:p>2</text:p>
          </table:table-cell>
          <table:table-cell table:style-name="ce84" table:content-validation-name="val32" office:value-type="float" office:value="2" calcext:value-type="float">
            <text:p>2</text:p>
          </table:table-cell>
          <table:table-cell table:style-name="ce101" table:content-validation-name="val38" table:formula="of:=[.$D35]*[$KP_tablazat.$K$14]" office:value-type="float" office:value="30" calcext:value-type="float">
            <text:p>3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167" table:content-validation-name="val25" office:value-type="float" office:value="3" calcext:value-type="float">
            <text:p>3</text:p>
          </table:table-cell>
          <table:table-cell table:style-name="ce84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36]*[$KP_tablazat.$K$14]" office:value-type="float" office:value="15" calcext:value-type="float">
            <text:p>15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2"/>
          <table:covered-table-cell table:style-name="ce248"/>
          <table:table-cell table:style-name="ce20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Belharc</text:p>
          </table:table-cell>
          <table:covered-table-cell table:style-name="ce151"/>
          <table:table-cell table:style-name="ce167" table:content-validation-name="val25" office:value-type="float" office:value="2" calcext:value-type="float">
            <text:p>2</text:p>
          </table:table-cell>
          <table:table-cell table:style-name="ce84" table:content-validation-name="val25" office:value-type="float" office:value="2" calcext:value-type="float">
            <text:p>2</text:p>
          </table:table-cell>
          <table:table-cell table:style-name="ce101" table:content-validation-name="val38" table:formula="of:=[.$D37]*[$KP_tablazat.$K$14]" office:value-type="float" office:value="30" calcext:value-type="float">
            <text:p>3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5" calcext:value-type="float">
            <text:p>5</text:p>
          </table:table-cell>
          <table:table-cell table:style-name="ce275" table:content-validation-name="val38" table:formula="of:=IF([.$J37]&gt;0;VLOOKUP([.$J37];KP_táblázat;MATCH(&quot;Átlagos&quot;;KP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4" table:content-validation-name="val25"/>
          <table:table-cell table:style-name="ce101" table:content-validation-name="val38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38]&gt;0;VLOOKUP([.$J38];KP_táblázat;MATCH(&quot;Átlagos&quot;;KP_fejléc;0);0);0)" office:value-type="float" office:value="39" calcext:value-type="float">
            <text:p>39</text:p>
          </table:table-cell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4" table:content-validation-name="val25"/>
          <table:table-cell table:style-name="ce101" table:content-validation-name="val38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4" table:content-validation-name="val25"/>
          <table:table-cell table:style-name="ce101" table:content-validation-name="val38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6" calcext:value-type="float">
            <text:p>6</text:p>
          </table:table-cell>
          <table:table-cell table:style-name="ce275" table:content-validation-name="val38" table:formula="of:=IF([.$J40]&gt;0;VLOOKUP([.$J40];KP_táblázat;MATCH(&quot;Átlagos&quot;;KP_fejléc;0);0);0)" office:value-type="float" office:value="24" calcext:value-type="float">
            <text:p>24</text:p>
          </table:table-cell>
          <table:table-cell table:style-name="Default" table:number-columns-repeated="2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5"/>
          <table:table-cell table:style-name="ce84" table:content-validation-name="val25"/>
          <table:table-cell table:style-name="ce101" table:content-validation-name="val38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41]&gt;0;VLOOKUP([.$J41];KP_táblázat;MATCH(&quot;Átlagos&quot;;KP_fejléc;0);0);0)" office:value-type="float" office:value="39" calcext:value-type="float">
            <text:p>39</text:p>
          </table:table-cell>
          <table:table-cell/>
          <table:table-cell table:style-name="Default"/>
          <table:table-cell table:style-name="ce41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office:value-type="string" calcext:value-type="string" table:number-columns-spanned="3" table:number-rows-spanned="1">
            <text:p>Keresé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8" calcext:value-type="float">
            <text:p>8</text:p>
          </table:table-cell>
          <table:table-cell table:style-name="ce275" table:content-validation-name="val38" table:formula="of:=IF([.$J42]&gt;0;VLOOKUP([.$J42];KP_táblázat;MATCH(&quot;Átlagos&quot;;KP_fejléc;0);0);0)" office:value-type="float" office:value="39" calcext:value-type="float">
            <text:p>39</text:p>
          </table:table-cell>
          <table:table-cell/>
          <table:table-cell table:style-name="Default"/>
          <table:table-cell table:style-name="ce41" table:number-columns-repeated="3"/>
          <table:table-cell table:style-name="ce94" table:number-columns-repeated="2"/>
          <table:table-cell table:style-name="ce283" table:number-columns-repeated="238"/>
        </table:table-row>
        <table:table-row table:style-name="ro1">
          <table:table-cell table:style-name="ce24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6" office:value-type="float" office:value="1" calcext:value-type="float">
            <text:p>1</text:p>
          </table:table-cell>
          <table:table-cell table:style-name="ce84" table:content-validation-name="val33" office:value-type="float" office:value="1" calcext:value-type="float">
            <text:p>1</text:p>
          </table:table-cell>
          <table:table-cell table:style-name="ce101" table:content-validation-name="val38" table:formula="of:=IF(([.$D43]*[$KP_tablazat.$K$14]-([KP_tablazat.K14]*[Tradició_Mágia_Pszi_Háttér.D7]))&lt;0;0;[.$D43]*[$KP_tablazat.$K$14]-([KP_tablazat.K14]*[Tradició_Mágia_Pszi_Háttér.D7]))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Élettan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3" calcext:value-type="float">
            <text:p>3</text:p>
          </table:table-cell>
          <table:table-cell table:style-name="ce275" table:content-validation-name="val38" table:formula="of:=IF([.$J43]&gt;0;VLOOKUP([.$J43];KP_táblázat;MATCH(&quot;Átlagos&quot;;KP_fejléc;0);0);0)" office:value-type="float" office:value="9" calcext:value-type="float">
            <text:p>9</text:p>
          </table:table-cell>
          <table:table-cell/>
          <table:table-cell table:style-name="Default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Ultralátás</text:p>
          </table:table-cell>
          <table:covered-table-cell table:style-name="ce150"/>
          <table:table-cell table:style-name="ce168" table:content-validation-name="val25" office:value-type="float" office:value="2" calcext:value-type="float">
            <text:p>2</text:p>
          </table:table-cell>
          <table:table-cell table:style-name="ce84" table:content-validation-name="val25" office:value-type="float" office:value="2" calcext:value-type="float">
            <text:p>2</text:p>
          </table:table-cell>
          <table:table-cell table:style-name="ce101" table:content-validation-name="val38" table:formula="of:=[.$D44]*[$KP_tablazat.$K$14]" office:value-type="float" office:value="30" calcext:value-type="float">
            <text:p>30</text:p>
          </table:table-cell>
          <table:table-cell/>
          <table:table-cell table:style-name="ce34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6" calcext:value-type="float">
            <text:p>6</text:p>
          </table:table-cell>
          <table:table-cell table:style-name="ce275" table:content-validation-name="val38" table:formula="of:=IF([.$J44]&gt;0;VLOOKUP([.$J44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Barlangi tájékozódás</text:p>
          </table:table-cell>
          <table:covered-table-cell table:style-name="ce151"/>
          <table:table-cell table:style-name="ce168" table:content-validation-name="val25" office:value-type="float" office:value="1" calcext:value-type="float">
            <text:p>1</text:p>
          </table:table-cell>
          <table:table-cell table:style-name="ce84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45]*[$KP_tablazat.$K$14]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Szexuális kultúra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3" calcext:value-type="float">
            <text:p>3</text:p>
          </table:table-cell>
          <table:table-cell table:style-name="ce275" table:content-validation-name="val38" table:formula="of:=IF([.$J45]&gt;0;VLOOKUP([.$J45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2" office:value-type="string" calcext:value-type="string" table:number-columns-spanned="2" table:number-rows-spanned="1">
            <text:p>Kitartás</text:p>
          </table:table-cell>
          <table:covered-table-cell table:style-name="ce150"/>
          <table:table-cell table:style-name="ce168" table:content-validation-name="val25" office:value-type="float" office:value="1" calcext:value-type="float">
            <text:p>1</text:p>
          </table:table-cell>
          <table:table-cell table:style-name="ce84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46]*[$KP_tablazat.$K$14]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Etikett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2" calcext:value-type="float">
            <text:p>2</text:p>
          </table:table-cell>
          <table:table-cell table:style-name="ce275" table:content-validation-name="val38" table:formula="of:=IF([.$J46]&gt;0;VLOOKUP([.$J46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5"/>
          <table:table-cell table:style-name="ce84" table:content-validation-name="val25"/>
          <table:table-cell table:style-name="ce101" table:content-validation-name="val38" table:formula="of:=[.$D47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Szakma – kovác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3" calcext:value-type="float">
            <text:p>3</text:p>
          </table:table-cell>
          <table:table-cell table:style-name="ce275" table:content-validation-name="val38" table:formula="of:=IF([.$J47]&gt;0;VLOOKUP([.$J47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5"/>
          <table:table-cell table:style-name="ce84" table:content-validation-name="val25"/>
          <table:table-cell table:style-name="ce101" table:content-validation-name="val38" table:formula="of:=[.$D48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Nyomolvasá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6" calcext:value-type="float">
            <text:p>6</text:p>
          </table:table-cell>
          <table:table-cell table:style-name="ce275" table:content-validation-name="val38" table:formula="of:=IF([.$J48]&gt;0;VLOOKUP([.$J48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5"/>
          <table:table-cell table:style-name="ce84" table:content-validation-name="val25"/>
          <table:table-cell table:style-name="ce101" table:content-validation-name="val38" table:formula="of:=[.$D49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6" calcext:value-type="float">
            <text:p>6</text:p>
          </table:table-cell>
          <table:table-cell table:style-name="ce275" table:content-validation-name="val38" table:formula="of:=IF([.$J49]&gt;0;VLOOKUP([.$J49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5"/>
          <table:table-cell table:style-name="ce84" table:content-validation-name="val25"/>
          <table:table-cell table:style-name="ce101" table:content-validation-name="val38" table:formula="of:=[.$D50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Jogi ismeretek – Ész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3" calcext:value-type="float">
            <text:p>3</text:p>
          </table:table-cell>
          <table:table-cell table:style-name="ce275" table:content-validation-name="val38" table:formula="of:=IF([.$J50]&gt;0;VLOOKUP([.$J50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1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office:value-type="string" calcext:value-type="string" table:number-columns-spanned="3" table:number-rows-spanned="1">
            <text:p>Hangszer – Racklabőr dob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3" calcext:value-type="float">
            <text:p>3</text:p>
          </table:table-cell>
          <table:table-cell table:style-name="ce275" table:content-validation-name="val38" table:formula="of:=IF([.$J51]&gt;0;VLOOKUP([.$J51];KP_táblázat;MATCH(&quot;Átlagos&quot;;KP_fejléc;0);0);0)"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7" table:formula="of:=SUM([Harcértékek.C25:.C30];[Harcértékek.C33:.C34])" office:value-type="float" office:value="2" calcext:value-type="float" table:number-columns-spanned="2" table:number-rows-spanned="1">
            <text:p>2 fok</text:p>
          </table:table-cell>
          <table:covered-table-cell table:style-name="ce178" table:content-validation-name="val34"/>
          <table:table-cell table:style-name="ce102" table:content-validation-name="val42" table:formula="of:=[.$C$52]*[$KP_tablazat.$K$14]" office:value-type="float" office:value="30" calcext:value-type="float">
            <text:p>3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5" table:formula="of:=SUM([.$E$32:.$E$41])+SUM([.E43:.E50])+SUM([.E52])+SUM([Tartalék.F9:.F29])" office:value-type="float" office:value="225" calcext:value-type="float" table:number-columns-spanned="2" table:number-rows-spanned="1">
            <text:p>225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292"/>
          <table:table-cell table:style-name="ce180" table:formula="of:=([.$D$54]/[.$E$11])" office:value-type="percentage" office:value="0.225" calcext:value-type="percentage" table:number-columns-spanned="2" table:number-rows-spanned="1">
            <text:p>(Össz KP 23%-a)</text:p>
          </table:table-cell>
          <table:covered-table-cell table:style-name="ce11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6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7]&gt;0;VLOOKUP([.$J5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ábsöprés</text:p>
          </table:table-cell>
          <table:covered-table-cell table:style-name="ce157"/>
          <table:table-cell table:style-name="ce79" table:content-validation-name="val28" office:value-type="float" office:value="1" calcext:value-type="float">
            <text:p>1</text:p>
          </table:table-cell>
          <table:table-cell table:style-name="ce79" table:content-validation-name="val37" office:value-type="float" office:value="2" calcext:value-type="float">
            <text:p>2</text:p>
          </table:table-cell>
          <table:table-cell table:style-name="ce217" table:content-validation-name="val43" office:value-type="string" calcext:value-type="string">
            <text:p>8/5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281"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gyverzés</text:p>
          </table:table-cell>
          <table:covered-table-cell table:style-name="ce158"/>
          <table:table-cell table:style-name="ce79" table:content-validation-name="val28" office:value-type="float" office:value="1" calcext:value-type="float">
            <text:p>1</text:p>
          </table:table-cell>
          <table:table-cell table:style-name="ce79" table:content-validation-name="val37" office:value-type="float" office:value="2" calcext:value-type="float">
            <text:p>2</text:p>
          </table:table-cell>
          <table:table-cell table:style-name="ce217" table:content-validation-name="val43" office:value-type="float" office:value="10" calcext:value-type="float">
            <text:p>10</text:p>
          </table:table-cell>
          <table:table-cell/>
          <table:table-cell table:style-name="ce194" table:content-validation-name="val44" office:value-type="string" calcext:value-type="string">
            <text:p>Helyismeret: [<text:span text:style-name="T6">saját város</text:span>]</text:p>
          </table:table-cell>
          <table:table-cell table:style-name="ce210" table:content-validation-name="val52"/>
          <table:table-cell table:style-name="ce310" table:content-validation-name="val51" office:value-type="float" office:value="10" calcext:value-type="float">
            <text:p>+10</text:p>
          </table:table-cell>
          <table:table-cell table:style-name="ce261" table:content-validation-name="val38" table:formula="of:=[.H60]+[.I60]" office:value-type="float" office:value="10" calcext:value-type="float">
            <text:p>10</text:p>
          </table:table-cell>
          <table:table-cell table:style-name="ce271" table:content-validation-name="val38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belharcba kerülés</text:p>
          </table:table-cell>
          <table:covered-table-cell table:style-name="ce158"/>
          <table:table-cell table:style-name="ce79" table:content-validation-name="val28" office:value-type="float" office:value="1" calcext:value-type="float">
            <text:p>1</text:p>
          </table:table-cell>
          <table:table-cell table:style-name="ce79" table:content-validation-name="val37" office:value-type="float" office:value="2" calcext:value-type="float">
            <text:p>2</text:p>
          </table:table-cell>
          <table:table-cell table:style-name="ce217" table:content-validation-name="val43" office:value-type="float" office:value="9" calcext:value-type="float">
            <text:p>9</text:p>
          </table:table-cell>
          <table:table-cell/>
          <table:table-cell table:style-name="ce194" table:content-validation-name="val45" office:value-type="string" calcext:value-type="string">
            <text:p>Történel.ism:[<text:span text:style-name="T6">saját állam</text:span><text:span text:style-name="T7">]</text:span></text:p>
          </table:table-cell>
          <table:table-cell table:style-name="ce210" table:content-validation-name="val53"/>
          <table:table-cell table:style-name="ce310" table:content-validation-name="val51" office:value-type="float" office:value="3" calcext:value-type="float">
            <text:p>+3</text:p>
          </table:table-cell>
          <table:table-cell table:style-name="ce261" table:content-validation-name="val38" table:formula="of:=[.H61]+[.I61]" office:value-type="float" office:value="3" calcext:value-type="float">
            <text:p>3</text:p>
          </table:table-cell>
          <table:table-cell table:style-name="ce271" table:content-validation-name="val38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jelés</text:p>
          </table:table-cell>
          <table:covered-table-cell table:style-name="ce158"/>
          <table:table-cell table:style-name="ce79" table:content-validation-name="val28" office:value-type="float" office:value="1" calcext:value-type="float">
            <text:p>1</text:p>
          </table:table-cell>
          <table:table-cell table:style-name="ce79" table:content-validation-name="val37" office:value-type="float" office:value="2" calcext:value-type="float">
            <text:p>2</text:p>
          </table:table-cell>
          <table:table-cell table:style-name="ce217" table:content-validation-name="val43" office:value-type="string" calcext:value-type="string">
            <text:p>8/5</text:p>
          </table:table-cell>
          <table:table-cell/>
          <table:table-cell table:style-name="ce194" table:content-validation-name="val46" office:value-type="string" calcext:value-type="string">
            <text:p>Vallásism – [<text:span text:style-name="T6">saját vallás</text:span><text:span text:style-name="T7">]</text:span></text:p>
          </table:table-cell>
          <table:table-cell table:style-name="ce210" table:content-validation-name="val54"/>
          <table:table-cell table:style-name="ce310" table:content-validation-name="val51" office:value-type="float" office:value="3" calcext:value-type="float">
            <text:p>+3</text:p>
          </table:table-cell>
          <table:table-cell table:style-name="ce261" table:content-validation-name="val38" table:formula="of:=[.H62]+[.I62]" office:value-type="float" office:value="3" calcext:value-type="float">
            <text:p>3</text:p>
          </table:table-cell>
          <table:table-cell table:style-name="ce271" table:content-validation-name="val38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8"/>
          <table:table-cell table:style-name="ce79" table:content-validation-name="val37"/>
          <table:table-cell table:style-name="ce217" table:content-validation-name="val43"/>
          <table:table-cell/>
          <table:table-cell table:style-name="ce194" table:content-validation-name="val47" office:value-type="string" calcext:value-type="string">
            <text:p>Nyelvismeret – [<text:span text:style-name="T6">saját nyelv</text:span><text:span text:style-name="T7">]</text:span></text:p>
          </table:table-cell>
          <table:table-cell table:style-name="ce210" table:content-validation-name="val55"/>
          <table:table-cell table:style-name="ce310" table:content-validation-name="val51" office:value-type="float" office:value="9" calcext:value-type="float">
            <text:p>+9</text:p>
          </table:table-cell>
          <table:table-cell table:style-name="ce261" table:content-validation-name="val38" table:formula="of:=[.H63]+[.I63]" office:value-type="float" office:value="9" calcext:value-type="float">
            <text:p>9</text:p>
          </table:table-cell>
          <table:table-cell table:style-name="ce271" table:content-validation-name="val38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0" table:content-validation-name="val28"/>
          <table:table-cell table:style-name="ce80" table:content-validation-name="val37"/>
          <table:table-cell table:style-name="ce218" table:content-validation-name="val43"/>
          <table:table-cell/>
          <table:table-cell table:style-name="ce197" table:content-validation-name="val48" office:value-type="string" calcext:value-type="string">
            <text:p>Nyelvismeret – Közös</text:p>
          </table:table-cell>
          <table:table-cell table:style-name="ce211" table:content-validation-name="val56"/>
          <table:table-cell table:style-name="ce226" table:content-validation-name="val51" office:value-type="float" office:value="6" calcext:value-type="float">
            <text:p>+6</text:p>
          </table:table-cell>
          <table:table-cell table:style-name="ce251" table:content-validation-name="val38" table:formula="of:=[.H64]+[.I64]" office:value-type="float" office:value="6" calcext:value-type="float">
            <text:p>6</text:p>
          </table:table-cell>
          <table:table-cell table:style-name="ce312" table:content-validation-name="val38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7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Harcértékek.$D$7]=1)" calcext:base-cell-address="Tulajdonságok_képzettségek.A43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number-columns-repeated="244" table:default-cell-style-name="Default"/>
        <table:table-row table:style-name="ro1">
          <table:table-cell table:style-name="ce627" table:content-validation-name="val58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8" table:formula="of:=[Tulajdonságok_képzettségek.K11]" office:value-type="float" office:value="550" calcext:value-type="float">
            <text:p>550</text:p>
          </table:table-cell>
          <table:table-cell table:style-name="ce459" table:content-validation-name="val58"/>
          <table:table-cell table:style-name="ce460" table:content-validation-name="val58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8"/>
          <table:covered-table-cell table:style-name="ce272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8"/>
          <table:table-cell table:style-name="ce152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8"/>
          <table:covered-table-cell table:style-name="ce248" table:content-validation-name="val58"/>
          <table:table-cell table:style-name="ce238" table:content-validation-name="val58" office:value-type="string" calcext:value-type="string">
            <text:p>Szint</text:p>
          </table:table-cell>
          <table:table-cell table:style-name="ce273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629" table:content-validation-name="val58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8"/>
          <table:covered-table-cell table:style-name="ce637"/>
          <table:covered-table-cell/>
          <table:table-cell table:style-name="ce642" table:content-validation-name="val66" table:formula="of:=[Tulajdonságok_képzettségek.D54]" office:value-type="float" office:value="225" calcext:value-type="float">
            <text:p>225</text:p>
          </table:table-cell>
          <table:table-cell table:style-name="ce230" table:content-validation-name="val58"/>
          <table:table-cell table:style-name="ce347" table:content-validation-name="val58" office:value-type="string" calcext:value-type="string" table:number-columns-spanned="3" table:number-rows-spanned="1">
            <text:p><text:span text:style-name="T8">Ostromlövészet </text:span><text:span text:style-name="T9">🅿️</text:span></text:p>
          </table:table-cell>
          <table:covered-table-cell table:number-columns-repeated="2" table:style-name="ce256" table:content-validation-name="val58"/>
          <table:table-cell table:style-name="ce471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content-validation-name="val58" table:number-columns-spanned="6" table:number-rows-spanned="1"/>
          <table:covered-table-cell table:number-columns-repeated="5" table:content-validation-name="val58"/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2">
          <table:table-cell table:style-name="ce123" table:content-validation-name="val58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8"/>
          <table:covered-table-cell table:style-name="ce165" table:content-validation-name="val58"/>
          <table:covered-table-cell table:style-name="ce149" table:content-validation-name="val58"/>
          <table:covered-table-cell table:style-name="ce195" table:content-validation-name="val58"/>
          <table:covered-table-cell/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117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8"/>
          <table:covered-table-cell/>
          <table:table-cell table:style-name="ce166" table:content-validation-name="val58" office:value-type="string" calcext:value-type="string">
            <text:p>Max</text:p>
          </table:table-cell>
          <table:table-cell table:style-name="ce166" table:content-validation-name="val58" office:value-type="string" calcext:value-type="string">
            <text:p>Fok</text:p>
          </table:table-cell>
          <table:table-cell table:style-name="ce196" table:content-validation-name="val58" office:value-type="string" calcext:value-type="string">
            <text:p>KP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office:value-type="string" calcext:value-type="string" table:number-columns-spanned="3" table:number-rows-spanned="1">
            <text:p>Kocsihajtás</text:p>
          </table:table-cell>
          <table:covered-table-cell table:style-name="ce151" table:content-validation-name="val58"/>
          <table:covered-table-cell/>
          <table:table-cell table:style-name="ce66" table:content-validation-name="val58" office:value-type="float" office:value="2" calcext:value-type="float">
            <text:p>2</text:p>
          </table:table-cell>
          <table:table-cell table:style-name="ce83" table:content-validation-name="val58" office:value-type="float" office:value="1" calcext:value-type="float">
            <text:p>1</text:p>
          </table:table-cell>
          <table:table-cell table:style-name="ce695" table:content-validation-name="val38" table:formula="of:=[.$E9]*[$KP_tablazat.$K$14]" office:value-type="float" office:value="15" calcext:value-type="float">
            <text:p>15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office:value-type="string" calcext:value-type="string" table:number-columns-spanned="3" table:number-rows-spanned="1">
            <text:p>Úszás</text:p>
          </table:table-cell>
          <table:covered-table-cell table:style-name="ce151" table:content-validation-name="val58"/>
          <table:covered-table-cell/>
          <table:table-cell table:style-name="ce66" table:content-validation-name="val58" office:value-type="float" office:value="2" calcext:value-type="float">
            <text:p>2</text:p>
          </table:table-cell>
          <table:table-cell table:style-name="ce83" table:content-validation-name="val58" office:value-type="float" office:value="1" calcext:value-type="float">
            <text:p>1</text:p>
          </table:table-cell>
          <table:table-cell table:style-name="ce695" table:content-validation-name="val38" table:formula="of:=[.$E10]*[$KP_tablazat.$K$14]" office:value-type="float" office:value="15" calcext:value-type="float">
            <text:p>15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1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27" table:content-validation-name="val58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8"/>
          <table:covered-table-cell table:style-name="ce274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2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152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8"/>
          <table:covered-table-cell table:style-name="ce248" table:content-validation-name="val58"/>
          <table:table-cell table:style-name="ce238" table:content-validation-name="val58" office:value-type="string" calcext:value-type="string">
            <text:p>Szint</text:p>
          </table:table-cell>
          <table:table-cell table:style-name="ce273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3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4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5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6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7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8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27" table:content-validation-name="val58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8"/>
          <table:covered-table-cell table:style-name="ce474" table:content-validation-name="val58"/>
          <table:covered-table-cell table:style-name="ce276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9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31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8"/>
          <table:covered-table-cell table:style-name="ce754" table:content-validation-name="val58"/>
          <table:table-cell table:style-name="ce478" table:content-validation-name="val58" office:value-type="string" calcext:value-type="string">
            <text:p>Szint</text:p>
          </table:table-cell>
          <table:table-cell table:style-name="ce277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0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194" table:content-validation-name="val58" office:value-type="string" calcext:value-type="string" table:number-columns-spanned="3" table:number-rows-spanned="1">
            <text:p>erv</text:p>
          </table:table-cell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3" calcext:value-type="float">
            <text:p>3</text:p>
          </table:table-cell>
          <table:table-cell table:style-name="ce271" table:content-validation-name="val67" table:formula="of:=-IF([.$J20]&gt;0;VLOOKUP([.$J20];KP_táblázat;MATCH(&quot;Spec.&quot;;KP_fejléc;0);0);0)+IF([.$K20];VLOOKUP([.$K20];KP_táblázat;MATCH(&quot;Spec.&quot;;KP_fejléc;0);0);0)" office:value-type="float" office:value="5" calcext:value-type="float">
            <text:p>5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1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194" table:content-validation-name="val58" office:value-type="string" calcext:value-type="string" table:number-columns-spanned="3" table:number-rows-spanned="1">
            <text:p>ork</text:p>
          </table:table-cell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2" calcext:value-type="float">
            <text:p>2</text:p>
          </table:table-cell>
          <table:table-cell table:style-name="ce271" table:content-validation-name="val67" table:formula="of:=-IF([.$J21]&gt;0;VLOOKUP([.$J21];KP_táblázat;MATCH(&quot;Spec.&quot;;KP_fejléc;0);0);0)+IF([.$K21];VLOOKUP([.$K21];KP_táblázat;MATCH(&quot;Spec.&quot;;KP_fejléc;0);0);0)" office:value-type="float" office:value="3" calcext:value-type="float">
            <text:p>3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2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194" table:content-validation-name="val58" office:value-type="string" calcext:value-type="string" table:number-columns-spanned="3" table:number-rows-spanned="1">
            <text:p>aszisz</text:p>
          </table:table-cell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3" calcext:value-type="float">
            <text:p>3</text:p>
          </table:table-cell>
          <table:table-cell table:style-name="ce271" table:content-validation-name="val67" table:formula="of:=-IF([.$J22]&gt;0;VLOOKUP([.$J22];KP_táblázat;MATCH(&quot;Spec.&quot;;KP_fejléc;0);0);0)+IF([.$K22];VLOOKUP([.$K22];KP_táblázat;MATCH(&quot;Spec.&quot;;KP_fejléc;0);0);0)" office:value-type="float" office:value="5" calcext:value-type="float">
            <text:p>5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3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194" table:content-validation-name="val58" office:value-type="string" calcext:value-type="string" table:number-columns-spanned="3" table:number-rows-spanned="1">
            <text:p>toroni</text:p>
          </table:table-cell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3" calcext:value-type="float">
            <text:p>3</text:p>
          </table:table-cell>
          <table:table-cell table:style-name="ce271" table:content-validation-name="val67" table:formula="of:=-IF([.$J23]&gt;0;VLOOKUP([.$J23];KP_táblázat;MATCH(&quot;Spec.&quot;;KP_fejléc;0);0);0)+IF([.$K23];VLOOKUP([.$K23];KP_táblázat;MATCH(&quot;Spec.&quot;;KP_fejléc;0);0);0)" office:value-type="float" office:value="5" calcext:value-type="float">
            <text:p>5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4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194" table:content-validation-name="val58" office:value-type="string" calcext:value-type="string" table:number-columns-spanned="3" table:number-rows-spanned="1">
            <text:p>elf</text:p>
          </table:table-cell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3" calcext:value-type="float">
            <text:p>3</text:p>
          </table:table-cell>
          <table:table-cell table:style-name="ce271" table:content-validation-name="val67" table:formula="of:=-IF([.$J24]&gt;0;VLOOKUP([.$J24];KP_táblázat;MATCH(&quot;Spec.&quot;;KP_fejléc;0);0);0)+IF([.$K24];VLOOKUP([.$K24];KP_táblázat;MATCH(&quot;Spec.&quot;;KP_fejléc;0);0);0)" office:value-type="float" office:value="5" calcext:value-type="float">
            <text:p>5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5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194" table:content-validation-name="val58" office:value-type="string" calcext:value-type="string" table:number-columns-spanned="3" table:number-rows-spanned="1">
            <text:p>Vallásismeret – pyar</text:p>
          </table:table-cell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2" calcext:value-type="float">
            <text:p>2</text:p>
          </table:table-cell>
          <table:table-cell table:style-name="ce271" table:content-validation-name="val67" table:formula="of:=-IF([.$J25]&gt;0;VLOOKUP([.$J25];KP_táblázat;MATCH(&quot;Spec.&quot;;KP_fejléc;0);0);0)+IF([.$K25];VLOOKUP([.$K25];KP_táblázat;MATCH(&quot;Spec.&quot;;KP_fejléc;0);0);0)" office:value-type="float" office:value="3" calcext:value-type="float">
            <text:p>3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6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194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6]+[.J26]" office:value-type="float" office:value="0" calcext:value-type="float">
            <text:p>0</text:p>
          </table:table-cell>
          <table:table-cell table:style-name="ce271" table:content-validation-name="val67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424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5" office:value-type="float" office:value="5" calcext:value-type="float">
            <text:p>5</text:p>
          </table:table-cell>
          <table:table-cell table:style-name="ce84" table:content-validation-name="val63"/>
          <table:table-cell table:style-name="ce458" table:content-validation-name="val38" table:formula="of:=-[.$E27]*[$KP_tablazat.$K$30]" office:value-type="float" office:value="-0" calcext:value-type="float">
            <text:p>0</text:p>
          </table:table-cell>
          <table:table-cell table:style-name="ce230" table:content-validation-name="val58"/>
          <table:table-cell table:style-name="ce194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7]+[.J27]" office:value-type="float" office:value="0" calcext:value-type="float">
            <text:p>0</text:p>
          </table:table-cell>
          <table:table-cell table:style-name="ce271" table:content-validation-name="val67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424" table:content-validation-name="val59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1"/>
          <table:covered-table-cell/>
          <table:table-cell table:style-name="ce67" table:content-validation-name="val62" office:value-type="float" office:value="1" calcext:value-type="float">
            <text:p>1</text:p>
          </table:table-cell>
          <table:table-cell table:style-name="ce84" table:content-validation-name="val64"/>
          <table:table-cell table:style-name="ce458" table:content-validation-name="val38" table:formula="of:=-[.$E28]*[$KP_tablazat.$K$28]" office:value-type="float" office:value="-0" calcext:value-type="float">
            <text:p>0</text:p>
          </table:table-cell>
          <table:table-cell table:style-name="ce230" table:content-validation-name="val58"/>
          <table:table-cell table:style-name="ce194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8]+[.J28]" office:value-type="float" office:value="0" calcext:value-type="float">
            <text:p>0</text:p>
          </table:table-cell>
          <table:table-cell table:style-name="ce271" table:content-validation-name="val67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424" table:content-validation-name="val60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1"/>
          <table:covered-table-cell/>
          <table:table-cell table:style-name="ce67" table:content-validation-name="val62" office:value-type="float" office:value="1" calcext:value-type="float">
            <text:p>1</text:p>
          </table:table-cell>
          <table:table-cell table:style-name="ce84" table:content-validation-name="val65"/>
          <table:table-cell table:style-name="ce458" table:content-validation-name="val38" table:formula="of:=-[.$E29]*[$KP_tablazat.$K$29]" office:value-type="float" office:value="-0" calcext:value-type="float">
            <text:p>0</text:p>
          </table:table-cell>
          <table:table-cell table:style-name="ce230" table:content-validation-name="val58"/>
          <table:table-cell table:style-name="ce462" table:content-validation-name="val58" table:number-columns-spanned="3" table:number-rows-spanned="1"/>
          <table:covered-table-cell table:number-columns-repeated="2" table:style-name="ce757" table:content-validation-name="val58"/>
          <table:table-cell table:style-name="ce481" table:content-validation-name="val57" office:value-type="float" office:value="0" calcext:value-type="float">
            <text:p>0</text:p>
          </table:table-cell>
          <table:table-cell table:style-name="ce278" table:content-validation-name="val67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content-validation-name="val58" table:number-columns-spanned="6" table:number-rows-spanned="1"/>
          <table:covered-table-cell table:style-name="ce194" table:content-validation-name="val58"/>
          <table:covered-table-cell table:style-name="ce448" table:content-validation-name="val58"/>
          <table:covered-table-cell table:style-name="ce454" table:content-validation-name="val58"/>
          <table:covered-table-cell table:style-name="ce194" table:content-validation-name="val58"/>
          <table:covered-table-cell table:style-name="ce448" table:content-validation-name="val58"/>
          <table:table-cell table:number-columns-repeated="6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627" table:content-validation-name="val58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58" table:number-columns-repeated="244"/>
        </table:table-row>
        <table:table-row table:style-name="ro4">
          <table:table-cell table:style-name="ce442" table:content-validation-name="val58" table:number-columns-spanned="12" table:number-rows-spanned="1"/>
          <table:covered-table-cell table:number-columns-repeated="11" table:style-name="ce760" table:content-validation-name="val58"/>
          <table:table-cell table:content-validation-name="val58" table:number-columns-repeated="244"/>
        </table:table-row>
        <table:table-row table:style-name="ro4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4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4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4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4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4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4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4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4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4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4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4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4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1" table:number-rows-repeated="65475">
          <table:table-cell table:content-validation-name="val58" table:number-columns-repeated="256"/>
        </table:table-row>
        <table:table-row table:style-name="ro1">
          <table:table-cell table:content-validation-name="val58" table:number-columns-repeated="13"/>
          <table:table-cell table:number-columns-repeated="5"/>
          <table:table-cell table:content-validation-name="val58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4" table:default-cell-style-name="ce19"/>
        <table:table-column table:style-name="co13" table:number-columns-repeated="2" table:default-cell-style-name="ce19"/>
        <table:table-column table:style-name="co25" table:number-columns-repeated="2" table:default-cell-style-name="ce19"/>
        <table:table-column table:style-name="co26" table:number-columns-repeated="4" table:default-cell-style-name="ce19"/>
        <table:table-column table:style-name="co18" table:default-cell-style-name="ce19"/>
        <table:table-column table:style-name="co11" table:number-columns-repeated="3" table:default-cell-style-name="ce19"/>
        <table:table-column table:style-name="co27" table:default-cell-style-name="ce19"/>
        <table:table-column table:style-name="co11" table:number-columns-repeated="242" table:default-cell-style-name="ce19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73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2" table:content-validation-name="val76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2" table:content-validation-name="val90" office:value-type="string" calcext:value-type="string">
            <text:p>Módosítók</text:p>
          </table:table-cell>
          <table:table-cell table:style-name="ce522" table:content-validation-name="val96" office:value-type="string" calcext:value-type="string">
            <text:p>Összesen</text:p>
          </table:table-cell>
          <table:table-cell table:style-name="ce589"/>
          <table:table-cell table:style-name="ce566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6" table:formula="of:=SUM([.B5:.B6])" office:value-type="float" office:value="40" calcext:value-type="float">
            <text:p>4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52" table:content-validation-name="val82" office:value-type="float" office:value="10" calcext:value-type="float">
            <text:p>10</text:p>
          </table:table-cell>
          <table:table-cell table:style-name="ce552" table:content-validation-name="val91" table:formula="of:=([Tulajdonságok_képzettségek.C21])+([Tulajdonságok_képzettségek.C22])+[Tulajdonságok_képzettségek.$D$8]+(4*[Tulajdonságok_képzettségek.D33])" office:value-type="float" office:value="14" calcext:value-type="float">
            <text:p>14</text:p>
          </table:table-cell>
          <table:table-cell table:style-name="ce580" table:content-validation-name="val97" table:formula="of:=[.C4]+[.D4]" office:value-type="float" office:value="24" calcext:value-type="float">
            <text:p>24</text:p>
          </table:table-cell>
          <table:table-cell/>
          <table:table-cell table:style-name="ce566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40" table:content-validation-name="val117" table:formula="of:=[KP_tablazat.K20]*[Tulajdonságok_képzettségek.D8]" office:value-type="float" office:value="40" calcext:value-type="float">
            <text:p>4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7" office:value-type="float" office:value="23" calcext:value-type="float">
            <text:p>23</text:p>
          </table:table-cell>
          <table:table-cell table:style-name="ce552" table:content-validation-name="val82" office:value-type="float" office:value="20" calcext:value-type="float">
            <text:p>20</text:p>
          </table:table-cell>
          <table:table-cell table:style-name="ce552" table:content-validation-name="val92" table:formula="of:=2*([Tulajdonságok_képzettségek.$C$18]+[Tulajdonságok_képzettségek.$C$20]+[Tulajdonságok_képzettségek.$C$21])+ROUNDDOWN([Tulajdonságok_képzettségek.$J$28]*[Tulajdonságok_képzettségek.$D$34]*0.5)" office:value-type="float" office:value="14" calcext:value-type="float">
            <text:p>14</text:p>
          </table:table-cell>
          <table:table-cell table:style-name="ce580" table:content-validation-name="val98" table:formula="of:=[.C5]+[.B5]+[.D5]" office:value-type="float" office:value="57" calcext:value-type="float">
            <text:p>57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7" office:value-type="float" office:value="17" calcext:value-type="float">
            <text:p>17</text:p>
          </table:table-cell>
          <table:table-cell table:style-name="ce552" table:content-validation-name="val82" office:value-type="float" office:value="120" calcext:value-type="float">
            <text:p>120</text:p>
          </table:table-cell>
          <table:table-cell table:style-name="ce552" table:content-validation-name="val93" table:formula="of:=2*([Tulajdonságok_képzettségek.$C$20]+[Tulajdonságok_képzettségek.$C$21])+ROUNDDOWN([Tulajdonságok_képzettségek.$J$28]*[Tulajdonságok_képzettségek.$D$34]*0.5)" office:value-type="float" office:value="8" calcext:value-type="float">
            <text:p>8</text:p>
          </table:table-cell>
          <table:table-cell table:style-name="ce580" table:content-validation-name="val99" table:formula="of:=[.C6]+[.B6]+[.D6]" office:value-type="float" office:value="145" calcext:value-type="float">
            <text:p>145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66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5" table:formula="of:=[.B8]" office:value-type="float" office:value="5" calcext:value-type="float">
            <text:p>5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8" office:value-type="float" office:value="5" calcext:value-type="float">
            <text:p>5</text:p>
          </table:table-cell>
          <table:table-cell table:style-name="ce552" table:content-validation-name="val83" table:formula="of:=[KP_tablazat.K17]" office:value-type="float" office:value="-30" calcext:value-type="float">
            <text:p>-30</text:p>
          </table:table-cell>
          <table:table-cell table:style-name="ce235" table:content-validation-name="val94" table:formula="of:=2*[Tulajdonságok_képzettségek.C24]" office:value-type="float" office:value="2" calcext:value-type="float">
            <text:p>2</text:p>
          </table:table-cell>
          <table:table-cell table:style-name="ce580" table:content-validation-name="val100" table:formula="of:=[.C8]+[.B8]+[.D8]" office:value-type="float" office:value="-23" calcext:value-type="float">
            <text:p>-23</text:p>
          </table:table-cell>
          <table:table-cell/>
          <table:table-cell table:style-name="ce566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40" table:content-validation-name="val118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73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5" table:formula="of:=[Tulajdonságok_képzettségek.E10]" office:value-type="float" office:value="0" calcext:value-type="float">
            <text:p>0</text:p>
          </table:table-cell>
          <table:table-cell/>
          <table:table-cell table:style-name="ce566" office:value-type="string" calcext:value-type="string">
            <text:p>KP HM-re:</text:p>
          </table:table-cell>
          <table:table-cell table:style-name="ce361" table:content-validation-name="val101" table:formula="of:=[.I3]*[KP_tablazat.K19]+[.I7]*[KP_tablazat.K22]" office:value-type="float" office:value="225" calcext:value-type="float">
            <text:p>225 KP</text:p>
          </table:table-cell>
          <table:table-cell/>
          <table:table-cell table:style-name="ce566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9" table:formula="of:=(([.I3]+[.I7])/[Tulajdonságok_képzettségek.D8])" office:value-type="float" office:value="9" calcext:value-type="float">
            <text:p>9 HM</text:p>
          </table:table-cell>
          <table:table-cell table:number-columns-repeated="247"/>
        </table:table-row>
        <table:table-row table:style-name="ro1">
          <table:table-cell table:style-name="ce498"/>
          <table:table-cell table:style-name="ce498" table:number-columns-spanned="6" table:number-rows-spanned="1"/>
          <table:covered-table-cell table:number-columns-repeated="5" table:style-name="ce498"/>
          <table:table-cell table:style-name="ce498" table:number-columns-repeated="249"/>
        </table:table-row>
        <table:table-row table:style-name="ro5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6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3" table:content-validation-name="val84" office:value-type="string" calcext:value-type="string">
            <text:p>Szint</text:p>
          </table:table-cell>
          <table:table-cell table:style-name="ce553" office:value-type="string" calcext:value-type="string">
            <text:p>KÉ</text:p>
          </table:table-cell>
          <table:table-cell table:style-name="ce553" office:value-type="string" calcext:value-type="string">
            <text:p>TÉ/CÉ</text:p>
          </table:table-cell>
          <table:table-cell table:style-name="ce553" office:value-type="string" calcext:value-type="string">
            <text:p>VÉ</text:p>
          </table:table-cell>
          <table:table-cell table:style-name="ce553" table:content-validation-name="val105" office:value-type="string" calcext:value-type="string">
            <text:p>Sebesség</text:p>
          </table:table-cell>
          <table:table-cell table:style-name="ce553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4" table:formula="of:=[Tulajdonságok_képzettségek.J16]" office:value-type="float" office:value="6" calcext:value-type="float">
            <text:p>6</text:p>
          </table:table-cell>
          <table:table-cell table:style-name="ce348" table:content-validation-name="val35" table:formula="of:=VLOOKUP([.$C14];harcmodorok;2)+[.$E$4]" office:value-type="float" office:value="27" calcext:value-type="float">
            <text:p>27</text:p>
          </table:table-cell>
          <table:table-cell table:style-name="ce348" table:content-validation-name="val35" table:formula="of:=VLOOKUP([.$C14];harcmodorok;3)+[.$E$5]" office:value-type="float" office:value="66" calcext:value-type="float">
            <text:p>66</text:p>
          </table:table-cell>
          <table:table-cell table:style-name="ce348" table:content-validation-name="val35" table:formula="of:=VLOOKUP([.$C14];harcmodorok;4)+[.$E$6]" office:value-type="float" office:value="154" calcext:value-type="float">
            <text:p>154</text:p>
          </table:table-cell>
          <table:table-cell table:style-name="ce348" table:content-validation-name="val105" table:formula="of:=[.C14]+[Tulajdonságok_képzettségek.$C$21]" office:value-type="float" office:value="8" calcext:value-type="float">
            <text:p>8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4" table:formula="of:=[Tulajdonságok_képzettségek.H17]" office:value-type="float" office:value="0" calcext:value-type="float">
            <text:p>0</text:p>
          </table:table-cell>
          <table:table-cell table:style-name="ce348" table:content-validation-name="val35" table:formula="of:=VLOOKUP([.$C15];harcmodorok;2)+[.$E$4]" office:value-type="float" office:value="4" calcext:value-type="float">
            <text:p>4</text:p>
          </table:table-cell>
          <table:table-cell table:style-name="ce348" table:content-validation-name="val35" table:formula="of:=VLOOKUP([.$C15];harcmodorok;3)+[.$E$5]" office:value-type="float" office:value="27" calcext:value-type="float">
            <text:p>27</text:p>
          </table:table-cell>
          <table:table-cell table:style-name="ce348" table:content-validation-name="val35" table:formula="of:=VLOOKUP([.$C15];harcmodorok;4)+[.$E$6]" office:value-type="float" office:value="115" calcext:value-type="float">
            <text:p>115</text:p>
          </table:table-cell>
          <table:table-cell table:style-name="ce348" table:content-validation-name="val105" table:formula="of:=[.C15]+[Tulajdonságok_képzettségek.$C$21]" office:value-type="float" office:value="2" calcext:value-type="float">
            <text:p>2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4" table:formula="of:=[Tulajdonságok_képzettségek.J18]" office:value-type="float" office:value="8" calcext:value-type="float">
            <text:p>8</text:p>
          </table:table-cell>
          <table:table-cell table:style-name="ce348" table:content-validation-name="val35" table:formula="of:=VLOOKUP([.$C16];harcmodorok;2)+[.$E$4]" office:value-type="float" office:value="29" calcext:value-type="float">
            <text:p>29</text:p>
          </table:table-cell>
          <table:table-cell table:style-name="ce348" table:content-validation-name="val35" table:formula="of:=VLOOKUP([.$C16];harcmodorok;3)+[.$E$5]" office:value-type="float" office:value="72" calcext:value-type="float">
            <text:p>72</text:p>
          </table:table-cell>
          <table:table-cell table:style-name="ce348" table:content-validation-name="val35" table:formula="of:=VLOOKUP([.$C16];harcmodorok;4)+[.$E$6]" office:value-type="float" office:value="160" calcext:value-type="float">
            <text:p>160</text:p>
          </table:table-cell>
          <table:table-cell table:style-name="ce348" table:content-validation-name="val105" table:formula="of:=[.C16]+[Tulajdonságok_képzettségek.$C$21]" office:value-type="float" office:value="10" calcext:value-type="float">
            <text:p>10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4" table:formula="of:=[Tulajdonságok_képzettségek.H19]" office:value-type="float" office:value="0" calcext:value-type="float">
            <text:p>0</text:p>
          </table:table-cell>
          <table:table-cell table:style-name="ce348" table:content-validation-name="val35" table:formula="of:=VLOOKUP([.$C17];harcmodorok;2)+[.$E$4]" office:value-type="float" office:value="4" calcext:value-type="float">
            <text:p>4</text:p>
          </table:table-cell>
          <table:table-cell table:style-name="ce348" table:content-validation-name="val35" table:formula="of:=VLOOKUP([.$C17];harcmodorok;3)+[.$E$5]" office:value-type="float" office:value="27" calcext:value-type="float">
            <text:p>27</text:p>
          </table:table-cell>
          <table:table-cell table:style-name="ce348" table:content-validation-name="val35" table:formula="of:=VLOOKUP([.$C17];harcmodorok;4)+[.$E$6]" office:value-type="float" office:value="115" calcext:value-type="float">
            <text:p>115</text:p>
          </table:table-cell>
          <table:table-cell table:style-name="ce348" table:content-validation-name="val105" table:formula="of:=[.C17]+[Tulajdonságok_képzettségek.$C$21]" office:value-type="float" office:value="2" calcext:value-type="float">
            <text:p>2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4" table:formula="of:=[Tulajdonságok_képzettségek.J20]" office:value-type="float" office:value="3" calcext:value-type="float">
            <text:p>3</text:p>
          </table:table-cell>
          <table:table-cell table:style-name="ce348" table:content-validation-name="val35" table:formula="of:=VLOOKUP([.$C18];harcmodorok;2)+[.$E$4]" office:value-type="float" office:value="24" calcext:value-type="float">
            <text:p>24</text:p>
          </table:table-cell>
          <table:table-cell table:style-name="ce348" table:content-validation-name="val35" table:formula="of:=VLOOKUP([.$C18];harcmodorok;3)+[.$E$8]" office:value-type="float" office:value="-23" calcext:value-type="float">
            <text:p>-23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5" table:formula="of:=[.C18]+[Tulajdonságok_képzettségek.$C$21]" office:value-type="float" office:value="5" calcext:value-type="float">
            <text:p>5</text:p>
          </table:table-cell>
          <table:table-cell table:style-name="ce390" table:content-validation-name="val35" table:formula="of:=VLOOKUP([.$C18];harcmodorok;4)+[.$E$8]" office:value-type="float" office:value="-23" calcext:value-type="float" table:number-columns-spanned="2" table:number-rows-spanned="1">
            <text:p>-23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4" table:formula="of:=[Tulajdonságok_képzettségek.H21]" office:value-type="float" office:value="0" calcext:value-type="float">
            <text:p>0</text:p>
          </table:table-cell>
          <table:table-cell table:style-name="ce348" table:content-validation-name="val35" table:formula="of:=VLOOKUP([.$C19];harcmodorok;2)+[.$E$4]" office:value-type="float" office:value="4" calcext:value-type="float">
            <text:p>4</text:p>
          </table:table-cell>
          <table:table-cell table:style-name="ce348" table:content-validation-name="val35" table:formula="of:=VLOOKUP([.$C19];harcmodorok;3)+[.$E$8]" office:value-type="float" office:value="-53" calcext:value-type="float">
            <text:p>-53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5" table:formula="of:=[.C19]+[Tulajdonságok_képzettségek.$C$21]" office:value-type="float" office:value="2" calcext:value-type="float">
            <text:p>2</text:p>
          </table:table-cell>
          <table:table-cell table:style-name="ce390" table:content-validation-name="val35" table:formula="of:=VLOOKUP([.$C19];harcmodorok;4)+[.$E$8]" office:value-type="float" office:value="-53" calcext:value-type="float" table:number-columns-spanned="2" table:number-rows-spanned="1">
            <text:p>-53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4" table:formula="of:=[Tulajdonságok_képzettségek.J22]" office:value-type="float" office:value="4" calcext:value-type="float">
            <text:p>4</text:p>
          </table:table-cell>
          <table:table-cell table:style-name="ce348" table:content-validation-name="val35" table:formula="of:=VLOOKUP([.$C20];harcmodorok;2)+[.$E$4]" office:value-type="float" office:value="25" calcext:value-type="float">
            <text:p>25</text:p>
          </table:table-cell>
          <table:table-cell table:style-name="ce348" table:content-validation-name="val35" table:formula="of:=VLOOKUP([.$C20];harcmodorok;3)+[.$E$8]" office:value-type="float" office:value="-20" calcext:value-type="float">
            <text:p>-20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5" table:formula="of:=[.C20]+[Tulajdonságok_képzettségek.$C$21]" office:value-type="float" office:value="6" calcext:value-type="float">
            <text:p>6</text:p>
          </table:table-cell>
          <table:table-cell table:style-name="ce390" table:content-validation-name="val35" table:formula="of:=VLOOKUP([.$C20];harcmodorok;4)+[.$E$8]" office:value-type="float" office:value="-20" calcext:value-type="float" table:number-columns-spanned="2" table:number-rows-spanned="1">
            <text:p>-20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4" table:formula="of:=[Tulajdonságok_képzettségek.H23]" office:value-type="float" office:value="0" calcext:value-type="float">
            <text:p>0</text:p>
          </table:table-cell>
          <table:table-cell table:style-name="ce348" table:content-validation-name="val35" table:formula="of:=VLOOKUP([.$C21];harcmodorok;2)+[.$E$4]" office:value-type="float" office:value="4" calcext:value-type="float">
            <text:p>4</text:p>
          </table:table-cell>
          <table:table-cell table:style-name="ce348" table:content-validation-name="val35" table:formula="of:=VLOOKUP([.$C21];harcmodorok;3)+[.$E$8]" office:value-type="float" office:value="-53" calcext:value-type="float">
            <text:p>-53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5" table:formula="of:=[.C21]+[Tulajdonságok_képzettségek.$C$21]" office:value-type="float" office:value="2" calcext:value-type="float">
            <text:p>2</text:p>
          </table:table-cell>
          <table:table-cell table:style-name="ce390" table:content-validation-name="val35" table:formula="of:=VLOOKUP([.$C21];harcmodorok;4)+[.$E$8]" office:value-type="float" office:value="-53" calcext:value-type="float" table:number-columns-spanned="2" table:number-rows-spanned="1">
            <text:p>-53</text:p>
          </table:table-cell>
          <table:covered-table-cell table:style-name="ce409" table:content-validation-name="val35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7">
          <table:table-cell table:style-name="ce498" table:number-columns-spanned="9" table:number-rows-spanned="1"/>
          <table:covered-table-cell table:number-columns-repeated="7" table:style-name="ce498"/>
          <table:covered-table-cell table:style-name="ce410"/>
          <table:table-cell table:style-name="ce498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498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28"/>
          <table:covered-table-cell table:number-columns-repeated="5" table:style-name="ce337"/>
          <table:covered-table-cell table:style-name="ce528"/>
          <table:covered-table-cell table:style-name="ce606"/>
          <table:table-cell table:style-name="ce498"/>
          <table:table-cell table:style-name="ce436"/>
          <table:table-cell table:style-name="Default" table:number-columns-repeated="2"/>
          <table:table-cell table:style-name="ce436"/>
          <table:table-cell table:style-name="ce573"/>
          <table:table-cell table:number-columns-repeated="241"/>
        </table:table-row>
        <table:table-row table:style-name="ro1">
          <table:table-cell table:style-name="ce502" table:content-validation-name="val58" office:value-type="string" calcext:value-type="string">
            <text:p>Fegyver</text:p>
          </table:table-cell>
          <table:table-cell table:style-name="ce317" table:content-validation-name="val58" office:value-type="string" calcext:value-type="string">
            <text:p>Sebesség</text:p>
          </table:table-cell>
          <table:table-cell table:style-name="ce338" table:content-validation-name="val85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06" office:value-type="string" calcext:value-type="string">
            <text:p>SP</text:p>
          </table:table-cell>
          <table:table-cell table:style-name="ce606" office:value-type="string" calcext:value-type="string" table:number-columns-spanned="2" table:number-rows-spanned="1">
            <text:p>Komment</text:p>
          </table:table-cell>
          <table:covered-table-cell/>
          <table:table-cell table:style-name="ce498"/>
          <table:table-cell table:style-name="ce436"/>
          <table:table-cell table:style-name="Default" table:number-columns-repeated="2"/>
          <table:table-cell table:style-name="ce436"/>
          <table:table-cell table:style-name="ce573"/>
          <table:table-cell table:number-columns-repeated="241"/>
        </table:table-row>
        <table:table-row table:style-name="ro1">
          <table:table-cell table:style-name="ce293" table:content-validation-name="val68" office:value-type="string" calcext:value-type="string">
            <text:p>Puszta kéz</text:p>
          </table:table-cell>
          <table:table-cell table:style-name="ce318" table:content-validation-name="val79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561" table:content-validation-name="val35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1" table:content-validation-name="val35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1" table:content-validation-name="val35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1" table:content-validation-name="val106" table:formula="of:=(VLOOKUP([.$A25];kezifegyverek_all;3;0)+([.$C25]*[KP_tablazat.$H$47])+[Tulajdonságok_képzettségek.C18])&amp;&quot; &quot;&amp;VLOOKUP([.$A25];kezifegyverek_all;4;0)" office:value-type="string" office:string-value="-2 Z" calcext:value-type="string">
            <text:p>-2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573"/>
          <table:table-cell table:style-name="ce573"/>
          <table:table-cell table:number-columns-repeated="241"/>
        </table:table-row>
        <table:table-row table:style-name="ro8">
          <table:table-cell table:style-name="ce504" table:content-validation-name="val69" office:value-type="string" calcext:value-type="string">
            <text:p>Csatabárd, egykezes</text:p>
          </table:table-cell>
          <table:table-cell table:style-name="ce318" table:content-validation-name="val79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1" calcext:value-type="float">
            <text:p>1</text:p>
          </table:table-cell>
          <table:table-cell table:style-name="ce561" table:content-validation-name="val35" table:formula="of:=IF((ISNUMBER(VLOOKUP([.$A26];kezifegyverek_all;9;0))=1);(VLOOKUP([.$A26];kezifegyverek_all;9;0)+[.$C26]*[KP_tablazat.E$47]);[KP_tablazat.$K$38])" office:value-type="float" office:value="6" calcext:value-type="float">
            <text:p>6</text:p>
          </table:table-cell>
          <table:table-cell table:style-name="ce561" table:content-validation-name="val35" table:formula="of:=IF((ISNUMBER(VLOOKUP([.$A26];kezifegyverek_all;10;0))=1);(VLOOKUP([.$A26];kezifegyverek_all;10;0)+[.$C26]*[KP_tablazat.$F$47]);[KP_tablazat.$K$38])" office:value-type="float" office:value="11" calcext:value-type="float">
            <text:p>11</text:p>
          </table:table-cell>
          <table:table-cell table:style-name="ce561" table:content-validation-name="val35" table:formula="of:=IF((ISNUMBER(VLOOKUP([.$A26];kezifegyverek_all;11;0))=1);(VLOOKUP([.$A26];kezifegyverek_all;11;0)+[.$C26]*[KP_tablazat.$G$47]);[KP_tablazat.$K$38])" office:value-type="float" office:value="11" calcext:value-type="float">
            <text:p>11</text:p>
          </table:table-cell>
          <table:table-cell table:style-name="ce561" table:content-validation-name="val107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8 V&#10;(néha szúrás)" calcext:value-type="string">
            <text:p>8 V</text:p>
            <text:p>(néha szúrás)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3"/>
          <table:table-cell table:number-columns-repeated="241"/>
        </table:table-row>
        <table:table-row table:style-name="ro1">
          <table:table-cell table:style-name="ce504" table:content-validation-name="val69" office:value-type="string" calcext:value-type="string">
            <text:p>Tőr</text:p>
          </table:table-cell>
          <table:table-cell table:style-name="ce318" table:content-validation-name="val79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561" table:content-validation-name="val35" table:formula="of:=IF((ISNUMBER(VLOOKUP([.$A27];kezifegyverek_all;9;0))=1);(VLOOKUP([.$A27];kezifegyverek_all;9;0)+[.$C27]*[KP_tablazat.E$47]);[KP_tablazat.$K$38])" office:value-type="float" office:value="2" calcext:value-type="float">
            <text:p>2</text:p>
          </table:table-cell>
          <table:table-cell table:style-name="ce561" table:content-validation-name="val35" table:formula="of:=IF((ISNUMBER(VLOOKUP([.$A27];kezifegyverek_all;10;0))=1);(VLOOKUP([.$A27];kezifegyverek_all;10;0)+[.$C27]*[KP_tablazat.$F$47]);[KP_tablazat.$K$38])" office:value-type="float" office:value="4" calcext:value-type="float">
            <text:p>4</text:p>
          </table:table-cell>
          <table:table-cell table:style-name="ce561" table:content-validation-name="val35" table:formula="of:=IF((ISNUMBER(VLOOKUP([.$A27];kezifegyverek_all;11;0))=1);(VLOOKUP([.$A27];kezifegyverek_all;11;0)+[.$C27]*[KP_tablazat.$G$47]);[KP_tablazat.$K$38])" office:value-type="float" office:value="4" calcext:value-type="float">
            <text:p>4</text:p>
          </table:table-cell>
          <table:table-cell table:style-name="ce561" table:content-validation-name="val107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4 S/V" calcext:value-type="string">
            <text:p>4 S/V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3"/>
          <table:table-cell table:number-columns-repeated="241"/>
        </table:table-row>
        <table:table-row table:style-name="ro1">
          <table:table-cell table:style-name="ce504" table:content-validation-name="val69" office:value-type="string" calcext:value-type="string">
            <text:p>Vasököl / páncélkesztyű</text:p>
          </table:table-cell>
          <table:table-cell table:style-name="ce318" table:content-validation-name="val79" table:formula="of:=IF(ISNUMBER(VLOOKUP([.$A28];kezifegyverek_all;12;0))=1;VLOOKUP([.$A28];kezifegyverek_all;12;0);[KP_tablazat.$K$38])" office:value-type="float" office:value="5" calcext:value-type="float">
            <text:p>5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561" table:content-validation-name="val35" table:formula="of:=IF((ISNUMBER(VLOOKUP([.$A28];kezifegyverek_all;9;0))=1);(VLOOKUP([.$A28];kezifegyverek_all;9;0)+[.$C28]*[KP_tablazat.E$47]);[KP_tablazat.$K$38])" office:value-type="float" office:value="-7" calcext:value-type="float">
            <text:p>-7</text:p>
          </table:table-cell>
          <table:table-cell table:style-name="ce561" table:content-validation-name="val35" table:formula="of:=IF((ISNUMBER(VLOOKUP([.$A28];kezifegyverek_all;10;0))=1);(VLOOKUP([.$A28];kezifegyverek_all;10;0)+[.$C28]*[KP_tablazat.$F$47]);[KP_tablazat.$K$38])" office:value-type="float" office:value="-7" calcext:value-type="float">
            <text:p>-7</text:p>
          </table:table-cell>
          <table:table-cell table:style-name="ce561" table:content-validation-name="val35" table:formula="of:=IF((ISNUMBER(VLOOKUP([.$A28];kezifegyverek_all;11;0))=1);(VLOOKUP([.$A28];kezifegyverek_all;11;0)+[.$C28]*[KP_tablazat.$G$47]);[KP_tablazat.$K$38])" office:value-type="float" office:value="-7" calcext:value-type="float">
            <text:p>-7</text:p>
          </table:table-cell>
          <table:table-cell table:style-name="ce561" table:content-validation-name="val107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3 Z" calcext:value-type="string">
            <text:p>3 Z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3"/>
          <table:table-cell table:number-columns-repeated="241"/>
        </table:table-row>
        <table:table-row table:style-name="ro1">
          <table:table-cell table:style-name="ce504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561" table:content-validation-name="val35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1" table:content-validation-name="val35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1" table:content-validation-name="val35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1" table:content-validation-name="val107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3"/>
          <table:table-cell table:number-columns-repeated="241"/>
        </table:table-row>
        <table:table-row table:style-name="ro1">
          <table:table-cell table:style-name="ce504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561" table:content-validation-name="val35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1" table:content-validation-name="val35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1" table:content-validation-name="val35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1" table:content-validation-name="val107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3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498"/>
          <table:table-cell table:style-name="ce436"/>
          <table:table-cell table:style-name="Default" table:number-columns-repeated="2"/>
          <table:table-cell table:style-name="ce436"/>
          <table:table-cell table:style-name="ce573"/>
          <table:table-cell table:number-columns-repeated="241"/>
        </table:table-row>
        <table:table-row table:style-name="ro1">
          <table:table-cell table:style-name="ce502" table:content-validation-name="val70" office:value-type="string" calcext:value-type="string">
            <text:p>Távolsági fegyver</text:p>
          </table:table-cell>
          <table:table-cell table:style-name="ce317" table:content-validation-name="val58" office:value-type="string" calcext:value-type="string">
            <text:p>Sebesség</text:p>
          </table:table-cell>
          <table:table-cell table:style-name="ce338" table:content-validation-name="val85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06" office:value-type="string" calcext:value-type="string">
            <text:p>SP</text:p>
          </table:table-cell>
          <table:table-cell table:style-name="ce606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498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04" table:content-validation-name="val71" office:value-type="string" calcext:value-type="string">
            <text:p>Nyílpuska</text:p>
          </table:table-cell>
          <table:table-cell table:style-name="ce318" table:content-validation-name="val79" table:formula="of:=IF(ISNUMBER(VLOOKUP([.$A33];tavolsagi_fegyverek_all;10;0))=1;VLOOKUP([.$A33];tavolsagi_fegyverek_all;12;0);[KP_tablazat.$K$38])" office:value-type="float" office:value="4" calcext:value-type="float">
            <text:p>4</text:p>
          </table:table-cell>
          <table:table-cell table:style-name="ce339" table:content-validation-name="val86" office:value-type="float" office:value="1" calcext:value-type="float">
            <text:p>1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61" table:content-validation-name="val35" table:formula="of:=IF((ISNUMBER(VLOOKUP([.$A33];tavolsagi_fegyverek_all;9;0))=1);(VLOOKUP([.$A33];tavolsagi_fegyverek_all;9;0)+[.$C33]*[KP_tablazat.$F$47]);[KP_tablazat.$K$38])" office:value-type="float" office:value="19" calcext:value-type="float">
            <text:p>19</text:p>
          </table:table-cell>
          <table:table-cell table:style-name="ce561" table:formula="of:=IF((ISNUMBER(VLOOKUP([.$A33];tavolsagi_fegyverek_all;10;0))=1);VLOOKUP([.$A33];tavolsagi_fegyverek_all;10;0);[KP_tablazat.$K$38])" office:value-type="float" office:value="4" calcext:value-type="float">
            <text:p>4</text:p>
          </table:table-cell>
          <table:table-cell table:style-name="ce561" table:content-validation-name="val108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7 S +10Á" calcext:value-type="string">
            <text:p>7 S +10Á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16" calcext:value-type="string" table:number-columns-spanned="2" table:number-rows-spanned="1">
            <text:p>Hatótáv: 16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04" table:content-validation-name="val72" office:value-type="string" calcext:value-type="string">
            <text:p>Bola</text:p>
          </table:table-cell>
          <table:table-cell table:style-name="ce318" table:content-validation-name="val79" table:formula="of:=IF(ISNUMBER(VLOOKUP([.$A34];tavolsagi_fegyverek_all;10;0))=1;VLOOKUP([.$A34];tavolsagi_fegyverek_all;12;0);[KP_tablazat.$K$38])" office:value-type="float" office:value="6" calcext:value-type="float">
            <text:p>6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61" table:content-validation-name="val35" table:formula="of:=IF((ISNUMBER(VLOOKUP([.$A34];tavolsagi_fegyverek_all;9;0))=1);(VLOOKUP([.$A34];tavolsagi_fegyverek_all;9;0)+[.$C34]*[KP_tablazat.$F$47]);[KP_tablazat.$K$38])" office:value-type="float" office:value="2" calcext:value-type="float">
            <text:p>2</text:p>
          </table:table-cell>
          <table:table-cell table:style-name="ce561" table:formula="of:=IF((ISNUMBER(VLOOKUP([.$A34];tavolsagi_fegyverek_all;10;0))=1);VLOOKUP([.$A34];tavolsagi_fegyverek_all;10;0);[KP_tablazat.$K$38])" office:value-type="float" office:value="1" calcext:value-type="float">
            <text:p>1</text:p>
          </table:table-cell>
          <table:table-cell table:style-name="ce561" table:content-validation-name="val108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2 S +6Á" calcext:value-type="string">
            <text:p>2 S +6Á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2" calcext:value-type="string" table:number-columns-spanned="2" table:number-rows-spanned="1">
            <text:p>Hatótáv: 2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573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9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73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0">
          <table:table-cell table:style-name="ce296" table:content-validation-name="val73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528" table:content-validation-name="val80"/>
          <table:table-cell table:style-name="ce341" table:content-validation-name="val87" office:value-type="string" calcext:value-type="string">
            <text:p>Tám/kör</text:p>
          </table:table-cell>
          <table:table-cell table:style-name="ce502" office:value-type="string" calcext:value-type="string">
            <text:p>KÉ</text:p>
          </table:table-cell>
          <table:table-cell table:style-name="ce502" office:value-type="string" calcext:value-type="string">
            <text:p>TÉ/CÉ</text:p>
          </table:table-cell>
          <table:table-cell table:style-name="ce502" office:value-type="string" calcext:value-type="string">
            <text:p>VÉ/Osztó</text:p>
          </table:table-cell>
          <table:table-cell table:style-name="ce606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73" table:content-validation-name="val58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0"/>
          <table:table-cell table:style-name="ce561" table:content-validation-name="val88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95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7" calcext:value-type="float">
            <text:p>17</text:p>
          </table:table-cell>
          <table:table-cell table:style-name="ce351" table:content-validation-name="val95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56" calcext:value-type="float">
            <text:p>56</text:p>
          </table:table-cell>
          <table:table-cell table:style-name="ce368" table:content-validation-name="val95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44" calcext:value-type="float">
            <text:p>144</text:p>
          </table:table-cell>
          <table:table-cell table:style-name="ce380" table:content-validation-name="val109" table:formula="of:=[.G25]" office:value-type="string" office:string-value="-2 Z" calcext:value-type="string">
            <text:p>-2 Z</text:p>
          </table:table-cell>
          <table:table-cell table:style-name="ce626" table:content-validation-name="val74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8" table:content-validation-name="val75" table:formula="of:=IF(LEN(VLOOKUP([.$A26];kezifegyverek_all;11;0))&gt;1;([.$A26]&amp;&quot; (&quot;&amp;VLOOKUP([.$A26];kezifegyverek_all;13;0)&amp;&quot;)&quot;);[.$A26])" office:value-type="string" office:string-value="Csatabárd, egykezes" calcext:value-type="string" table:number-columns-spanned="2" table:number-rows-spanned="1">
            <text:p>Csatabárd, egykezes</text:p>
          </table:table-cell>
          <table:covered-table-cell table:style-name="ce321" table:content-validation-name="val75"/>
          <table:table-cell table:style-name="ce561" table:content-validation-name="val88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5" calcext:value-type="float">
            <text:p>35</text:p>
          </table:table-cell>
          <table:table-cell table:style-name="ce351" table:content-validation-name="val95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83" calcext:value-type="float">
            <text:p>83</text:p>
          </table:table-cell>
          <table:table-cell table:style-name="ce368" table:content-validation-name="val95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71" calcext:value-type="float">
            <text:p>171</text:p>
          </table:table-cell>
          <table:table-cell table:style-name="ce561" table:content-validation-name="val107" table:formula="of:=[.G26]" office:value-type="string" office:string-value="8 V&#10;(néha szúrás)" calcext:value-type="string">
            <text:p>8 V</text:p>
            <text:p>(néha szúrás)</text:p>
          </table:table-cell>
          <table:table-cell table:style-name="ce626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5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322" table:content-validation-name="val75"/>
          <table:table-cell table:style-name="ce561" table:content-validation-name="val88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351" table:content-validation-name="val95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9" calcext:value-type="float">
            <text:p>29</text:p>
          </table:table-cell>
          <table:table-cell table:style-name="ce351" table:content-validation-name="val95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70" calcext:value-type="float">
            <text:p>70</text:p>
          </table:table-cell>
          <table:table-cell table:style-name="ce368" table:content-validation-name="val95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58" calcext:value-type="float">
            <text:p>158</text:p>
          </table:table-cell>
          <table:table-cell table:style-name="ce561" table:content-validation-name="val107" table:formula="of:=[.G27]" office:value-type="string" office:string-value="4 S/V" calcext:value-type="string">
            <text:p>4 S/V</text:p>
          </table:table-cell>
          <table:table-cell table:style-name="ce626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5" table:formula="of:=IF(LEN(VLOOKUP([.$A28];kezifegyverek_all;11;0))&gt;1;([.$A28]&amp;&quot; (&quot;&amp;VLOOKUP([.$A28];kezifegyverek_all;13;0)&amp;&quot;)&quot;);[.$A28])" office:value-type="string" office:string-value="Vasököl / páncélkesztyű (közelharc)" calcext:value-type="string" table:number-columns-spanned="2" table:number-rows-spanned="1">
            <text:p>Vasököl / páncélkesztyű (közelharc)</text:p>
          </table:table-cell>
          <table:covered-table-cell table:style-name="ce322" table:content-validation-name="val75"/>
          <table:table-cell table:style-name="ce561" table:content-validation-name="val88" table:formula="of:=IF(ISNUMBER(VLOOKUP([.$A28];kezifegyverek_all;12;0));1+ROUNDDOWN(VLOOKUP(VLOOKUP([.$A28];kezifegyverek_all;13;0);harcmodor_harcertekek;7;0)/VLOOKUP([.$A28];kezifegyverek_all;12;0));[KP_tablazat.$K$38])" office:value-type="float" office:value="2" calcext:value-type="float">
            <text:p>2</text:p>
          </table:table-cell>
          <table:table-cell table:style-name="ce351" table:content-validation-name="val95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float" office:value="20" calcext:value-type="float">
            <text:p>20</text:p>
          </table:table-cell>
          <table:table-cell table:style-name="ce351" table:content-validation-name="val95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float" office:value="59" calcext:value-type="float">
            <text:p>59</text:p>
          </table:table-cell>
          <table:table-cell table:style-name="ce368" table:content-validation-name="val95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float" office:value="147" calcext:value-type="float">
            <text:p>147</text:p>
          </table:table-cell>
          <table:table-cell table:style-name="ce561" table:content-validation-name="val107" table:formula="of:=[.G28]" office:value-type="string" office:string-value="3 Z" calcext:value-type="string">
            <text:p>3 Z</text:p>
          </table:table-cell>
          <table:table-cell table:style-name="ce626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5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5"/>
          <table:table-cell table:style-name="ce561" table:content-validation-name="val88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1" table:content-validation-name="val107" table:formula="of:=[.G29]" office:value-type="string" office:string-value="N/A" calcext:value-type="string">
            <text:p>N/A</text:p>
          </table:table-cell>
          <table:table-cell table:style-name="ce626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5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5"/>
          <table:table-cell table:style-name="ce561" table:content-validation-name="val88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08" table:content-validation-name="val107" table:formula="of:=[.G30]" office:value-type="string" office:string-value="N/A" calcext:value-type="string">
            <text:p>N/A</text:p>
          </table:table-cell>
          <table:table-cell table:style-name="ce626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5" table:formula="of:=IF(LEN(VLOOKUP([.$A33];tavolsagi_fegyverek_all;11;0))&gt;1;([.$A33]&amp;&quot; (&quot;&amp;VLOOKUP([.$A33];tavolsagi_fegyverek_all;11;0)&amp;&quot;)&quot;);[.$A33])" office:value-type="string" office:string-value="Nyílpuska (50m)" calcext:value-type="string" table:number-columns-spanned="2" table:number-rows-spanned="1">
            <text:p>Nyílpuska (50m)</text:p>
          </table:table-cell>
          <table:covered-table-cell table:style-name="ce323" table:content-validation-name="val75"/>
          <table:table-cell table:style-name="ce343" table:content-validation-name="val88" table:formula="of:=IF(ISNUMBER(VLOOKUP([.$A33];tavolsagi_fegyverek_all;12;0));1+ROUNDDOWN(VLOOKUP(VLOOKUP([.$A33];tavolsagi_fegyverek_all;13;0);harcmodor_harcertekek;7;0)/VLOOKUP([.$A33];tavolsagi_fegyverek_all;12;0));[KP_tablazat.$K$38])" office:value-type="float" office:value="2" calcext:value-type="float">
            <text:p>2</text:p>
          </table:table-cell>
          <table:table-cell table:style-name="ce352" table:content-validation-name="val95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5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float" office:value="-1" calcext:value-type="float">
            <text:p>-1</text:p>
          </table:table-cell>
          <table:table-cell table:style-name="ce369" table:content-validation-name="val95" table:formula="of:=IF(ISNUMBER([.F33]);&quot;Osztó: &quot;&amp;[.F33];[KP_tablazat.K38])" office:value-type="string" office:string-value="Osztó: 4" calcext:value-type="string">
            <text:p>Osztó: 4</text:p>
          </table:table-cell>
          <table:table-cell table:style-name="ce382" table:content-validation-name="val107" table:formula="of:=[.G33]" office:value-type="string" office:string-value="7 S +10Á" calcext:value-type="string">
            <text:p>7 S +10Á</text:p>
          </table:table-cell>
          <table:table-cell table:style-name="ce397" table:formula="of:=[.H33]" office:value-type="string" office:string-value="Hatótáv: 16" calcext:value-type="string" table:number-columns-spanned="2" table:number-rows-spanned="1">
            <text:p>Hatótáv: 16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5" table:formula="of:=IF(LEN(VLOOKUP([.$A34];tavolsagi_fegyverek_all;11;0))&gt;1;([.$A34]&amp;&quot; (&quot;&amp;VLOOKUP([.$A34];tavolsagi_fegyverek_all;11;0)&amp;&quot;)&quot;);[.$A34])" office:value-type="string" office:string-value="Bola (20m)" calcext:value-type="string" table:number-columns-spanned="2" table:number-rows-spanned="1">
            <text:p>Bola (20m)</text:p>
          </table:table-cell>
          <table:covered-table-cell table:style-name="ce324" table:content-validation-name="val75"/>
          <table:table-cell table:style-name="ce344" table:content-validation-name="val88" table:formula="of:=IF(ISNUMBER(VLOOKUP([.$A34];tavolsagi_fegyverek_all;12;0));1+ROUNDDOWN(VLOOKUP(VLOOKUP([.$A34];tavolsagi_fegyverek_all;13;0);harcmodor_harcertekek;7;0)/VLOOKUP([.$A34];tavolsagi_fegyverek_all;12;0));[KP_tablazat.$K$38])" office:value-type="float" office:value="1" calcext:value-type="float">
            <text:p>1</text:p>
          </table:table-cell>
          <table:table-cell table:style-name="ce353" table:content-validation-name="val95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5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float" office:value="-21" calcext:value-type="float">
            <text:p>-21</text:p>
          </table:table-cell>
          <table:table-cell table:style-name="ce370" table:content-validation-name="val95" table:formula="of:=IF(ISNUMBER([.F34]);&quot;Osztó: &quot;&amp;[.F34];[KP_tablazat.K38])" office:value-type="string" office:string-value="Osztó: 1" calcext:value-type="string">
            <text:p>Osztó: 1</text:p>
          </table:table-cell>
          <table:table-cell table:style-name="ce383" table:content-validation-name="val107" table:formula="of:=[.G34]" office:value-type="string" office:string-value="2 S +6Á" calcext:value-type="string">
            <text:p>2 S +6Á</text:p>
          </table:table-cell>
          <table:table-cell table:style-name="ce398" table:formula="of:=[.H34]" office:value-type="string" office:string-value="Hatótáv: 2" calcext:value-type="string" table:number-columns-spanned="2" table:number-rows-spanned="1">
            <text:p>Hatótáv: 2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1" table:content-validation-name="val110"/>
          <table:covered-table-cell table:style-name="ce626"/>
          <table:covered-table-cell/>
          <table:table-cell/>
          <table:table-cell table:style-name="ce573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1" office:value-type="string" calcext:value-type="string" table:number-columns-spanned="2" table:number-rows-spanned="1">
            <text:p>Közepes pajzs</text:p>
          </table:table-cell>
          <table:covered-table-cell table:style-name="ce346" table:content-validation-name="val89"/>
          <table:table-cell table:style-name="ce355" office:value-type="float" office:value="0" calcext:value-type="float">
            <text:p>0</text:p>
          </table:table-cell>
          <table:table-cell table:style-name="ce364" table:content-validation-name="val102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38" table:formula="of:=VLOOKUP([.$B$47];pajzsok;3;0)" office:value-type="float" office:value="30" calcext:value-type="float">
            <text:p>30</text:p>
          </table:table-cell>
          <table:table-cell table:style-name="ce608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498"/>
          <table:table-cell table:style-name="ce498" table:number-columns-repeated="254"/>
        </table:table-row>
        <table:table-row table:style-name="ro11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3" office:value-type="string" calcext:value-type="string" table:number-columns-spanned="2" table:number-rows-spanned="1">
            <text:p><text:s/>Páncél: 100% keményített bőrvért</text:p>
          </table:table-cell>
          <table:covered-table-cell table:style-name="ce236"/>
          <table:table-cell table:style-name="ce384" table:content-validation-name="val111" office:value-type="string" calcext:value-type="string">
            <text:p>MGT: 9</text:p>
          </table:table-cell>
          <table:table-cell table:style-name="ce400" table:content-validation-name="val114" office:value-type="string" calcext:value-type="string" table:number-columns-spanned="2" table:number-rows-spanned="1">
            <text:p><text:span text:style-name="T11">SFÉ </text:span> sz:3 /  v:5 /  z:3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33" office:value-type="string" calcext:value-type="string" table:number-columns-spanned="2" table:number-rows-spanned="1">
            <text:p><text:s/>MGT csökkentése (2x Erő):</text:p>
          </table:table-cell>
          <table:covered-table-cell table:style-name="ce542"/>
          <table:table-cell table:style-name="ce557" table:formula="of:=-2*[$Tulajdonságok_képzettségek.C18]" office:value-type="float" office:value="-6" calcext:value-type="float">
            <text:p>-6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498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2" table:formula="of:=12+(2*[Tulajdonságok_képzettségek.C19])" office:value-type="float" office:value="16" calcext:value-type="float" table:number-columns-spanned="3" table:number-rows-spanned="1">
            <text:p>16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1" table:number-columns-repeated="243"/>
          <table:table-cell/>
        </table:table-row>
        <table:table-row table:style-name="ro12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498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597"/>
          <table:table-cell table:style-name="ce613" table:number-columns-repeated="2"/>
          <table:table-cell table:style-name="ce656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21"/>
          <table:covered-table-cell table:style-name="ce426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4" office:value-type="string" calcext:value-type="string">
            <text:p>-</text:p>
          </table:table-cell>
          <table:table-cell table:style-name="ce389" table:content-validation-name="val113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9" calcext:value-type="float">
            <text:p>-9</text:p>
          </table:table-cell>
          <table:table-cell table:style-name="ce403" table:content-validation-name="val115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19" calcext:value-type="float">
            <text:p>-19</text:p>
          </table:table-cell>
          <table:table-cell table:style-name="ce427" table:content-validation-name="val120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29" calcext:value-type="float">
            <text:p>-29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1"/>
          <table:table-cell table:style-name="ce331"/>
          <table:table-cell table:style-name="ce521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28" table:default-cell-style-name="ce235"/>
        <table:table-column table:style-name="co29" table:default-cell-style-name="ce235"/>
        <table:table-column table:style-name="co30" table:default-cell-style-name="ce235"/>
        <table:table-column table:style-name="co31" table:default-cell-style-name="ce235"/>
        <table:table-column table:style-name="co32" table:default-cell-style-name="ce235"/>
        <table:table-column table:style-name="co33" table:default-cell-style-name="ce235"/>
        <table:table-column table:style-name="co34" table:default-cell-style-name="Default"/>
        <table:table-column table:style-name="co35" table:default-cell-style-name="ce725"/>
        <table:table-column table:style-name="co36" table:default-cell-style-name="ce725"/>
        <table:table-column table:style-name="co37" table:default-cell-style-name="ce725"/>
        <table:table-column table:style-name="co38" table:default-cell-style-name="ce725"/>
        <table:table-column table:style-name="co22" table:number-columns-repeated="2" table:default-cell-style-name="ce725"/>
        <table:table-column table:style-name="co11" table:number-columns-repeated="243" table:default-cell-style-name="Default"/>
        <table:table-column table:style-name="co14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5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948"/>
          <table:table-cell table:style-name="ce733" office:value-type="string" calcext:value-type="string">
            <text:p>Aura</text:p>
          </table:table-cell>
          <table:table-cell table:style-name="ce735" table:content-validation-name="val123" table:formula="of:=[$Tulajdonságok_képzettségek.D8]*(3+[$Tulajdonságok_képzettségek.H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5" table:formula="of:=[Tulajdonságok_képzettségek.E10]" office:value-type="float" office:value="0" calcext:value-type="float" table:number-columns-spanned="2" table:number-rows-spanned="1">
            <text:p>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4">Tradíció képzettségek </text:span><text:span text:style-name="T5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4">Mágiaiskolák (Átfogó) </text:span><text:span text:style-name="T5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 table:number-columns-repeated="2" table:style-name="Default"/>
          <table:table-cell table:style-name="ce20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number-columns-repeated="2" table:style-name="ce202"/>
          <table:table-cell table:style-name="ce20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2">[</text:span><text:span text:style-name="T13">Tradíció neve</text:span><text:span text:style-name="T14">]</text:span></text:p>
          </table:table-cell>
          <table:covered-table-cell table:style-name="Default"/>
          <table:covered-table-cell table:style-name="ce203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3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3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3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3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3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4" table:number-rows-spanned="1"/>
          <table:covered-table-cell table:style-name="Default"/>
          <table:covered-table-cell table:style-name="ce203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 table:style-name="Default"/>
          <table:covered-table-cell table:style-name="ce203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21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3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686" table:content-validation-name="val35" office:value-type="float" office:value="4" calcext:value-type="float">
            <text:p>4</text:p>
          </table:table-cell>
          <table:table-cell table:style-name="ce692" table:content-validation-name="val122" office:value-type="float" office:value="0" calcext:value-type="float">
            <text:p>0</text:p>
          </table:table-cell>
          <table:table-cell table:style-name="ce863" table:content-validation-name="val35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3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4">Pszi iskola (képzettség) </text:span><text:span text:style-name="T5">🅿️</text:span>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4" table:number-rows-spanned="1"/>
          <table:covered-table-cell table:style-name="Default"/>
          <table:covered-table-cell table:style-name="ce203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style-name="ce202"/>
          <table:covered-table-cell table:style-name="ce248"/>
          <table:table-cell table:style-name="ce20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3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3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3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3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1"/>
          <table:covered-table-cell table:style-name="ce383" table:content-validation-name="val51"/>
          <table:table-cell table:style-name="ce714" table:content-validation-name="val57" office:value-type="float" office:value="0" calcext:value-type="float">
            <text:p>0</text:p>
          </table:table-cell>
          <table:table-cell table:style-name="ce278" table:content-validation-name="val35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5" table:content-validation-name="val35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6" table:content-validation-name="val35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742" table:content-validation-name="val35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7" table:content-validation-name="val35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3" table:content-validation-name="val35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8" table:content-validation-name="val35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4" table:content-validation-name="val35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9" table:content-validation-name="val35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5" table:content-validation-name="val35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5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5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680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80"/>
          <table:table-cell table:style-name="ce680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80"/>
          <table:table-cell table:style-name="ce680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680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701" table:number-columns-spanned="4" table:number-rows-spanned="1"/>
          <table:covered-table-cell table:number-columns-repeated="3" table:style-name="ce701"/>
          <table:table-cell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701" table:number-columns-spanned="4" table:number-rows-spanned="1"/>
          <table:covered-table-cell table:number-columns-repeated="3" table:style-name="ce701"/>
          <table:table-cell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office:value-type="string" calcext:value-type="string" table:number-columns-spanned="3" table:number-rows-spanned="1">
            <text:p>Törpe</text:p>
          </table:table-cell>
          <table:covered-table-cell table:number-columns-repeated="2"/>
          <table:table-cell office:value-type="string" calcext:value-type="string" table:number-columns-spanned="4" table:number-rows-spanned="1">
            <text:p>Faj</text:p>
          </table:table-cell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office:forms form:automatic-focus="false" form:apply-design-mode="false"/>
        <table:table-column table:style-name="co39" table:default-cell-style-name="ce950"/>
        <table:table-column table:style-name="co40" table:default-cell-style-name="ce1045"/>
        <table:table-column table:style-name="co11" table:number-columns-repeated="254" table:default-cell-style-name="ce950"/>
        <table:table-row table:style-name="ro13">
          <table:table-cell table:style-name="ce947" office:value-type="string" calcext:value-type="string">
            <text:p>Karakter pontok (KP) elosztása</text:p>
            <text:p/>
          </table:table-cell>
          <table:table-cell table:style-name="ce1043"/>
          <table:table-cell table:style-name="ce1072" table:number-columns-repeated="254"/>
        </table:table-row>
        <table:table-row table:style-name="ro14">
          <table:table-cell table:style-name="ce459"/>
          <table:table-cell table:style-name="ce1044" office:value-type="string" calcext:value-type="string">
            <text:p><text:span text:style-name="T16">→ </text:span><text:span text:style-name="T17">KP = 100 + (T.sz  x (120 + (2 x Intelligencia)))  + (T.sz. X (50 + (2 x Emlékezet))), ez utóbbi csak szekunder ismeretek növelésére fordítható</text:span></text:p>
            <text:p><text:span text:style-name="T16">→ </text:span><text:span text:style-name="T17">Ebből lehet tanulni a következőket:</text:span></text:p>
          </table:table-cell>
          <table:table-cell table:number-columns-repeated="254"/>
        </table:table-row>
        <table:table-row table:style-name="ro15">
          <table:table-cell table:style-name="ce949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46" office:value-type="string" calcext:value-type="string">
            <text:p><text:span text:style-name="T18">→Egy  misztikus/harci képzettség értéke legfeljebb (szint+3) lehet</text:span></text:p>
            <text:p><text:span text:style-name="T18">→Egy  NEM misztikus/harci képzettség értéke legfeljebb (szint+6) lehet</text:span></text:p>
            <text:p><text:span text:style-name="T18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6">→</text:span><text:span text:style-name="T17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6">→</text:span><text:span text:style-name="T17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5">
          <table:table-cell table:style-name="ce949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47" office:value-type="string" calcext:value-type="string">
            <text:p><text:span text:style-name="T19">→</text:span><text:span text:style-name="T20">Vannak egy és többfokú fortélyok. Minden fok </text:span><text:span text:style-name="T21">15KP</text:span><text:span text:style-name="T20">-ba kerül és követelményei vannak.</text:span></text:p>
            <text:p><text:span text:style-name="T19">→</text:span><text:span text:style-name="T20">Több fokú Fortélyoknál szintenként csak egy fokot lehet fejlődni akkor is, ha lenne elég KP több fokra is! Ez alól kivétel az 1. szint (karakteralkotás).</text:span></text:p>
            <text:p><text:span text:style-name="T19">→</text:span><text:span text:style-name="T20">Egy szintlépés alkalmával nem vehető fel két olyan Fortély, amely ugyanazt a jellemzőt/képzettséget, stb módosít.</text:span></text:p>
            <text:p><text:span text:style-name="T19">→</text:span><text:span text:style-name="T20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951" table:number-columns-repeated="256"/>
        </table:table-row>
        <table:table-row table:style-name="ro15">
          <table:table-cell table:style-name="ce949" office:value-type="string" calcext:value-type="string">
            <text:p>Harcérték módosítók (HM)</text:p>
            <text:p/>
          </table:table-cell>
          <table:table-cell table:style-name="ce951"/>
          <table:table-cell table:number-columns-repeated="254"/>
        </table:table-row>
        <table:table-row table:style-name="ro18">
          <table:table-cell/>
          <table:table-cell table:style-name="ce1044" office:value-type="string" calcext:value-type="string">
            <text:p><text:span text:style-name="T22">→</text:span><text:span text:style-name="T23">1HM/CM = 5 KP</text:span></text:p>
            <text:p><text:span text:style-name="T22">→</text:span><text:span text:style-name="T23">max 8 HM/szint   </text:span><text:span text:style-name="T24">(HM = közelharci HM, amibe a TÉ és VÉ tartozik bele)</text:span></text:p>
            <text:p><text:span text:style-name="T22">→</text:span><text:span text:style-name="T23">max 4 CM/szint   </text:span><text:span text:style-name="T24">(CM = Célzóérték Módosító, ami a CÉ-re fordítható harcértékmódosítót jelöli)</text:span></text:p>
            <text:p/>
            <text:p><text:span text:style-name="T25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44"/>
          <table:table-cell table:number-columns-repeated="254"/>
        </table:table-row>
        <table:table-row table:style-name="ro14">
          <table:table-cell table:style-name="ce952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44" office:value-type="string" calcext:value-type="string">
            <text:p><text:span text:style-name="T22">→</text:span><text:span text:style-name="T23">Mágikus tradíciók: Átfogó képzettségek (csak 1x vehetőek fel) és követelményeik vannak (van amelyik, csak 1.szinten vehető fel).  </text:span><text:span text:style-name="T24">(Például: Magasmágia, Vulgármágia, stb.)</text:span></text:p>
            <text:p><text:span text:style-name="T22">→</text:span><text:span text:style-name="T23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953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46" office:value-type="string" calcext:value-type="string">
            <text:p><text:span text:style-name="T18">→Pszí-alkalmazás: 4 fokú fortély egyre erősebb követelményekkel. Az alkalmazás fokát adja, nélküle nem lehet ψ iskolát tanulni.</text:span></text:p>
            <text:p><text:span text:style-name="T18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1041"/>
          <table:table-cell table:style-name="ce1070"/>
          <table:table-cell table:style-name="ce1041" table:number-columns-repeated="254"/>
        </table:table-row>
        <table:table-row table:style-name="ro1">
          <table:table-cell table:style-name="ce1042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071" office:value-type="string" calcext:value-type="string">
            <text:p><text:span text:style-name="T22">→pl. lábsöprés, lefegyverzés, átdobás</text:span></text:p>
            <text:p><text:span text:style-name="T22">→Kivételek, mert </text:span><text:span text:style-name="T26">NEM</text:span><text:span text:style-name="T22"> KP-ba, hanem Manőverfejlesztő Pontba (MFP) kerülnek, amit automatikusan kap a játékos (több fokkal is fejleszthetőek egyes manőverek!)</text:span></text:p>
            <text:p><text:span text:style-name="T22">  (ΣMFP = összes nem távolsági harcmodor szintjének összege) </text:span></text:p>
            <text:p><text:span text:style-name="T22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1" table:default-cell-style-name="ce1075"/>
        <table:table-column table:style-name="co11" table:number-columns-repeated="255" table:default-cell-style-name="ce1086"/>
        <table:table-column table:style-name="co14" table:number-columns-repeated="768" table:default-cell-style-name="Default"/>
        <table:table-row table:style-name="ro1">
          <table:table-cell table:style-name="ce1073" office:value-type="string" calcext:value-type="string">
            <text:p>V8.0.0</text:p>
          </table:table-cell>
          <table:table-cell table:style-name="ce1085" table:number-columns-repeated="1023"/>
        </table:table-row>
        <table:table-row table:style-name="ro1">
          <table:table-cell table:style-name="ce1074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4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4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4" office:value-type="string" calcext:value-type="string">
            <text:p>* Szekunder képzettségek maximuma: (szint x <text:span text:style-name="T27">6</text:span>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4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3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4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4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4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4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4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3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4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4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3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4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4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4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3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6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6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number-columns-repeated="256"/>
          <table:table-cell table:style-name="ce1086" table:number-columns-repeated="768"/>
        </table:table-row>
        <table:table-row table:style-name="ro1">
          <table:table-cell table:style-name="ce1076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7" office:value-type="string" calcext:value-type="string">
            <text:p>* Fix: Tradíció képzettség KP-i nem számítottak bele a primer költésbe (rossz cellahivatkozás)</text:p>
          </table:table-cell>
          <table:table-cell table:style-name="ce1087" table:number-columns-repeated="1023"/>
        </table:table-row>
        <table:table-row table:style-name="ro1">
          <table:table-cell table:style-name="ce1076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6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number-columns-repeated="256"/>
          <table:table-cell table:style-name="ce1086" table:number-columns-repeated="768"/>
        </table:table-row>
        <table:table-row table:style-name="ro1">
          <table:table-cell table:style-name="ce1076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8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6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6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9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9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6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6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9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9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6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6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9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9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80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6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6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076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number-columns-repeated="256"/>
          <table:table-cell table:style-name="ce1086" table:number-columns-repeated="768"/>
        </table:table-row>
        <table:table-row table:style-name="ro1">
          <table:table-cell table:style-name="ce1076" office:value-type="string" calcext:value-type="string">
            <text:p>V7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6" office:value-type="string" calcext:value-type="string">
            <text:p>V7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Új]:</text:span><text:span text:style-name="T28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pan text:style-name="T11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6" office:value-type="string" calcext:value-type="string">
            <text:p>V6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Változás]:</text:span><text:span text:style-name="T28"> Kiegészítő KP / Szint: (</text:span><text:span text:style-name="T29">20</text:span><text:span text:style-name="T28">+Emlékezet)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Változás]: </text:span>Max HM / szint: 8 (nem függ az Ügyességtől többé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1">[Változás]:</text:span><text:span text:style-name="T28"> 1 HM = 4 KP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1">[Változás]:</text:span><text:span text:style-name="T28"> Érzékek KP értéke változott! Összevonásra kerültek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1">[Változás]:</text:span><text:span text:style-name="T28"> Vakság: 45KP, Süketség: 35 KP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1">[Változás]:</text:span><text:span text:style-name="T28"> Mágikus célzás: új harcmodor (Ostromlövészet átment a tartalék oldalra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1">[Változás]:</text:span><text:span text:style-name="T28"> Erőbónusz: Erő +2 feletti része 1:1-ben</text:span></text:p>
          </table:table-cell>
          <table:table-cell table:number-columns-repeated="102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6" office:value-type="string" calcext:value-type="string">
            <text:p>V6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FIX]</text:span>: HM osztás ellenőrzés újra működik: max 3-al lehet nagyobb egyik a másiknál (TÉ/VÉ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1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1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Új]</text:span>: Pajzsok választhatók listábó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Új]</text:span>: Erőbónusz beszámít: (Erő/2) <text:span text:style-name="T22">→ </text:span><text:span text:style-name="T30">lefelé</text:span><text:span text:style-name="T22"> kerekítve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Változás]: </text:span>Max képzettség szintek változtak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           <text:span text:style-name="T22">→</text:span> A harci és misztikus képzettségek szintje legfeljebb (szint+3) leh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           <text:span text:style-name="T22">→</text:span> A többi képzettség értéke pedig legfeljebb (szint+8) leh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1">[Változás]: </text:span>Karakter leírásának mezője most már sortörő és 8-as betűméret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1">[Változás]: </text:span>Páncélok befedettsége módosult (torzó: 50% csa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1">[Változás]: </text:span>Mesterfegyver cella segítő-szövegébe bekerültek a követelmény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1">[Változás]:</text:span><text:span text:style-name="T28"> Manőver ismeretek fokai csak +2-t adnak az Ellenpróbánál</text:span></text:p>
          </table:table-cell>
          <table:table-cell table:number-columns-repeated="102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6" office:value-type="string" calcext:value-type="string">
            <text:p>V6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1" office:value-type="string" calcext:value-type="string">
            <text:p>* Harcmodorok szintenként már +3 TÉ/VÉ-t adnak, nem csak 2-t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02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6" office:value-type="string" calcext:value-type="string">
            <text:p>V6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6" office:value-type="string" calcext:value-type="string">
            <text:p>V6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76" office:value-type="string" calcext:value-type="string">
            <text:p>V6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02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6" office:value-type="string" calcext:value-type="string">
            <text:p>V6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76" office:value-type="string" calcext:value-type="string">
            <text:p>V6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02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6" office:value-type="string" calcext:value-type="string">
            <text:p>V6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76" office:value-type="string" calcext:value-type="string">
            <text:p>V6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02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6" office:value-type="string" calcext:value-type="string">
            <text:p>V5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02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6" office:value-type="string" calcext:value-type="string">
            <text:p>V5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6" office:value-type="string" calcext:value-type="string">
            <text:p>V5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02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6" office:value-type="string" calcext:value-type="string">
            <text:p>V5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76" office:value-type="string" calcext:value-type="string">
            <text:p>V5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2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768"/>
        </table:table-row>
        <table:table-row table:style-name="ro14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023"/>
        </table:table-row>
        <table:table-row table:style-name="ro1">
          <table:table-cell table:style-name="ce1082" office:value-type="string" calcext:value-type="string">
            <text:p>* KP/Szint: 70 <text:s text:c="2"/>; Bónusz: +15KP/Szint (nem harci+misztikusra)</text:p>
          </table:table-cell>
          <table:table-cell table:number-columns-repeated="1023"/>
        </table:table-row>
        <table:table-row table:style-name="ro1">
          <table:table-cell table:style-name="ce1079" office:value-type="string" calcext:value-type="string">
            <text:p>* Javítás: a képzettségek nem foka, hanem szintje van</text:p>
          </table:table-cell>
          <table:table-cell table:style-name="ce1088" table:number-columns-repeated="255"/>
          <table:table-cell table:number-columns-repeated="768"/>
        </table:table-row>
        <table:table-row table:style-name="ro1">
          <table:table-cell table:style-name="ce1082" office:value-type="string" calcext:value-type="string">
            <text:p>* Minden kiemelt cellához Érvényesség vizsgálat</text:p>
          </table:table-cell>
          <table:table-cell table:style-name="ce1088" table:number-columns-repeated="255"/>
          <table:table-cell table:number-columns-repeated="768"/>
        </table:table-row>
        <table:table-row table:style-name="ro1">
          <table:table-cell table:style-name="ce1079" office:value-type="string" calcext:value-type="string">
            <text:p>* Szinttúlépés ellenőrzés javítása</text:p>
          </table:table-cell>
          <table:table-cell table:style-name="ce1088" table:number-columns-repeated="255"/>
          <table:table-cell table:number-columns-repeated="768"/>
        </table:table-row>
        <table:table-row table:style-name="ro1">
          <table:table-cell table:style-name="ce1082" office:value-type="string" calcext:value-type="string">
            <text:p>* VÉGRE: A képzettségbónusz megfelelő kezelése</text:p>
          </table:table-cell>
          <table:table-cell table:style-name="ce1088" table:number-columns-repeated="255"/>
          <table:table-cell table:number-columns-repeated="768"/>
        </table:table-row>
        <table:table-row table:style-name="ro1">
          <table:table-cell table:style-name="ce1079" office:value-type="string" calcext:value-type="string">
            <text:p>* Szabályok munkalapon más betűkészlet (ékezet gondok voltak)</text:p>
          </table:table-cell>
          <table:table-cell table:style-name="ce1088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88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31">→</text:span> Karakter neve, faja, vallása</text:p>
          </table:table-cell>
          <table:table-cell table:style-name="Default" table:number-columns-repeated="10"/>
          <table:table-cell table:style-name="ce1088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1">→</text:span> Személyiségjegyei</text:p>
          </table:table-cell>
          <table:covered-table-cell table:number-columns-repeated="10" table:style-name="Default"/>
          <table:table-cell table:style-name="ce1088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1">→</text:span> Kommunikáció, szociális érzék</text:p>
          </table:table-cell>
          <table:covered-table-cell table:number-columns-repeated="10" table:style-name="Default"/>
          <table:table-cell table:style-name="ce1088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1">→</text:span> Külső</text:p>
          </table:table-cell>
          <table:covered-table-cell table:number-columns-repeated="10" table:style-name="Default"/>
          <table:table-cell table:style-name="ce1088" table:number-columns-repeated="245"/>
          <table:table-cell table:number-columns-repeated="768"/>
        </table:table-row>
        <table:table-row table:style-name="ro1">
          <table:table-cell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6" office:value-type="string" calcext:value-type="string">
            <text:p>V5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02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6" office:value-type="string" calcext:value-type="string">
            <text:p>V5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6" office:value-type="string" calcext:value-type="string">
            <text:p>V5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023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6" office:value-type="string" calcext:value-type="string">
            <text:p>V5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6" office:value-type="string" calcext:value-type="string">
            <text:p>V5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Cellaellenőrzések javítása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6" office:value-type="string" calcext:value-type="string">
            <text:p>V4.9</text:p>
          </table:table-cell>
          <table:table-cell table:style-name="Default" table:number-columns-repeated="255"/>
          <table:table-cell table:number-columns-repeated="768"/>
        </table:table-row>
        <table:table-row table:style-name="ro21">
          <table:table-cell table:style-name="ce107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6" office:value-type="string" calcext:value-type="string">
            <text:p>V4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6" office:value-type="string" calcext:value-type="string">
            <text:p>V4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Mana korlát eltörlése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Mágia tradíciók: 50KP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KÉ-be ismét beszámít a TSZ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Puszta kéz értékeinek automatikus kiszámítása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Nincs korlátozva a max vásárolható mana pont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KP/szint: 80KP (eddig 70 volt)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6" office:value-type="string" calcext:value-type="string">
            <text:p>V4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Hibás cellaellenőrzések javítása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6" office:value-type="string" calcext:value-type="string">
            <text:p>V4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Hibás cellaellenőrzések javítása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6" office:value-type="string" calcext:value-type="string">
            <text:p>V4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Fegyver táblázatba bekerült: MF oszlop (Mesterfegyver foka az adott fegyverre)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76"/>
          <table:table-cell table:style-name="ce1089" table:number-columns-repeated="255"/>
          <table:table-cell table:number-columns-repeated="768"/>
        </table:table-row>
        <table:table-row table:style-name="ro1">
          <table:table-cell table:style-name="ce1076" office:value-type="string" calcext:value-type="string">
            <text:p>V4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Hibás cellaellenőrzések javítása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78"/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76" office:value-type="string" calcext:value-type="string">
            <text:p>V4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támadási típus bekerült (szúró/vágó/zúzó) a fegyverek táblázatába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Össz ÉP kiszámolása (Harcértékek oldal alja (Sebesülés táblázat teteje))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KÉ számítás javítva + KÉ-re már nem adható HM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VÉ csökkenés plusz sor sok hellyel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CÉ-be az Önuralom számít! Javítva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Harcmodorokhoz új oszlop: Sebesség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6" office:value-type="string" calcext:value-type="string">
            <text:p>V4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Hibás cellaellenőrzések javítása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6" office:value-type="string" calcext:value-type="string">
            <text:p>V4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Fájdalomtűrés próbák módosultak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Belharc harcmodor törölve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Fortély cellák átalakítása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78"/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76" office:value-type="string" calcext:value-type="string">
            <text:p>V3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KP/Szint = 70 + Intelligencia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A +6-os tulajdonságok pontértéke beírva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78"/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76" office:value-type="string" calcext:value-type="string">
            <text:p>V3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Tulajdonságok: Önuralom, Fogékonyság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78"/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76" office:value-type="string" calcext:value-type="string">
            <text:p>V3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Max egyfajta HM hiba jav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78"/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76" office:value-type="string" calcext:value-type="string">
            <text:p>V3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Belharc bekerült a Harcmodorok közé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7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6" office:value-type="string" calcext:value-type="string">
            <text:p>V3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4" office:value-type="string" calcext:value-type="string">
            <text:p>* 1ψP = 2KP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84" office:value-type="string" calcext:value-type="string">
            <text:p>* 1 MP = 3KP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84" table:number-columns-repeated="256"/>
          <table:table-cell table:number-columns-repeated="768"/>
        </table:table-row>
        <table:table-row table:style-name="ro1">
          <table:table-cell table:style-name="ce1076" office:value-type="string" calcext:value-type="string">
            <text:p>V3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Apró javítások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Hajításnak, Íjászatnak, Lövészetnek is van KÉ-je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84" table:number-columns-repeated="256"/>
          <table:table-cell table:number-columns-repeated="768"/>
        </table:table-row>
        <table:table-row table:style-name="ro1">
          <table:table-cell table:style-name="ce1076" office:value-type="string" calcext:value-type="string">
            <text:p>V3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4" office:value-type="string" calcext:value-type="string">
            <text:p>* Átszervezett Harcétékek oldal. Jobb helykihasználás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84" office:value-type="string" calcext:value-type="string">
            <text:p>* Külön CHM (CÉ-HM) (max 4CHM/Szint)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84" office:value-type="string" calcext:value-type="string">
            <text:p>* 1 CHM = 4KP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84" office:value-type="string" calcext:value-type="string">
            <text:p>* Egy harcérték alapra max 5/szint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84" office:value-type="string" calcext:value-type="string">
            <text:p>* 5HM-&gt;3HM másra</text:p>
          </table:table-cell>
          <table:table-cell table:style-name="ce1090" office:value-type="string" calcext:value-type="string">
            <text:p>Még nincs megvalósítva!!!</text:p>
          </table:table-cell>
          <table:table-cell table:style-name="Default"/>
          <table:table-cell table:style-name="ce1084" table:number-columns-repeated="253"/>
          <table:table-cell table:number-columns-repeated="768"/>
        </table:table-row>
        <table:table-row table:style-name="ro1">
          <table:table-cell table:style-name="ce1084" office:value-type="string" calcext:value-type="string">
            <text:p>* 4HM-&gt;2HM másra</text:p>
          </table:table-cell>
          <table:table-cell table:style-name="ce1090" office:value-type="string" calcext:value-type="string">
            <text:p>Még nincs megvalósítva!!!</text:p>
          </table:table-cell>
          <table:table-cell table:style-name="Default"/>
          <table:table-cell table:style-name="ce1084" table:number-columns-repeated="253"/>
          <table:table-cell table:number-columns-repeated="768"/>
        </table:table-row>
        <table:table-row table:style-name="ro1">
          <table:table-cell table:style-name="ce1084" office:value-type="string" calcext:value-type="string">
            <text:p>* 3HM-&gt;1HM másra</text:p>
          </table:table-cell>
          <table:table-cell table:style-name="ce1090" office:value-type="string" calcext:value-type="string">
            <text:p>Még nincs megvalósítva!!!</text:p>
          </table:table-cell>
          <table:table-cell table:style-name="Default"/>
          <table:table-cell table:style-name="ce1084" table:number-columns-repeated="253"/>
          <table:table-cell table:number-columns-repeated="768"/>
        </table:table-row>
        <table:table-row table:style-name="ro1">
          <table:table-cell table:style-name="ce1084" table:number-columns-repeated="2"/>
          <table:table-cell table:style-name="ce1090"/>
          <table:table-cell table:style-name="ce1084" table:number-columns-repeated="253"/>
          <table:table-cell table:number-columns-repeated="768"/>
        </table:table-row>
        <table:table-row table:style-name="ro1">
          <table:table-cell table:style-name="ce1076" office:value-type="string" calcext:value-type="string">
            <text:p>V3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4" office:value-type="string" calcext:value-type="string">
            <text:p>* Pszí bekerült, 1 HM=4KP, Max HM/szint=8, 1MP=4KP, 1Pp=4KP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84" table:number-columns-repeated="256"/>
          <table:table-cell table:number-columns-repeated="768"/>
        </table:table-row>
        <table:table-row table:style-name="ro1">
          <table:table-cell table:style-name="ce1076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4" office:value-type="string" calcext:value-type="string">
            <text:p>* Javítások, Fortélyok táblázat átrendezése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84" table:number-columns-repeated="256"/>
          <table:table-cell table:number-columns-repeated="768"/>
        </table:table-row>
        <table:table-row table:style-name="ro1">
          <table:table-cell table:style-name="ce1076" office:value-type="string" calcext:value-type="string">
            <text:p>V2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84" office:value-type="string" calcext:value-type="string">
            <text:p>* Fegyverek harcértékei, Teljes fegyveres harcértékek táblázat bekerült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84" office:value-type="string" calcext:value-type="string">
            <text:p>* Életerő táblázat bekerült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84" office:value-type="string" calcext:value-type="string">
            <text:p>* Pajzsok, vértek, SFÉ táblázat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84" office:value-type="string" calcext:value-type="string">
            <text:p>* Mágia és Pszi fül: egyszerűbb, átláthatóbb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84" office:value-type="string" calcext:value-type="string">
            <text:p>* Élőfej és élőláb kikapcs, ez plusz hely.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84" table:number-columns-repeated="256"/>
          <table:table-cell table:number-columns-repeated="768"/>
        </table:table-row>
        <table:table-row table:style-name="ro1">
          <table:table-cell table:style-name="ce1076" office:value-type="string" calcext:value-type="string">
            <text:p>V2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Teljes átstruktúrálás, hogy nyomtatható legyen, ne lógjon ki 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84" office:value-type="string" calcext:value-type="string">
            <text:p>sehol a nyomtatási képből</text:p>
          </table:table-cell>
          <table:table-cell table:style-name="ce1084" table:number-columns-repeated="255"/>
          <table:table-cell table:number-columns-repeated="768"/>
        </table:table-row>
        <table:table-row table:style-name="ro1">
          <table:table-cell table:style-name="ce1076" office:value-type="string" calcext:value-type="string">
            <text:p>v2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78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076" office:value-type="string" calcext:value-type="string">
            <text:p>v2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076" office:value-type="string" calcext:value-type="string">
            <text:p>v2.3</text:p>
          </table:table-cell>
          <table:table-cell table:style-name="Default" table:number-columns-repeated="255"/>
          <table:table-cell table:number-columns-repeated="76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768"/>
        </table:table-row>
      </table:table>
      <table:table table:name="fegyverek2" table:style-name="ta1" table:print="false">
        <office:forms form:automatic-focus="false" form:apply-design-mode="false"/>
        <table:table-column table:style-name="co42" table:default-cell-style-name="ce19"/>
        <table:table-column table:style-name="co43" table:default-cell-style-name="ce19"/>
        <table:table-column table:style-name="co11" table:number-columns-repeated="4" table:default-cell-style-name="ce19"/>
        <table:table-column table:style-name="co44" table:default-cell-style-name="ce19"/>
        <table:table-column table:style-name="co45" table:default-cell-style-name="ce19"/>
        <table:table-column table:style-name="co11" table:number-columns-repeated="5" table:default-cell-style-name="ce19"/>
        <table:table-column table:style-name="co11" table:default-cell-style-name="ce573"/>
        <table:table-column table:style-name="co46" table:default-cell-style-name="ce19"/>
        <table:table-column table:style-name="co11" table:number-columns-repeated="241" table:default-cell-style-name="ce19"/>
        <table:table-row table:style-name="ro1">
          <table:table-cell table:style-name="ce1091"/>
          <table:table-cell table:style-name="ce1094" office:value-type="string" calcext:value-type="string">
            <text:p>Fegyver</text:p>
          </table:table-cell>
          <table:table-cell table:style-name="ce1106" office:value-type="string" calcext:value-type="string">
            <text:p>Típus</text:p>
          </table:table-cell>
          <table:table-cell table:style-name="ce1094" office:value-type="string" calcext:value-type="string">
            <text:p>SP</text:p>
          </table:table-cell>
          <table:table-cell table:style-name="ce1127" office:value-type="string" calcext:value-type="string">
            <text:p>Sebzés módja</text:p>
          </table:table-cell>
          <table:table-cell table:style-name="ce1131" office:value-type="string" calcext:value-type="string">
            <text:p>Átütés</text:p>
          </table:table-cell>
          <table:table-cell table:style-name="ce1131" office:value-type="string" calcext:value-type="string">
            <text:p>Íves</text:p>
          </table:table-cell>
          <table:table-cell table:style-name="ce1133" office:value-type="string" calcext:value-type="string">
            <text:p>1,5 kezes</text:p>
          </table:table-cell>
          <table:table-cell table:style-name="ce1131" office:value-type="string" calcext:value-type="string">
            <text:p>Pengehossz</text:p>
          </table:table-cell>
          <table:table-cell table:style-name="ce1131" office:value-type="string" calcext:value-type="string">
            <text:p>KÉ</text:p>
          </table:table-cell>
          <table:table-cell table:style-name="ce1131" office:value-type="string" calcext:value-type="string">
            <text:p>TÉ</text:p>
          </table:table-cell>
          <table:table-cell table:style-name="ce1131" office:value-type="string" calcext:value-type="string">
            <text:p>VÉ</text:p>
          </table:table-cell>
          <table:table-cell table:style-name="ce1131" office:value-type="string" calcext:value-type="string">
            <text:p>Sebesség</text:p>
          </table:table-cell>
          <table:table-cell table:style-name="ce1106" office:value-type="string" calcext:value-type="string">
            <text:p>Harcmodor</text:p>
          </table:table-cell>
          <table:table-cell table:style-name="ce1150" office:value-type="string" calcext:value-type="string">
            <text:p>Megjegyzés</text:p>
          </table:table-cell>
          <table:table-cell table:style-name="ce1091" table:number-columns-repeated="241"/>
        </table:table-row>
        <table:table-row table:style-name="ro1">
          <table:table-cell table:style-name="ce1092" office:value-type="string" calcext:value-type="string">
            <text:p>Közelharci fegyverek</text:p>
          </table:table-cell>
          <table:table-cell table:style-name="ce1095" office:value-type="string" calcext:value-type="string">
            <text:p><text:s/>__</text:p>
          </table:table-cell>
          <table:table-cell table:style-name="ce1107"/>
          <table:table-cell table:style-name="ce1107" office:value-type="string" calcext:value-type="string">
            <text:p>x</text:p>
          </table:table-cell>
          <table:table-cell table:number-columns-repeated="2" table:style-name="ce1095" office:value-type="string" calcext:value-type="string">
            <text:p>x</text:p>
          </table:table-cell>
          <table:table-cell table:style-name="ce1095" table:number-columns-repeated="2"/>
          <table:table-cell table:number-columns-repeated="3" table:style-name="ce1095" office:value-type="string" calcext:value-type="string">
            <text:p>x</text:p>
          </table:table-cell>
          <table:table-cell table:number-columns-repeated="2" table:style-name="ce1134" office:value-type="string" calcext:value-type="string">
            <text:p>x</text:p>
          </table:table-cell>
          <table:table-cell table:style-name="ce1095" table:number-columns-repeated="2"/>
          <table:table-cell table:style-name="ce1163" table:number-columns-repeated="241"/>
        </table:table-row>
        <table:table-row table:style-name="ro22">
          <table:table-cell/>
          <table:table-cell table:style-name="ce1096" office:value-type="string" calcext:value-type="string">
            <text:p>Puszta kéz</text:p>
          </table:table-cell>
          <table:table-cell table:style-name="ce1108" office:value-type="string" calcext:value-type="string">
            <text:p>egykezes</text:p>
          </table:table-cell>
          <table:table-cell table:style-name="ce1108" office:value-type="float" office:value="-5" calcext:value-type="float">
            <text:p>-5</text:p>
          </table:table-cell>
          <table:table-cell table:style-name="ce1108" office:value-type="string" calcext:value-type="string">
            <text:p>Z</text:p>
          </table:table-cell>
          <table:table-cell table:number-columns-repeated="2" table:style-name="ce1108" office:value-type="float" office:value="0" calcext:value-type="float">
            <text:p>0</text:p>
          </table:table-cell>
          <table:table-cell table:style-name="ce1108"/>
          <table:table-cell table:style-name="ce1108" office:value-type="float" office:value="0" calcext:value-type="float">
            <text:p>0</text:p>
          </table:table-cell>
          <table:table-cell table:number-columns-repeated="3" table:style-name="ce1108" office:value-type="float" office:value="-10" calcext:value-type="float">
            <text:p>-10</text:p>
          </table:table-cell>
          <table:table-cell table:style-name="ce1108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Tőr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2" calcext:value-type="float">
            <text:p>2</text:p>
          </table:table-cell>
          <table:table-cell table:number-columns-repeated="2" table:style-name="ce1109" office:value-type="float" office:value="4" calcext:value-type="float">
            <text:p>4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-</text:p>
          </table:table-cell>
          <table:table-cell table:number-columns-repeated="241"/>
        </table:table-row>
        <table:table-row table:style-name="ro13">
          <table:table-cell/>
          <table:table-cell table:style-name="ce1097" office:value-type="string" calcext:value-type="string">
            <text:p>Béltépő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string" calcext:value-type="string">
            <text:p>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2" calcext:value-type="float">
            <text:p>2</text:p>
          </table:table-cell>
          <table:table-cell table:number-columns-repeated="2" table:style-name="ce1109" office:value-type="float" office:value="4" calcext:value-type="float">
            <text:p>4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5">
          <table:table-cell/>
          <table:table-cell table:style-name="ce1097" office:value-type="string" calcext:value-type="string">
            <text:p>Dzsambia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string" calcext:value-type="string">
            <text:p>V/S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2" calcext:value-type="float">
            <text:p>2</text:p>
          </table:table-cell>
          <table:table-cell table:number-columns-repeated="2" table:style-name="ce1109" office:value-type="float" office:value="4" calcext:value-type="float">
            <text:p>4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5">
          <table:table-cell/>
          <table:table-cell table:style-name="ce1097" office:value-type="string" calcext:value-type="string">
            <text:p>Garott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7" calcext:value-type="float">
            <text:p>7</text:p>
          </table:table-cell>
          <table:table-cell table:style-name="ce1109" office:value-type="string" calcext:value-type="string">
            <text:p>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spec.</text:p>
          </table:table-cell>
          <table:table-cell table:number-columns-repeated="3" table:style-name="ce1109" office:value-type="float" office:value="0" calcext:value-type="float">
            <text:p>0</text:p>
          </table:table-cell>
          <table:table-cell table:style-name="ce1109" office:value-type="string" calcext:value-type="string">
            <text:p>-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és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3" calcext:value-type="float">
            <text:p>3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97" office:value-type="string" calcext:value-type="string">
            <text:p>Kriszkés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string" calcext:value-type="string">
            <text:p>+3/0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float" office:value="5" calcext:value-type="float">
            <text:p>5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Levéltőr</text:p>
          </table:table-cell>
          <table:table-cell table:style-name="ce1109" office:value-type="string" calcext:value-type="string">
            <text:p>egykezes</text:p>
          </table:table-cell>
          <table:table-cell table:style-name="ce1119" office:value-type="float" office:value="1" calcext:value-type="float">
            <text:p>1</text:p>
          </table:table-cell>
          <table:table-cell table:style-name="ce1119" office:value-type="string" calcext:value-type="string">
            <text:p>S/V</text:p>
          </table:table-cell>
          <table:table-cell table:number-columns-repeated="2" table:style-name="ce1119" office:value-type="float" office:value="0" calcext:value-type="float">
            <text:p>0</text:p>
          </table:table-cell>
          <table:table-cell table:style-name="ce1119"/>
          <table:table-cell table:style-name="ce1119" office:value-type="string" calcext:value-type="string">
            <text:p>rövid</text:p>
          </table:table-cell>
          <table:table-cell table:style-name="ce1119" office:value-type="float" office:value="2" calcext:value-type="float">
            <text:p>2</text:p>
          </table:table-cell>
          <table:table-cell table:style-name="ce1119" office:value-type="float" office:value="4" calcext:value-type="float">
            <text:p>4</text:p>
          </table:table-cell>
          <table:table-cell table:number-columns-repeated="2" table:style-name="ce111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Markolatgomb</text:p>
          </table:table-cell>
          <table:table-cell table:style-name="ce1109" office:value-type="string" calcext:value-type="string">
            <text:p>egykezes</text:p>
          </table:table-cell>
          <table:table-cell table:style-name="ce1119" office:value-type="float" office:value="0" calcext:value-type="float">
            <text:p>0</text:p>
          </table:table-cell>
          <table:table-cell table:style-name="ce1119" office:value-type="string" calcext:value-type="string">
            <text:p>Z</text:p>
          </table:table-cell>
          <table:table-cell table:number-columns-repeated="2" table:style-name="ce1119" office:value-type="float" office:value="0" calcext:value-type="float">
            <text:p>0</text:p>
          </table:table-cell>
          <table:table-cell table:style-name="ce1119"/>
          <table:table-cell table:style-name="ce1119" office:value-type="float" office:value="0" calcext:value-type="float">
            <text:p>0</text:p>
          </table:table-cell>
          <table:table-cell table:number-columns-repeated="3" table:style-name="ce1119" office:value-type="float" office:value="-7" calcext:value-type="float">
            <text:p>-7</text:p>
          </table:table-cell>
          <table:table-cell table:style-name="ce111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Méregfog</text:p>
          </table:table-cell>
          <table:table-cell table:style-name="ce1109" office:value-type="string" calcext:value-type="string">
            <text:p>egykezes</text:p>
          </table:table-cell>
          <table:table-cell table:style-name="ce1119" office:value-type="float" office:value="0" calcext:value-type="float">
            <text:p>0</text:p>
          </table:table-cell>
          <table:table-cell table:style-name="ce1119" office:value-type="string" calcext:value-type="string">
            <text:p>S</text:p>
          </table:table-cell>
          <table:table-cell table:number-columns-repeated="2" table:style-name="ce1119" office:value-type="float" office:value="0" calcext:value-type="float">
            <text:p>0</text:p>
          </table:table-cell>
          <table:table-cell table:style-name="ce1119"/>
          <table:table-cell table:style-name="ce1119" office:value-type="string" calcext:value-type="string">
            <text:p>rövid</text:p>
          </table:table-cell>
          <table:table-cell table:style-name="ce1119" office:value-type="float" office:value="1" calcext:value-type="float">
            <text:p>1</text:p>
          </table:table-cell>
          <table:table-cell table:number-columns-repeated="2" table:style-name="ce1119" office:value-type="float" office:value="3" calcext:value-type="float">
            <text:p>3</text:p>
          </table:table-cell>
          <table:table-cell table:style-name="ce1119"/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5">
          <table:table-cell/>
          <table:table-cell table:style-name="ce1097" office:value-type="string" calcext:value-type="string">
            <text:p>Pugoss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5" calcext:value-type="float">
            <text:p>5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5">
          <table:table-cell/>
          <table:table-cell table:style-name="ce1097" office:value-type="string" calcext:value-type="string">
            <text:p>Ramiera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3" calcext:value-type="float">
            <text:p>3</text:p>
          </table:table-cell>
          <table:table-cell table:number-columns-repeated="3"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Tőr, hárító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string" calcext:value-type="string">
            <text:p>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float" office:value="10" calcext:value-type="float">
            <text:p>10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2" office:value-type="string" calcext:value-type="string">
            <text:p><text:span text:style-name="T34">Nagyon</text:span><text:span text:style-name="T35"> drága!</text:span></text:p>
          </table:table-cell>
          <table:table-cell table:number-columns-repeated="241"/>
        </table:table-row>
        <table:table-row table:style-name="ro15">
          <table:table-cell/>
          <table:table-cell table:style-name="ce1097" office:value-type="string" calcext:value-type="string">
            <text:p>Tőr, kígyó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2" calcext:value-type="float">
            <text:p>2</text:p>
          </table:table-cell>
          <table:table-cell table:number-columns-repeated="2" table:style-name="ce1109" office:value-type="float" office:value="4" calcext:value-type="float">
            <text:p>4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Tőr, ököl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string" calcext:value-type="string">
            <text:p>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-5" calcext:value-type="float">
            <text:p>-5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-5" calcext:value-type="float">
            <text:p>-5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/>
          <table:table-cell table:number-columns-repeated="241"/>
        </table:table-row>
        <table:table-row table:style-name="ro1">
          <table:table-cell/>
          <table:table-cell table:style-name="ce1098" office:value-type="string" calcext:value-type="string">
            <text:p>Tőr, páncélszúró</text:p>
          </table:table-cell>
          <table:table-cell table:style-name="ce1110" office:value-type="string" calcext:value-type="string">
            <text:p>egykezes</text:p>
          </table:table-cell>
          <table:table-cell table:style-name="ce1110" office:value-type="float" office:value="1" calcext:value-type="float">
            <text:p>1</text:p>
          </table:table-cell>
          <table:table-cell table:style-name="ce1110" office:value-type="string" calcext:value-type="string">
            <text:p>S</text:p>
          </table:table-cell>
          <table:table-cell table:style-name="ce1110" office:value-type="float" office:value="8" calcext:value-type="float">
            <text:p>8</text:p>
          </table:table-cell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10" office:value-type="string" calcext:value-type="string">
            <text:p>1 penge</text:p>
          </table:table-cell>
          <table:table-cell table:style-name="ce1110" office:value-type="float" office:value="4" calcext:value-type="float">
            <text:p>4</text:p>
          </table:table-cell>
          <table:table-cell table:style-name="ce1110" office:value-type="float" office:value="8" calcext:value-type="float">
            <text:p>8</text:p>
          </table:table-cell>
          <table:table-cell table:style-name="ce1110" office:value-type="float" office:value="4" calcext:value-type="float">
            <text:p>4</text:p>
          </table:table-cell>
          <table:table-cell table:style-name="ce1110"/>
          <table:table-cell table:style-name="ce1147" office:value-type="string" calcext:value-type="string">
            <text:p>közelharc</text:p>
          </table:table-cell>
          <table:table-cell table:style-name="ce115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Tőr, Slan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rövid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özelharc</text:p>
          </table:table-cell>
          <table:table-cell table:style-name="ce1151"/>
          <table:table-cell table:number-columns-repeated="241"/>
        </table:table-row>
        <table:table-row table:style-name="ro1">
          <table:table-cell table:style-name="ce292"/>
          <table:table-cell table:style-name="ce1099" office:value-type="string" calcext:value-type="string">
            <text:p>Vasököl / páncélkesztyű</text:p>
          </table:table-cell>
          <table:table-cell table:style-name="ce1111" office:value-type="string" calcext:value-type="string">
            <text:p>egykezes</text:p>
          </table:table-cell>
          <table:table-cell table:style-name="ce1111" office:value-type="float" office:value="0" calcext:value-type="float">
            <text:p>0</text:p>
          </table:table-cell>
          <table:table-cell table:style-name="ce1111" office:value-type="string" calcext:value-type="string">
            <text:p>Z</text:p>
          </table:table-cell>
          <table:table-cell table:number-columns-repeated="2" table:style-name="ce1111" office:value-type="float" office:value="0" calcext:value-type="float">
            <text:p>0</text:p>
          </table:table-cell>
          <table:table-cell table:style-name="ce1111"/>
          <table:table-cell table:style-name="ce1111" office:value-type="float" office:value="0" calcext:value-type="float">
            <text:p>0</text:p>
          </table:table-cell>
          <table:table-cell table:number-columns-repeated="3" table:style-name="ce1111" office:value-type="float" office:value="-7" calcext:value-type="float">
            <text:p>-7</text:p>
          </table:table-cell>
          <table:table-cell table:style-name="ce1111" office:value-type="float" office:value="5" calcext:value-type="float">
            <text:p>5</text:p>
          </table:table-cell>
          <table:table-cell table:style-name="ce1148" office:value-type="string" calcext:value-type="string">
            <text:p>közelharc</text:p>
          </table:table-cell>
          <table:table-cell table:style-name="ce1154" office:value-type="string" calcext:value-type="string">
            <text:p>Erőbónusz: 0 feletti rész 1:1-ben számít be.</text:p>
          </table:table-cell>
          <table:table-cell table:style-name="ce292" table:number-columns-repeated="241"/>
        </table:table-row>
        <table:table-row table:style-name="ro15">
          <table:table-cell table:style-name="ce1092" office:value-type="string" calcext:value-type="string">
            <text:p>Kardvívó fegyverek</text:p>
          </table:table-cell>
          <table:table-cell table:style-name="ce1096" office:value-type="string" calcext:value-type="string">
            <text:p>Kard, dzsenn szablya</text:p>
          </table:table-cell>
          <table:table-cell table:style-name="ce1108" office:value-type="string" calcext:value-type="string">
            <text:p>egykezes</text:p>
          </table:table-cell>
          <table:table-cell table:style-name="ce1108" office:value-type="float" office:value="4" calcext:value-type="float">
            <text:p>4</text:p>
          </table:table-cell>
          <table:table-cell table:style-name="ce1108" office:value-type="string" calcext:value-type="string">
            <text:p>V/S</text:p>
          </table:table-cell>
          <table:table-cell table:style-name="ce1108" office:value-type="float" office:value="0" calcext:value-type="float">
            <text:p>0</text:p>
          </table:table-cell>
          <table:table-cell table:style-name="ce1108" office:value-type="float" office:value="1" calcext:value-type="float">
            <text:p>1</text:p>
          </table:table-cell>
          <table:table-cell table:style-name="ce1108"/>
          <table:table-cell table:style-name="ce1108" office:value-type="string" calcext:value-type="string">
            <text:p>1 penge</text:p>
          </table:table-cell>
          <table:table-cell table:style-name="ce1108" office:value-type="float" office:value="8" calcext:value-type="float">
            <text:p>8</text:p>
          </table:table-cell>
          <table:table-cell table:number-columns-repeated="2" table:style-name="ce1108" office:value-type="float" office:value="15" calcext:value-type="float">
            <text:p>15</text:p>
          </table:table-cell>
          <table:table-cell table:style-name="ce1108" office:value-type="float" office:value="5" calcext:value-type="float">
            <text:p>5</text:p>
          </table:table-cell>
          <table:table-cell table:style-name="ce1147" office:value-type="string" calcext:value-type="string">
            <text:p>kardvívás</text:p>
          </table:table-cell>
          <table:table-cell table:style-name="ce115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emrelin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string" calcext:value-type="string">
            <text:p>V/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7" calcext:value-type="float">
            <text:p>7</text:p>
          </table:table-cell>
          <table:table-cell table:number-columns-repeated="2" table:style-name="ce1109" office:value-type="float" office:value="13" calcext:value-type="float">
            <text:p>13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/>
          <table:table-cell table:number-columns-repeated="241"/>
        </table:table-row>
        <table:table-row table:style-name="ro22">
          <table:table-cell/>
          <table:table-cell table:style-name="ce1097" office:value-type="string" calcext:value-type="string">
            <text:p>Kard, fejvadász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3" calcext:value-type="float">
            <text:p>3</text:p>
          </table:table-cell>
          <table:table-cell table:style-name="ce1109" office:value-type="string" calcext:value-type="string">
            <text:p>V/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0,5 penge</text:p>
          </table:table-cell>
          <table:table-cell table:style-name="ce1109" office:value-type="float" office:value="5" calcext:value-type="float">
            <text:p>5</text:p>
          </table:table-cell>
          <table:table-cell table:style-name="ce1109" office:value-type="float" office:value="9" calcext:value-type="float">
            <text:p>9</text:p>
          </table:table-cell>
          <table:table-cell table:style-name="ce1109" office:value-type="float" office:value="11" calcext:value-type="float">
            <text:p>11</text:p>
          </table:table-cell>
          <table:table-cell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1097" office:value-type="string" calcext:value-type="string">
            <text:p>Kard, handzsár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string" calcext:value-type="string">
            <text:p>V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float" office:value="13" calcext:value-type="float">
            <text:p>13</text:p>
          </table:table-cell>
          <table:table-cell table:style-name="ce1109" office:value-type="float" office:value="10" calcext:value-type="float">
            <text:p>10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hiequar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string" calcext:value-type="string">
            <text:p>S/V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float" office:value="12" calcext:value-type="float">
            <text:p>12</text:p>
          </table:table-cell>
          <table:table-cell table:style-name="ce1109" office:value-type="float" office:value="8" calcext:value-type="float">
            <text:p>8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hosszú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28" office:value-type="string" calcext:value-type="string">
            <text:p><text:span text:style-name="T32"> </text:span><text:span text:style-name="T33">V/S</text:span>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6" calcext:value-type="float">
            <text:p>6</text:p>
          </table:table-cell>
          <table:table-cell table:number-columns-repeated="2" table:style-name="ce1109" office:value-type="float" office:value="12" calcext:value-type="float">
            <text:p>12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5">
          <table:table-cell/>
          <table:table-cell table:style-name="ce1097" office:value-type="string" calcext:value-type="string">
            <text:p>Kard, jatagán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1" calcext:value-type="float">
            <text:p>1</text:p>
          </table:table-cell>
          <table:table-cell table:style-name="ce1128" office:value-type="string" calcext:value-type="string">
            <text:p><text:span text:style-name="T32"> </text:span><text:span text:style-name="T33">V/S</text:span>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4" calcext:value-type="float">
            <text:p>4</text:p>
          </table:table-cell>
          <table:table-cell table:number-columns-repeated="2" table:style-name="ce1109" office:value-type="float" office:value="8" calcext:value-type="float">
            <text:p>8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1097" office:value-type="string" calcext:value-type="string">
            <text:p>Kard, kétkezes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8" calcext:value-type="float">
            <text:p>8</text:p>
          </table:table-cell>
          <table:table-cell table:style-name="ce1109" office:value-type="string" calcext:value-type="string">
            <text:p>V/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2 penge</text:p>
          </table:table-cell>
          <table:table-cell table:style-name="ce1109" office:value-type="float" office:value="10" calcext:value-type="float">
            <text:p>10</text:p>
          </table:table-cell>
          <table:table-cell table:style-name="ce1109" office:value-type="float" office:value="20" calcext:value-type="float">
            <text:p>20</text:p>
          </table:table-cell>
          <table:table-cell table:style-name="ce1109" office:value-type="float" office:value="15" calcext:value-type="float">
            <text:p>15</text:p>
          </table:table-cell>
          <table:table-cell table:style-name="ce1109" office:value-type="float" office:value="8" calcext:value-type="float">
            <text:p>8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khossas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string" calcext:value-type="string">
            <text:p>V/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float" office:value="11" calcext:value-type="float">
            <text:p>11</text:p>
          </table:table-cell>
          <table:table-cell table:style-name="ce1109" office:value-type="float" office:value="10" calcext:value-type="float">
            <text:p>10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kígyó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3" calcext:value-type="float">
            <text:p>3</text:p>
          </table:table-cell>
          <table:table-cell table:style-name="ce1128" office:value-type="string" calcext:value-type="string">
            <text:p><text:span text:style-name="T32"> </text:span><text:span text:style-name="T33">V/S</text:span>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5" calcext:value-type="float">
            <text:p>5</text:p>
          </table:table-cell>
          <table:table-cell table:number-columns-repeated="2" table:style-name="ce1109" office:value-type="float" office:value="11" calcext:value-type="float">
            <text:p>11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Lagoss 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number-columns-repeated="2" table:style-name="ce1132" office:value-type="float" office:value="0" calcext:value-type="float">
            <text:p>0</text:p>
          </table:table-cell>
          <table:table-cell table:style-name="ce1132"/>
          <table:table-cell table:style-name="ce1110" table:number-columns-repeated="5"/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lovag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string" calcext:value-type="string">
            <text:p>V/S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7" calcext:value-type="float">
            <text:p>7</text:p>
          </table:table-cell>
          <table:table-cell table:style-name="ce1109" office:value-type="float" office:value="15" calcext:value-type="float">
            <text:p>15</text:p>
          </table:table-cell>
          <table:table-cell table:style-name="ce1109" office:value-type="float" office:value="12" calcext:value-type="float">
            <text:p>12</text:p>
          </table:table-cell>
          <table:table-cell table:style-name="ce1109" office:value-type="float" office:value="7" calcext:value-type="float">
            <text:p>7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097" office:value-type="string" calcext:value-type="string">
            <text:p>Kard, másfélkezes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5" calcext:value-type="float">
            <text:p>5</text:p>
          </table:table-cell>
          <table:table-cell table:style-name="ce1109" office:value-type="string" calcext:value-type="string">
            <text:p>V/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string" calcext:value-type="string">
            <text:p>1,5 penge</text:p>
          </table:table-cell>
          <table:table-cell table:style-name="ce1109" office:value-type="float" office:value="8" calcext:value-type="float">
            <text:p>8</text:p>
          </table:table-cell>
          <table:table-cell table:number-columns-repeated="2" table:style-name="ce1109" office:value-type="float" office:value="16" calcext:value-type="float">
            <text:p>16</text:p>
          </table:table-cell>
          <table:table-cell table:style-name="ce1109" office:value-type="float" office:value="7" calcext:value-type="float">
            <text:p>7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5">
          <table:table-cell/>
          <table:table-cell table:style-name="ce1097" office:value-type="string" calcext:value-type="string">
            <text:p>Kard, mesterkard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5" calcext:value-type="float">
            <text:p>5</text:p>
          </table:table-cell>
          <table:table-cell table:style-name="ce1109" office:value-type="string" calcext:value-type="string">
            <text:p>V/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string" calcext:value-type="string">
            <text:p>1,5 penge</text:p>
          </table:table-cell>
          <table:table-cell table:style-name="ce1109" office:value-type="float" office:value="9" calcext:value-type="float">
            <text:p>9</text:p>
          </table:table-cell>
          <table:table-cell table:style-name="ce1109" office:value-type="float" office:value="18" calcext:value-type="float">
            <text:p>18</text:p>
          </table:table-cell>
          <table:table-cell table:style-name="ce1109" office:value-type="float" office:value="13" calcext:value-type="float">
            <text:p>13</text:p>
          </table:table-cell>
          <table:table-cell table:style-name="ce1109" office:value-type="float" office:value="7" calcext:value-type="float">
            <text:p>7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Pugoss 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number-columns-repeated="2" table:style-name="ce1132" office:value-type="float" office:value="0" calcext:value-type="float">
            <text:p>0</text:p>
          </table:table-cell>
          <table:table-cell table:style-name="ce1132"/>
          <table:table-cell table:style-name="ce1110" table:number-columns-repeated="5"/>
          <table:table-cell table:style-name="ce1147" office:value-type="string" calcext:value-type="string">
            <text:p>kardvívás</text:p>
          </table:table-cell>
          <table:table-cell table:style-name="ce1155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rövid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string" calcext:value-type="string">
            <text:p>S/V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0,5 penge</text:p>
          </table:table-cell>
          <table:table-cell table:style-name="ce1109" office:value-type="float" office:value="4" calcext:value-type="float">
            <text:p>4</text:p>
          </table:table-cell>
          <table:table-cell table:number-columns-repeated="2" table:style-name="ce1109" office:value-type="float" office:value="8" calcext:value-type="float">
            <text:p>8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97" office:value-type="string" calcext:value-type="string">
            <text:p>Kard, Slan 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6" calcext:value-type="float">
            <text:p>6</text:p>
          </table:table-cell>
          <table:table-cell table:style-name="ce1109" office:value-type="string" calcext:value-type="string">
            <text:p>V/S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 office:value-type="string" calcext:value-type="string">
            <text:p>1,5 penge</text:p>
          </table:table-cell>
          <table:table-cell table:style-name="ce1109" office:value-type="float" office:value="9" calcext:value-type="float">
            <text:p>9</text:p>
          </table:table-cell>
          <table:table-cell table:style-name="ce1109" office:value-type="float" office:value="19" calcext:value-type="float">
            <text:p>19</text:p>
          </table:table-cell>
          <table:table-cell table:style-name="ce1109" office:value-type="float" office:value="13" calcext:value-type="float">
            <text:p>13</text:p>
          </table:table-cell>
          <table:table-cell table:style-name="ce1109" office:value-type="float" office:value="7" calcext:value-type="float">
            <text:p>7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Kard, Slan rövid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string" calcext:value-type="string">
            <text:p>V/S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0,5 penge</text:p>
          </table:table-cell>
          <table:table-cell table:style-name="ce1109" office:value-type="float" office:value="5" calcext:value-type="float">
            <text:p>5</text:p>
          </table:table-cell>
          <table:table-cell table:style-name="ce1109" office:value-type="float" office:value="11" calcext:value-type="float">
            <text:p>11</text:p>
          </table:table-cell>
          <table:table-cell table:number-columns-repeated="2" table:style-name="ce1109" office:value-type="float" office:value="5" calcext:value-type="float">
            <text:p>5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1097" office:value-type="string" calcext:value-type="string">
            <text:p>Kard, Slan csatakard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9" calcext:value-type="float">
            <text:p>9</text:p>
          </table:table-cell>
          <table:table-cell table:style-name="ce1109" office:value-type="string" calcext:value-type="string">
            <text:p>V/S</text:p>
          </table:table-cell>
          <table:table-cell table:style-name="ce1109" office:value-type="float" office:value="2" calcext:value-type="float">
            <text:p>2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2 penge</text:p>
          </table:table-cell>
          <table:table-cell table:style-name="ce1109" office:value-type="float" office:value="9" calcext:value-type="float">
            <text:p>9</text:p>
          </table:table-cell>
          <table:table-cell table:style-name="ce1109" office:value-type="float" office:value="23" calcext:value-type="float">
            <text:p>23</text:p>
          </table:table-cell>
          <table:table-cell table:style-name="ce1109" office:value-type="float" office:value="17" calcext:value-type="float">
            <text:p>17</text:p>
          </table:table-cell>
          <table:table-cell table:style-name="ce1109" office:value-type="float" office:value="8" calcext:value-type="float">
            <text:p>8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5">
          <table:table-cell/>
          <table:table-cell table:style-name="ce1097" office:value-type="string" calcext:value-type="string">
            <text:p>Kard, szablya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3" calcext:value-type="float">
            <text:p>3</text:p>
          </table:table-cell>
          <table:table-cell table:style-name="ce1109" office:value-type="string" calcext:value-type="string">
            <text:p>V/S</text:p>
          </table:table-cell>
          <table:table-cell table:style-name="ce1109" office:value-type="float" office:value="0" calcext:value-type="float">
            <text:p>0</text:p>
          </table:table-cell>
          <table:table-cell table:style-name="ce1109" office:value-type="float" office:value="1" calcext:value-type="float">
            <text:p>1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6" calcext:value-type="float">
            <text:p>6</text:p>
          </table:table-cell>
          <table:table-cell table:number-columns-repeated="2" table:style-name="ce1109" office:value-type="float" office:value="12" calcext:value-type="float">
            <text:p>12</text:p>
          </table:table-cell>
          <table:table-cell table:style-name="ce1109" office:value-type="float" office:value="6" calcext:value-type="float">
            <text:p>6</text:p>
          </table:table-cell>
          <table:table-cell table:style-name="ce1147" office:value-type="string" calcext:value-type="string">
            <text:p>kardvívás</text:p>
          </table:table-cell>
          <table:table-cell table:style-name="ce115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Mara-sequor </text:p>
          </table:table-cell>
          <table:table-cell table:style-name="ce1109" office:value-type="string" calcext:value-type="string">
            <text:p>kétkezes</text:p>
          </table:table-cell>
          <table:table-cell table:style-name="ce1110" table:number-columns-repeated="2"/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09" office:value-type="float" office:value="1" calcext:value-type="float">
            <text:p>1</text:p>
          </table:table-cell>
          <table:table-cell table:style-name="ce1110" table:number-columns-repeated="5"/>
          <table:table-cell table:style-name="ce1147" office:value-type="string" calcext:value-type="string">
            <text:p>kardvívás</text:p>
          </table:table-cell>
          <table:table-cell table:style-name="ce1155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Meneth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style-name="ce1110" office:value-type="float" office:value="0" calcext:value-type="float">
            <text:p>0</text:p>
          </table:table-cell>
          <table:table-cell table:style-name="ce1110" table:number-columns-repeated="7"/>
          <table:table-cell table:style-name="ce1147" office:value-type="string" calcext:value-type="string">
            <text:p>kardvív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Predoci egyeneskard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style-name="ce1110" office:value-type="float" office:value="0" calcext:value-type="float">
            <text:p>0</text:p>
          </table:table-cell>
          <table:table-cell table:style-name="ce1110" table:number-columns-repeated="7"/>
          <table:table-cell table:style-name="ce1147" office:value-type="string" calcext:value-type="string">
            <text:p>kardvív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Sequor 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style-name="ce1110" office:value-type="float" office:value="0" calcext:value-type="float">
            <text:p>0</text:p>
          </table:table-cell>
          <table:table-cell table:style-name="ce1110" table:number-columns-repeated="7"/>
          <table:table-cell table:style-name="ce1147" office:value-type="string" calcext:value-type="string">
            <text:p>kardvívás</text:p>
          </table:table-cell>
          <table:table-cell table:style-name="ce1156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292"/>
          <table:table-cell table:style-name="ce1099" office:value-type="string" calcext:value-type="string">
            <text:p>Tőrkard</text:p>
          </table:table-cell>
          <table:table-cell table:style-name="ce1111" office:value-type="string" calcext:value-type="string">
            <text:p>egykezes</text:p>
          </table:table-cell>
          <table:table-cell table:style-name="ce1111" office:value-type="float" office:value="2" calcext:value-type="float">
            <text:p>2</text:p>
          </table:table-cell>
          <table:table-cell table:style-name="ce1111" office:value-type="string" calcext:value-type="string">
            <text:p>S</text:p>
          </table:table-cell>
          <table:table-cell table:number-columns-repeated="2" table:style-name="ce1111" office:value-type="float" office:value="0" calcext:value-type="float">
            <text:p>0</text:p>
          </table:table-cell>
          <table:table-cell table:style-name="ce1111"/>
          <table:table-cell table:style-name="ce1111" office:value-type="string" calcext:value-type="string">
            <text:p>1 penge</text:p>
          </table:table-cell>
          <table:table-cell table:style-name="ce1111" office:value-type="float" office:value="6" calcext:value-type="float">
            <text:p>6</text:p>
          </table:table-cell>
          <table:table-cell table:number-columns-repeated="2" table:style-name="ce1111" office:value-type="float" office:value="12" calcext:value-type="float">
            <text:p>12</text:p>
          </table:table-cell>
          <table:table-cell table:style-name="ce1111" office:value-type="float" office:value="5" calcext:value-type="float">
            <text:p>5</text:p>
          </table:table-cell>
          <table:table-cell table:style-name="ce1148" office:value-type="string" calcext:value-type="string">
            <text:p>kardvívás</text:p>
          </table:table-cell>
          <table:table-cell table:style-name="ce1154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292" table:number-columns-repeated="241"/>
        </table:table-row>
        <table:table-row table:style-name="ro1">
          <table:table-cell table:style-name="ce1092" office:value-type="string" calcext:value-type="string">
            <text:p>Pusztító fegyverek</text:p>
          </table:table-cell>
          <table:table-cell table:style-name="ce1096" office:value-type="string" calcext:value-type="string">
            <text:p>Bot, rövid</text:p>
          </table:table-cell>
          <table:table-cell table:style-name="ce1108" office:value-type="string" calcext:value-type="string">
            <text:p>egykezes</text:p>
          </table:table-cell>
          <table:table-cell table:style-name="ce1120" table:number-columns-repeated="2"/>
          <table:table-cell table:number-columns-repeated="2" table:style-name="ce1120" office:value-type="float" office:value="0" calcext:value-type="float">
            <text:p>0</text:p>
          </table:table-cell>
          <table:table-cell table:style-name="ce1120" table:number-columns-repeated="6"/>
          <table:table-cell table:style-name="ce1147" office:value-type="string" calcext:value-type="string">
            <text:p>pusztítás</text:p>
          </table:table-cell>
          <table:table-cell table:style-name="ce1153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ot, furkós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number-columns-repeated="2"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uzogány, egykezes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5" calcext:value-type="float">
            <text:p>5</text:p>
          </table:table-cell>
          <table:table-cell table:style-name="ce1129" office:value-type="string" calcext:value-type="string">
            <text:p>Z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 penge</text:p>
          </table:table-cell>
          <table:table-cell table:style-name="ce1109" office:value-type="float" office:value="4" calcext:value-type="float">
            <text:p>4</text:p>
          </table:table-cell>
          <table:table-cell table:style-name="ce1109" office:value-type="float" office:value="12" calcext:value-type="float">
            <text:p>12</text:p>
          </table:table-cell>
          <table:table-cell table:style-name="ce1109" office:value-type="float" office:value="8" calcext:value-type="float">
            <text:p>8</text:p>
          </table:table-cell>
          <table:table-cell table:style-name="ce1109" office:value-type="float" office:value="7" calcext:value-type="float">
            <text:p>7</text:p>
          </table:table-cell>
          <table:table-cell table:style-name="ce1147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uzogány, kétkezes</text:p>
          </table:table-cell>
          <table:table-cell table:style-name="ce1109" office:value-type="string" calcext:value-type="string">
            <text:p>kétkezes</text:p>
          </table:table-cell>
          <table:table-cell table:style-name="ce1110" table:number-columns-repeated="3"/>
          <table:table-cell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uzogány, láncos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3"/>
          <table:table-cell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pusztítás</text:p>
          </table:table-cell>
          <table:table-cell table:style-name="ce1155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uzogány, shadleki</text:p>
          </table:table-cell>
          <table:table-cell table:style-name="ce1109" office:value-type="string" calcext:value-type="string">
            <text:p>??</text:p>
          </table:table-cell>
          <table:table-cell table:style-name="ce1110" table:number-columns-repeated="3"/>
          <table:table-cell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uzogány, tollas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style-name="ce1110" office:value-type="string" calcext:value-type="string">
            <text:p>!</text:p>
          </table:table-cell>
          <table:table-cell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uzogány, tüskés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2"/>
          <table:table-cell table:style-name="ce1110" office:value-type="string" calcext:value-type="string">
            <text:p>!!</text:p>
          </table:table-cell>
          <table:table-cell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14">
          <table:table-cell/>
          <table:table-cell table:style-name="ce1097" office:value-type="string" calcext:value-type="string">
            <text:p>Csatabárd, egykezes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4" calcext:value-type="float">
            <text:p>4</text:p>
          </table:table-cell>
          <table:table-cell table:style-name="ce1130" office:value-type="string" calcext:value-type="string">
            <text:p>V</text:p>
            <text:p>(néha szúrás)</text:p>
          </table:table-cell>
          <table:table-cell table:style-name="ce1109" office:value-type="string" calcext:value-type="string">
            <text:p>??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0,5 penge</text:p>
          </table:table-cell>
          <table:table-cell table:style-name="ce1109" office:value-type="float" office:value="4" calcext:value-type="float">
            <text:p>4</text:p>
          </table:table-cell>
          <table:table-cell table:number-columns-repeated="2" table:style-name="ce1109" office:value-type="float" office:value="8" calcext:value-type="float">
            <text:p>8</text:p>
          </table:table-cell>
          <table:table-cell table:style-name="ce1109"/>
          <table:table-cell table:style-name="ce1147" office:value-type="string" calcext:value-type="string">
            <text:p>pusztítás</text:p>
          </table:table-cell>
          <table:table-cell table:style-name="ce1155"/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Csatabárd, kétkezes</text:p>
          </table:table-cell>
          <table:table-cell table:style-name="ce1109" office:value-type="string" calcext:value-type="string">
            <text:p>kétkezes</text:p>
          </table:table-cell>
          <table:table-cell table:style-name="ce1109" office:value-type="float" office:value="8" calcext:value-type="float">
            <text:p>8</text:p>
          </table:table-cell>
          <table:table-cell table:number-columns-repeated="2" table:style-name="ce1109" office:value-type="string" calcext:value-type="string">
            <text:p>??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1,5 penge</text:p>
          </table:table-cell>
          <table:table-cell table:style-name="ce1109" office:value-type="float" office:value="8" calcext:value-type="float">
            <text:p>8</text:p>
          </table:table-cell>
          <table:table-cell table:number-columns-repeated="2" table:style-name="ce1109" office:value-type="float" office:value="16" calcext:value-type="float">
            <text:p>16</text:p>
          </table:table-cell>
          <table:table-cell table:style-name="ce1109"/>
          <table:table-cell table:style-name="ce1147" office:value-type="string" calcext:value-type="string">
            <text:p>pusztítás</text:p>
          </table:table-cell>
          <table:table-cell table:style-name="ce1154"/>
          <table:table-cell table:number-columns-repeated="241"/>
        </table:table-row>
        <table:table-row table:style-name="ro15">
          <table:table-cell/>
          <table:table-cell table:style-name="ce1097" office:value-type="string" calcext:value-type="string">
            <text:p>Csatacsákány</text:p>
          </table:table-cell>
          <table:table-cell table:style-name="ce1109" office:value-type="string" calcext:value-type="string">
            <text:p>egykezes</text:p>
          </table:table-cell>
          <table:table-cell table:style-name="ce1109" office:value-type="float" office:value="3" calcext:value-type="float">
            <text:p>3</text:p>
          </table:table-cell>
          <table:table-cell table:style-name="ce1109" office:value-type="string" calcext:value-type="string">
            <text:p>S?</text:p>
          </table:table-cell>
          <table:table-cell table:style-name="ce1109" office:value-type="string" calcext:value-type="string">
            <text:p>10 !</text:p>
          </table:table-cell>
          <table:table-cell table:style-name="ce1109" office:value-type="float" office:value="0" calcext:value-type="float">
            <text:p>0</text:p>
          </table:table-cell>
          <table:table-cell table:style-name="ce1109"/>
          <table:table-cell table:style-name="ce1109" office:value-type="string" calcext:value-type="string">
            <text:p>0,5 penge</text:p>
          </table:table-cell>
          <table:table-cell table:style-name="ce1109" office:value-type="float" office:value="4" calcext:value-type="float">
            <text:p>4</text:p>
          </table:table-cell>
          <table:table-cell table:number-columns-repeated="2" table:style-name="ce1109" office:value-type="float" office:value="8" calcext:value-type="float">
            <text:p>8</text:p>
          </table:table-cell>
          <table:table-cell table:style-name="ce1109"/>
          <table:table-cell table:style-name="ce1147" office:value-type="string" calcext:value-type="string">
            <text:p>pusztítás</text:p>
          </table:table-cell>
          <table:table-cell table:style-name="ce115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Cséphadaró</text:p>
          </table:table-cell>
          <table:table-cell table:style-name="ce1109" office:value-type="string" calcext:value-type="string">
            <text:p>kétkezes</text:p>
          </table:table-cell>
          <table:table-cell table:style-name="ce1110" table:number-columns-repeated="2"/>
          <table:table-cell table:number-columns-repeated="2"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pusztítás</text:p>
          </table:table-cell>
          <table:table-cell table:style-name="ce1155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292"/>
          <table:table-cell table:style-name="ce1099" office:value-type="string" calcext:value-type="string">
            <text:p>Harci kalapács</text:p>
          </table:table-cell>
          <table:table-cell table:style-name="ce1111" office:value-type="string" calcext:value-type="string">
            <text:p>??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48" office:value-type="string" calcext:value-type="string">
            <text:p>pusztítás</text:p>
          </table:table-cell>
          <table:table-cell table:style-name="ce1155"/>
          <table:table-cell table:style-name="ce292" table:number-columns-repeated="241"/>
        </table:table-row>
        <table:table-row table:style-name="ro1">
          <table:table-cell table:style-name="ce1092" office:value-type="string" calcext:value-type="string">
            <text:p>Lándzsavívó fegyverek</text:p>
          </table:table-cell>
          <table:table-cell table:style-name="ce1096" office:value-type="string" calcext:value-type="string">
            <text:p>Alabárd</text:p>
          </table:table-cell>
          <table:table-cell table:style-name="ce1108" office:value-type="string" calcext:value-type="string">
            <text:p>kétkezes</text:p>
          </table:table-cell>
          <table:table-cell table:style-name="ce1120" table:number-columns-repeated="10"/>
          <table:table-cell table:style-name="ce1147" office:value-type="string" calcext:value-type="string">
            <text:p>lándzsavívás</text:p>
          </table:table-cell>
          <table:table-cell table:style-name="ce1157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097" office:value-type="string" calcext:value-type="string">
            <text:p>Bot, hosszú</text:p>
          </table:table-cell>
          <table:table-cell table:style-name="ce1109" office:value-type="string" calcext:value-type="string">
            <text:p>kétkezes</text:p>
          </table:table-cell>
          <table:table-cell table:style-name="ce1110"/>
          <table:table-cell table:style-name="ce1109" office:value-type="string" calcext:value-type="string">
            <text:p>Z</text:p>
          </table:table-cell>
          <table:table-cell table:number-columns-repeated="2" table:style-name="ce1109" office:value-type="float" office:value="0" calcext:value-type="float">
            <text:p>0</text:p>
          </table:table-cell>
          <table:table-cell table:style-name="ce1109"/>
          <table:table-cell table:style-name="ce1110" table:number-columns-repeated="5"/>
          <table:table-cell table:style-name="ce114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97" office:value-type="string" calcext:value-type="string">
            <text:p>Lándzsa</text:p>
          </table:table-cell>
          <table:table-cell table:style-name="ce1109" office:value-type="string" calcext:value-type="string">
            <text:p>kétkezes</text:p>
          </table:table-cell>
          <table:table-cell table:style-name="ce1109"/>
          <table:table-cell table:style-name="ce1109" office:value-type="string" calcext:value-type="string">
            <text:p>S</text:p>
          </table:table-cell>
          <table:table-cell table:style-name="ce1110"/>
          <table:table-cell table:style-name="ce1110" office:value-type="float" office:value="0" calcext:value-type="float">
            <text:p>0</text:p>
          </table:table-cell>
          <table:table-cell table:style-name="ce1110"/>
          <table:table-cell table:style-name="ce1109" office:value-type="string" calcext:value-type="string">
            <text:p>3 penge</text:p>
          </table:table-cell>
          <table:table-cell table:style-name="ce1109" office:value-type="float" office:value="12" calcext:value-type="float">
            <text:p>12</text:p>
          </table:table-cell>
          <table:table-cell table:number-columns-repeated="2" table:style-name="ce1109" office:value-type="float" office:value="24" calcext:value-type="float">
            <text:p>24</text:p>
          </table:table-cell>
          <table:table-cell table:style-name="ce1109"/>
          <table:table-cell table:style-name="ce114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97" office:value-type="string" calcext:value-type="string">
            <text:p>Pika</text:p>
          </table:table-cell>
          <table:table-cell table:style-name="ce1109" office:value-type="string" calcext:value-type="string">
            <text:p>kétkezes</text:p>
          </table:table-cell>
          <table:table-cell table:style-name="ce1110"/>
          <table:table-cell table:style-name="ce1110" office:value-type="string" calcext:value-type="string">
            <text:p>S</text:p>
          </table:table-cell>
          <table:table-cell table:style-name="ce1110"/>
          <table:table-cell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97" office:value-type="string" calcext:value-type="string">
            <text:p>Szigony, egykezes</text:p>
          </table:table-cell>
          <table:table-cell table:style-name="ce1109" office:value-type="string" calcext:value-type="string">
            <text:p>egykezes</text:p>
          </table:table-cell>
          <table:table-cell table:style-name="ce1110" table:number-columns-repeated="3"/>
          <table:table-cell table:style-name="ce1110" office:value-type="float" office:value="0" calcext:value-type="float">
            <text:p>0</text:p>
          </table:table-cell>
          <table:table-cell table:style-name="ce1110" table:number-columns-repeated="6"/>
          <table:table-cell table:style-name="ce114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292"/>
          <table:table-cell table:style-name="ce1099" office:value-type="string" calcext:value-type="string">
            <text:p>Szigony, kétkezes</text:p>
          </table:table-cell>
          <table:table-cell table:style-name="ce1111" office:value-type="string" calcext:value-type="string">
            <text:p>kétkezes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48" office:value-type="string" calcext:value-type="string">
            <text:p>lándzsavívás</text:p>
          </table:table-cell>
          <table:table-cell table:style-name="ce292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93"/>
          <table:table-cell table:style-name="ce1093" office:value-type="string" calcext:value-type="string">
            <text:p>Fegyver</text:p>
          </table:table-cell>
          <table:table-cell table:style-name="ce1112" office:value-type="string" calcext:value-type="string">
            <text:p>Forgatás módja</text:p>
          </table:table-cell>
          <table:table-cell table:style-name="ce1093" office:value-type="string" calcext:value-type="string">
            <text:p>SP</text:p>
          </table:table-cell>
          <table:table-cell table:style-name="ce1112" office:value-type="string" calcext:value-type="string">
            <text:p>Sebzés módja</text:p>
          </table:table-cell>
          <table:table-cell table:style-name="ce1093" office:value-type="string" calcext:value-type="string">
            <text:p>Átütés</text:p>
          </table:table-cell>
          <table:table-cell table:style-name="ce1093" table:number-columns-repeated="2"/>
          <table:table-cell table:style-name="ce1093" office:value-type="string" calcext:value-type="string">
            <text:p>KÉ</text:p>
          </table:table-cell>
          <table:table-cell table:style-name="ce1093" office:value-type="string" calcext:value-type="string">
            <text:p>CÉ</text:p>
          </table:table-cell>
          <table:table-cell table:style-name="ce1093" office:value-type="string" calcext:value-type="string">
            <text:p>Osztó</text:p>
          </table:table-cell>
          <table:table-cell table:style-name="ce1093" office:value-type="string" calcext:value-type="string">
            <text:p>Hatótáv</text:p>
          </table:table-cell>
          <table:table-cell table:style-name="ce1140" office:value-type="string" calcext:value-type="string">
            <text:p>Sebesség</text:p>
          </table:table-cell>
          <table:table-cell table:style-name="ce1093" office:value-type="string" calcext:value-type="string">
            <text:p>Harcmodor</text:p>
          </table:table-cell>
          <table:table-cell table:style-name="ce1093" table:number-columns-repeated="242"/>
        </table:table-row>
        <table:table-row table:style-name="ro1">
          <table:table-cell table:style-name="ce1092" office:value-type="string" calcext:value-type="string">
            <text:p>Szál-hajítófegyverek</text:p>
          </table:table-cell>
          <table:table-cell table:style-name="ce1100" office:value-type="string" calcext:value-type="string">
            <text:p><text:s/>__</text:p>
          </table:table-cell>
          <table:table-cell table:number-columns-repeated="2" table:style-name="ce1113" office:value-type="string" calcext:value-type="string">
            <text:p>x</text:p>
          </table:table-cell>
          <table:table-cell table:number-columns-repeated="2" table:style-name="ce1100" office:value-type="string" calcext:value-type="string">
            <text:p>x</text:p>
          </table:table-cell>
          <table:table-cell table:style-name="ce1100" table:number-columns-repeated="2"/>
          <table:table-cell table:number-columns-repeated="3" table:style-name="ce1100" office:value-type="string" calcext:value-type="string">
            <text:p>x</text:p>
          </table:table-cell>
          <table:table-cell table:style-name="ce1100"/>
          <table:table-cell table:style-name="ce1114" office:value-type="string" calcext:value-type="string">
            <text:p>x</text:p>
          </table:table-cell>
          <table:table-cell table:style-name="ce1149" office:value-type="string" calcext:value-type="string">
            <text:p>x</text:p>
          </table:table-cell>
          <table:table-cell/>
          <table:table-cell table:style-name="ce1163" table:number-columns-repeated="241"/>
        </table:table-row>
        <table:table-row table:style-name="ro1">
          <table:table-cell/>
          <table:table-cell table:style-name="ce1101" office:value-type="string" calcext:value-type="string">
            <text:p>Könnyű kopja</text:p>
          </table:table-cell>
          <table:table-cell table:style-name="ce1114" office:value-type="string" calcext:value-type="string">
            <text:p>kétkezes</text:p>
          </table:table-cell>
          <table:table-cell table:style-name="ce1122"/>
          <table:table-cell table:style-name="ce1115" table:number-columns-repeated="6"/>
          <table:table-cell table:style-name="ce1101" office:value-type="float" office:value="1" calcext:value-type="float">
            <text:p>1</text:p>
          </table:table-cell>
          <table:table-cell table:style-name="ce1135" office:value-type="string" calcext:value-type="string">
            <text:p>60m</text:p>
          </table:table-cell>
          <table:table-cell table:style-name="ce1141" office:value-type="float" office:value="9" calcext:value-type="float">
            <text:p>9</text:p>
          </table:table-cell>
          <table:table-cell table:style-name="ce1147" office:value-type="string" calcext:value-type="string">
            <text:p>hajítás</text:p>
          </table:table-cell>
          <table:table-cell table:style-name="ce1158" office:value-type="string" calcext:value-type="string">
            <text:p>Követelmény: Erő +3</text:p>
          </table:table-cell>
          <table:table-cell table:style-name="ce1164" table:number-columns-repeated="241"/>
        </table:table-row>
        <table:table-row table:style-name="ro1">
          <table:table-cell/>
          <table:table-cell table:style-name="ce1101" office:value-type="string" calcext:value-type="string">
            <text:p>Lándzsa</text:p>
          </table:table-cell>
          <table:table-cell table:style-name="ce1115" table:number-columns-repeated="8"/>
          <table:table-cell table:style-name="ce1101" office:value-type="float" office:value="1" calcext:value-type="float">
            <text:p>1</text:p>
          </table:table-cell>
          <table:table-cell table:style-name="ce1135" office:value-type="string" calcext:value-type="string">
            <text:p>60m</text:p>
          </table:table-cell>
          <table:table-cell table:style-name="ce1142" office:value-type="float" office:value="8" calcext:value-type="float">
            <text:p>8</text:p>
          </table:table-cell>
          <table:table-cell table:style-name="ce1147" office:value-type="string" calcext:value-type="string">
            <text:p>hajítás</text:p>
          </table:table-cell>
          <table:table-cell table:style-name="ce1159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292"/>
          <table:table-cell table:style-name="ce1102" office:value-type="string" calcext:value-type="string">
            <text:p>Dárda, hajító</text:p>
          </table:table-cell>
          <table:table-cell table:style-name="ce1116"/>
          <table:table-cell table:style-name="ce1116" office:value-type="string" calcext:value-type="string">
            <text:p>a</text:p>
          </table:table-cell>
          <table:table-cell table:style-name="ce1116" table:number-columns-repeated="6"/>
          <table:table-cell table:style-name="ce1102" office:value-type="float" office:value="2" calcext:value-type="float">
            <text:p>2</text:p>
          </table:table-cell>
          <table:table-cell table:style-name="ce1136" office:value-type="string" calcext:value-type="string">
            <text:p>60m</text:p>
          </table:table-cell>
          <table:table-cell table:style-name="ce1143" office:value-type="float" office:value="7" calcext:value-type="float">
            <text:p>7</text:p>
          </table:table-cell>
          <table:table-cell table:style-name="ce1148" office:value-type="string" calcext:value-type="string">
            <text:p>hajítás</text:p>
          </table:table-cell>
          <table:table-cell table:style-name="ce1159" office:value-type="string" calcext:value-type="string">
            <text:p>Követelmény: Erő +0</text:p>
          </table:table-cell>
          <table:table-cell table:style-name="ce292" table:number-columns-repeated="241"/>
        </table:table-row>
        <table:table-row table:style-name="ro1">
          <table:table-cell table:style-name="ce1092" office:value-type="string" calcext:value-type="string">
            <text:p>Hajítófegyverek</text:p>
          </table:table-cell>
          <table:table-cell table:style-name="ce1103" office:value-type="string" calcext:value-type="string">
            <text:p>Bola</text:p>
          </table:table-cell>
          <table:table-cell table:style-name="ce1103" office:value-type="string" calcext:value-type="string">
            <text:p>egykezes</text:p>
          </table:table-cell>
          <table:table-cell table:style-name="ce1123" office:value-type="float" office:value="2" calcext:value-type="float">
            <text:p>2</text:p>
          </table:table-cell>
          <table:table-cell table:style-name="ce1123" office:value-type="string" calcext:value-type="string">
            <text:p>S</text:p>
          </table:table-cell>
          <table:table-cell table:style-name="ce1123" office:value-type="float" office:value="6" calcext:value-type="float">
            <text:p>6</text:p>
          </table:table-cell>
          <table:table-cell table:style-name="ce1123" table:number-columns-repeated="2"/>
          <table:table-cell table:style-name="ce1117"/>
          <table:table-cell table:style-name="ce1117" office:value-type="float" office:value="2" calcext:value-type="float">
            <text:p>2</text:p>
          </table:table-cell>
          <table:table-cell table:style-name="ce1103" office:value-type="float" office:value="1" calcext:value-type="float">
            <text:p>1</text:p>
          </table:table-cell>
          <table:table-cell table:style-name="ce1137" office:value-type="string" calcext:value-type="string">
            <text:p>20m</text:p>
          </table:table-cell>
          <table:table-cell table:style-name="ce1144" office:value-type="float" office:value="6" calcext:value-type="float">
            <text:p>6</text:p>
          </table:table-cell>
          <table:table-cell table:style-name="ce1147" office:value-type="string" calcext:value-type="string">
            <text:p>hajítás</text:p>
          </table:table-cell>
          <table:table-cell table:style-name="ce1158"/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Hajítóbárd</text:p>
          </table:table-cell>
          <table:table-cell table:style-name="ce1104" office:value-type="string" calcext:value-type="string">
            <text:p>egykezes</text:p>
          </table:table-cell>
          <table:table-cell table:style-name="ce1124" table:number-columns-repeated="6"/>
          <table:table-cell table:style-name="ce1124" office:value-type="float" office:value="4" calcext:value-type="float">
            <text:p>4</text:p>
          </table:table-cell>
          <table:table-cell table:style-name="ce1104" office:value-type="float" office:value="1" calcext:value-type="float">
            <text:p>1</text:p>
          </table:table-cell>
          <table:table-cell table:style-name="ce1138" office:value-type="string" calcext:value-type="string">
            <text:p>20m</text:p>
          </table:table-cell>
          <table:table-cell table:style-name="ce1145" office:value-type="float" office:value="5" calcext:value-type="float">
            <text:p>5</text:p>
          </table:table-cell>
          <table:table-cell table:style-name="ce1147" office:value-type="string" calcext:value-type="string">
            <text:p>hajítás</text:p>
          </table:table-cell>
          <table:table-cell table:style-name="ce1159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104" office:value-type="string" calcext:value-type="string">
            <text:p>Hajítótőr</text:p>
          </table:table-cell>
          <table:table-cell table:style-name="ce1104" office:value-type="string" calcext:value-type="string">
            <text:p>egykezes</text:p>
          </table:table-cell>
          <table:table-cell table:style-name="ce1104" office:value-type="float" office:value="0" calcext:value-type="float">
            <text:p>0</text:p>
          </table:table-cell>
          <table:table-cell table:style-name="ce1104" office:value-type="string" calcext:value-type="string">
            <text:p>S</text:p>
          </table:table-cell>
          <table:table-cell table:style-name="ce1124" table:number-columns-repeated="4"/>
          <table:table-cell table:style-name="ce1124" office:value-type="float" office:value="4" calcext:value-type="float">
            <text:p>4</text:p>
          </table:table-cell>
          <table:table-cell table:style-name="ce1104" office:value-type="float" office:value="2" calcext:value-type="float">
            <text:p>2</text:p>
          </table:table-cell>
          <table:table-cell table:style-name="ce1138" office:value-type="string" calcext:value-type="string">
            <text:p>15m</text:p>
          </table:table-cell>
          <table:table-cell table:style-name="ce1145" office:value-type="float" office:value="6" calcext:value-type="float">
            <text:p>6</text:p>
          </table:table-cell>
          <table:table-cell table:style-name="ce1147" office:value-type="string" calcext:value-type="string">
            <text:p>hajítás</text:p>
          </table:table-cell>
          <table:table-cell table:style-name="ce1160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36"> </text:span><text:span text:style-name="T37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kő, alma</text:p>
          </table:table-cell>
          <table:table-cell table:style-name="ce1104" office:value-type="string" calcext:value-type="string">
            <text:p>egykezes</text:p>
          </table:table-cell>
          <table:table-cell table:style-name="ce1124" table:number-columns-repeated="6"/>
          <table:table-cell table:style-name="ce1124" office:value-type="float" office:value="0" calcext:value-type="float">
            <text:p>0</text:p>
          </table:table-cell>
          <table:table-cell table:style-name="ce1104" office:value-type="float" office:value="1" calcext:value-type="float">
            <text:p>1</text:p>
          </table:table-cell>
          <table:table-cell table:style-name="ce1138" office:value-type="string" calcext:value-type="string">
            <text:p>20m</text:p>
          </table:table-cell>
          <table:table-cell table:style-name="ce1145" office:value-type="float" office:value="7" calcext:value-type="float">
            <text:p>7</text:p>
          </table:table-cell>
          <table:table-cell table:style-name="ce1147" office:value-type="string" calcext:value-type="string">
            <text:p>hajítás</text:p>
          </table:table-cell>
          <table:table-cell table:style-name="ce1159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Parittya</text:p>
          </table:table-cell>
          <table:table-cell table:style-name="ce1104" office:value-type="string" calcext:value-type="string">
            <text:p>egykezes</text:p>
          </table:table-cell>
          <table:table-cell table:style-name="ce1124" table:number-columns-repeated="6"/>
          <table:table-cell table:style-name="ce1124" office:value-type="float" office:value="4" calcext:value-type="float">
            <text:p>4</text:p>
          </table:table-cell>
          <table:table-cell table:style-name="ce1104" office:value-type="float" office:value="2" calcext:value-type="float">
            <text:p>2</text:p>
          </table:table-cell>
          <table:table-cell table:style-name="ce1138" office:value-type="string" calcext:value-type="string">
            <text:p>70m</text:p>
          </table:table-cell>
          <table:table-cell table:style-name="ce1145" office:value-type="float" office:value="5" calcext:value-type="float">
            <text:p>5</text:p>
          </table:table-cell>
          <table:table-cell table:style-name="ce1147" office:value-type="string" calcext:value-type="string">
            <text:p>hajítás</text:p>
          </table:table-cell>
          <table:table-cell table:style-name="ce1159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Ramiera</text:p>
          </table:table-cell>
          <table:table-cell table:style-name="ce1104" office:value-type="string" calcext:value-type="string">
            <text:p>egykezes</text:p>
          </table:table-cell>
          <table:table-cell table:style-name="ce1124" table:number-columns-repeated="6"/>
          <table:table-cell table:style-name="ce1124" office:value-type="float" office:value="1" calcext:value-type="float">
            <text:p>1</text:p>
          </table:table-cell>
          <table:table-cell table:style-name="ce1104" office:value-type="float" office:value="1" calcext:value-type="float">
            <text:p>1</text:p>
          </table:table-cell>
          <table:table-cell table:style-name="ce1138" office:value-type="string" calcext:value-type="string">
            <text:p>10m</text:p>
          </table:table-cell>
          <table:table-cell table:style-name="ce1145" office:value-type="float" office:value="4" calcext:value-type="float">
            <text:p>4</text:p>
          </table:table-cell>
          <table:table-cell table:style-name="ce1147" office:value-type="string" calcext:value-type="string">
            <text:p>hajítás</text:p>
          </table:table-cell>
          <table:table-cell table:style-name="ce1159"/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Slan csillag</text:p>
          </table:table-cell>
          <table:table-cell table:style-name="ce1104" office:value-type="string" calcext:value-type="string">
            <text:p>egykezes</text:p>
          </table:table-cell>
          <table:table-cell table:style-name="ce1124" table:number-columns-repeated="6"/>
          <table:table-cell table:style-name="ce1124" office:value-type="float" office:value="3" calcext:value-type="float">
            <text:p>3</text:p>
          </table:table-cell>
          <table:table-cell table:style-name="ce1104" office:value-type="float" office:value="1" calcext:value-type="float">
            <text:p>1</text:p>
          </table:table-cell>
          <table:table-cell table:style-name="ce1138" office:value-type="string" calcext:value-type="string">
            <text:p>15m</text:p>
          </table:table-cell>
          <table:table-cell table:style-name="ce1145" office:value-type="float" office:value="4" calcext:value-type="float">
            <text:p>4</text:p>
          </table:table-cell>
          <table:table-cell table:style-name="ce1147" office:value-type="string" calcext:value-type="string">
            <text:p>hajítás</text:p>
          </table:table-cell>
          <table:table-cell table:style-name="ce1159"/>
          <table:table-cell table:number-columns-repeated="241"/>
        </table:table-row>
        <table:table-row table:style-name="ro1">
          <table:table-cell table:style-name="ce292"/>
          <table:table-cell table:style-name="ce1105" office:value-type="string" calcext:value-type="string">
            <text:p>Tőr</text:p>
          </table:table-cell>
          <table:table-cell table:style-name="ce1105" office:value-type="string" calcext:value-type="string">
            <text:p>egykezes</text:p>
          </table:table-cell>
          <table:table-cell table:style-name="ce1125" table:number-columns-repeated="6"/>
          <table:table-cell table:style-name="ce1125" office:value-type="float" office:value="2" calcext:value-type="float">
            <text:p>2</text:p>
          </table:table-cell>
          <table:table-cell table:style-name="ce1105" office:value-type="float" office:value="2" calcext:value-type="float">
            <text:p>2</text:p>
          </table:table-cell>
          <table:table-cell table:style-name="ce1139" office:value-type="string" calcext:value-type="string">
            <text:p>10m</text:p>
          </table:table-cell>
          <table:table-cell table:style-name="ce1146" office:value-type="float" office:value="3" calcext:value-type="float">
            <text:p>3</text:p>
          </table:table-cell>
          <table:table-cell table:style-name="ce1148" office:value-type="string" calcext:value-type="string">
            <text:p>hajítás</text:p>
          </table:table-cell>
          <table:table-cell table:style-name="ce1159"/>
          <table:table-cell table:style-name="ce292" table:number-columns-repeated="241"/>
        </table:table-row>
        <table:table-row table:style-name="ro1">
          <table:table-cell table:style-name="ce1092" office:value-type="string" calcext:value-type="string">
            <text:p>Egyéb hajítófegyverek</text:p>
          </table:table-cell>
          <table:table-cell table:style-name="ce1103" office:value-type="string" calcext:value-type="string">
            <text:p>Dobóháló</text:p>
          </table:table-cell>
          <table:table-cell table:style-name="ce1117" table:number-columns-repeated="7"/>
          <table:table-cell table:style-name="ce1117" office:value-type="float" office:value="0" calcext:value-type="float">
            <text:p>0</text:p>
          </table:table-cell>
          <table:table-cell table:style-name="ce1103" office:value-type="float" office:value="1" calcext:value-type="float">
            <text:p>1</text:p>
          </table:table-cell>
          <table:table-cell table:style-name="ce1137" office:value-type="string" calcext:value-type="string">
            <text:p>4m</text:p>
          </table:table-cell>
          <table:table-cell table:style-name="ce1144" office:value-type="float" office:value="2" calcext:value-type="float">
            <text:p>2</text:p>
          </table:table-cell>
          <table:table-cell table:style-name="ce1147" office:value-type="string" calcext:value-type="string">
            <text:p>hajítás</text:p>
          </table:table-cell>
          <table:table-cell table:style-name="ce1161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Köpeny</text:p>
          </table:table-cell>
          <table:table-cell table:style-name="ce1104" office:value-type="string" calcext:value-type="string">
            <text:p>egykezes</text:p>
          </table:table-cell>
          <table:table-cell table:style-name="ce1124" table:number-columns-repeated="6"/>
          <table:table-cell table:style-name="ce1124" office:value-type="float" office:value="0" calcext:value-type="float">
            <text:p>0</text:p>
          </table:table-cell>
          <table:table-cell table:style-name="ce1104" office:value-type="float" office:value="1" calcext:value-type="float">
            <text:p>1</text:p>
          </table:table-cell>
          <table:table-cell table:style-name="ce1138" office:value-type="string" calcext:value-type="string">
            <text:p>4m</text:p>
          </table:table-cell>
          <table:table-cell table:style-name="ce1145" office:value-type="float" office:value="7" calcext:value-type="float">
            <text:p>7</text:p>
          </table:table-cell>
          <table:table-cell table:style-name="ce1147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292"/>
          <table:table-cell table:style-name="ce1105" office:value-type="string" calcext:value-type="string">
            <text:p>Lasszó</text:p>
          </table:table-cell>
          <table:table-cell table:style-name="ce1105" office:value-type="string" calcext:value-type="string">
            <text:p>egykezes</text:p>
          </table:table-cell>
          <table:table-cell table:style-name="ce1125" table:number-columns-repeated="6"/>
          <table:table-cell table:style-name="ce1125" office:value-type="float" office:value="0" calcext:value-type="float">
            <text:p>0</text:p>
          </table:table-cell>
          <table:table-cell table:style-name="ce1105" office:value-type="float" office:value="1" calcext:value-type="float">
            <text:p>1</text:p>
          </table:table-cell>
          <table:table-cell table:style-name="ce1139" office:value-type="string" calcext:value-type="string">
            <text:p>10m</text:p>
          </table:table-cell>
          <table:table-cell table:style-name="ce1146" office:value-type="float" office:value="4" calcext:value-type="float">
            <text:p>4</text:p>
          </table:table-cell>
          <table:table-cell table:style-name="ce1148" office:value-type="string" calcext:value-type="string">
            <text:p>hajítás</text:p>
          </table:table-cell>
          <table:table-cell table:style-name="ce292" table:number-columns-repeated="242"/>
        </table:table-row>
        <table:table-row table:style-name="ro1">
          <table:table-cell table:style-name="ce1092" office:value-type="string" calcext:value-type="string">
            <text:p>Íjász lőfegyverek</text:p>
          </table:table-cell>
          <table:table-cell table:style-name="ce1103" office:value-type="string" calcext:value-type="string">
            <text:p>Rövid íj</text:p>
          </table:table-cell>
          <table:table-cell table:style-name="ce1103" office:value-type="string" calcext:value-type="string">
            <text:p>kétkezes</text:p>
          </table:table-cell>
          <table:table-cell table:style-name="ce1117" table:number-columns-repeated="6"/>
          <table:table-cell table:style-name="ce1117" office:value-type="float" office:value="10" calcext:value-type="float">
            <text:p>10</text:p>
          </table:table-cell>
          <table:table-cell table:style-name="ce1103" office:value-type="float" office:value="2" calcext:value-type="float">
            <text:p>2</text:p>
          </table:table-cell>
          <table:table-cell table:style-name="ce1137"/>
          <table:table-cell table:style-name="ce1144" office:value-type="float" office:value="4" calcext:value-type="float">
            <text:p>4</text:p>
          </table:table-cell>
          <table:table-cell table:style-name="ce1147" office:value-type="string" calcext:value-type="string">
            <text:p>íjászat</text:p>
          </table:table-cell>
          <table:table-cell table:style-name="ce116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Hosszú íj</text:p>
          </table:table-cell>
          <table:table-cell table:style-name="ce1104" office:value-type="string" calcext:value-type="string">
            <text:p>kétkezes</text:p>
          </table:table-cell>
          <table:table-cell table:style-name="ce1124" table:number-columns-repeated="6"/>
          <table:table-cell table:style-name="ce1124" office:value-type="float" office:value="12" calcext:value-type="float">
            <text:p>12</text:p>
          </table:table-cell>
          <table:table-cell table:style-name="ce1104" office:value-type="float" office:value="3" calcext:value-type="float">
            <text:p>3</text:p>
          </table:table-cell>
          <table:table-cell table:style-name="ce1138"/>
          <table:table-cell table:style-name="ce1145" office:value-type="float" office:value="6" calcext:value-type="float">
            <text:p>6</text:p>
          </table:table-cell>
          <table:table-cell table:style-name="ce1147" office:value-type="string" calcext:value-type="string">
            <text:p>íjászat</text:p>
          </table:table-cell>
          <table:table-cell table:style-name="ce1162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Visszacsapó íj</text:p>
          </table:table-cell>
          <table:table-cell table:style-name="ce1104" office:value-type="string" calcext:value-type="string">
            <text:p>kétkezes</text:p>
          </table:table-cell>
          <table:table-cell table:style-name="ce1124" table:number-columns-repeated="6"/>
          <table:table-cell table:style-name="ce1124" office:value-type="float" office:value="10" calcext:value-type="float">
            <text:p>10</text:p>
          </table:table-cell>
          <table:table-cell table:style-name="ce1104" office:value-type="float" office:value="3" calcext:value-type="float">
            <text:p>3</text:p>
          </table:table-cell>
          <table:table-cell table:style-name="ce1138"/>
          <table:table-cell table:style-name="ce1145" office:value-type="float" office:value="7" calcext:value-type="float">
            <text:p>7</text:p>
          </table:table-cell>
          <table:table-cell table:style-name="ce1147" office:value-type="string" calcext:value-type="string">
            <text:p>íjászat</text:p>
          </table:table-cell>
          <table:table-cell table:style-name="ce1162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Elf íj</text:p>
          </table:table-cell>
          <table:table-cell table:style-name="ce1104" office:value-type="string" calcext:value-type="string">
            <text:p>kétkezes</text:p>
          </table:table-cell>
          <table:table-cell table:style-name="ce1126" office:value-type="float" office:value="1" calcext:value-type="float">
            <text:p>1</text:p>
          </table:table-cell>
          <table:table-cell table:style-name="ce1126" office:value-type="string" calcext:value-type="string">
            <text:p>S</text:p>
          </table:table-cell>
          <table:table-cell table:style-name="ce1126" office:value-type="float" office:value="0" calcext:value-type="float">
            <text:p>0</text:p>
          </table:table-cell>
          <table:table-cell table:style-name="ce1126" table:number-columns-repeated="2"/>
          <table:table-cell table:style-name="ce1126" office:value-type="float" office:value="5" calcext:value-type="float">
            <text:p>5</text:p>
          </table:table-cell>
          <table:table-cell table:style-name="ce1124" office:value-type="float" office:value="13" calcext:value-type="float">
            <text:p>13</text:p>
          </table:table-cell>
          <table:table-cell table:style-name="ce1104" office:value-type="string" calcext:value-type="string">
            <text:p>3(4)</text:p>
          </table:table-cell>
          <table:table-cell table:style-name="ce1138"/>
          <table:table-cell table:style-name="ce1145" office:value-type="float" office:value="9" calcext:value-type="float">
            <text:p>9</text:p>
          </table:table-cell>
          <table:table-cell table:style-name="ce1147" office:value-type="string" calcext:value-type="string">
            <text:p>íjászat</text:p>
          </table:table-cell>
          <table:table-cell table:style-name="ce1162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Fúvócső, kicsi</text:p>
          </table:table-cell>
          <table:table-cell table:style-name="ce1104" office:value-type="string" calcext:value-type="string">
            <text:p>egykezes</text:p>
          </table:table-cell>
          <table:table-cell table:style-name="ce1124" table:number-columns-repeated="6"/>
          <table:table-cell table:style-name="ce1124" office:value-type="float" office:value="8" calcext:value-type="float">
            <text:p>8</text:p>
          </table:table-cell>
          <table:table-cell table:style-name="ce1104" office:value-type="float" office:value="1" calcext:value-type="float">
            <text:p>1</text:p>
          </table:table-cell>
          <table:table-cell table:style-name="ce1138"/>
          <table:table-cell table:style-name="ce1145" office:value-type="float" office:value="3" calcext:value-type="float">
            <text:p>3</text:p>
          </table:table-cell>
          <table:table-cell table:style-name="ce1147" office:value-type="string" calcext:value-type="string">
            <text:p>íjászat</text:p>
          </table:table-cell>
          <table:table-cell table:style-name="ce1162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292"/>
          <table:table-cell table:style-name="ce1105" office:value-type="string" calcext:value-type="string">
            <text:p>Fúvócső, vadász</text:p>
          </table:table-cell>
          <table:table-cell table:style-name="ce1105" office:value-type="string" calcext:value-type="string">
            <text:p>kétkezes</text:p>
          </table:table-cell>
          <table:table-cell table:style-name="ce1125" table:number-columns-repeated="6"/>
          <table:table-cell table:style-name="ce1125" office:value-type="float" office:value="10" calcext:value-type="float">
            <text:p>10</text:p>
          </table:table-cell>
          <table:table-cell table:style-name="ce1105" office:value-type="float" office:value="1" calcext:value-type="float">
            <text:p>1</text:p>
          </table:table-cell>
          <table:table-cell table:style-name="ce1139"/>
          <table:table-cell table:style-name="ce1146" office:value-type="float" office:value="2" calcext:value-type="float">
            <text:p>2</text:p>
          </table:table-cell>
          <table:table-cell table:style-name="ce1148" office:value-type="string" calcext:value-type="string">
            <text:p>íjászat</text:p>
          </table:table-cell>
          <table:table-cell table:style-name="ce1162"/>
          <table:table-cell table:style-name="ce292" table:number-columns-repeated="241"/>
        </table:table-row>
        <table:table-row table:style-name="ro1">
          <table:table-cell table:style-name="ce1092" office:value-type="string" calcext:value-type="string">
            <text:p>Lövész lőfegyverek</text:p>
          </table:table-cell>
          <table:table-cell table:style-name="ce1103" office:value-type="string" calcext:value-type="string">
            <text:p>Kézi nyílpuska</text:p>
          </table:table-cell>
          <table:table-cell table:style-name="ce1103" office:value-type="string" calcext:value-type="string">
            <text:p>egykezes</text:p>
          </table:table-cell>
          <table:table-cell table:style-name="ce1103"/>
          <table:table-cell table:style-name="ce1103" office:value-type="string" calcext:value-type="string">
            <text:p>S</text:p>
          </table:table-cell>
          <table:table-cell table:style-name="ce1103" table:number-columns-repeated="4"/>
          <table:table-cell table:style-name="ce1103" office:value-type="float" office:value="10" calcext:value-type="float">
            <text:p>10</text:p>
          </table:table-cell>
          <table:table-cell table:style-name="ce1103" office:value-type="float" office:value="3" calcext:value-type="float">
            <text:p>3</text:p>
          </table:table-cell>
          <table:table-cell table:style-name="ce1137" office:value-type="string" calcext:value-type="string">
            <text:p>20m</text:p>
          </table:table-cell>
          <table:table-cell table:style-name="ce1144" office:value-type="float" office:value="3" calcext:value-type="float">
            <text:p>3</text:p>
          </table:table-cell>
          <table:table-cell table:style-name="ce1147" office:value-type="string" calcext:value-type="string">
            <text:p>lövészet</text:p>
          </table:table-cell>
          <table:table-cell table:style-name="ce1161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2">
          <table:table-cell/>
          <table:table-cell table:style-name="ce1104" office:value-type="string" calcext:value-type="string">
            <text:p>Nyílpuska</text:p>
          </table:table-cell>
          <table:table-cell table:style-name="ce1104" office:value-type="string" calcext:value-type="string">
            <text:p>kétkezes</text:p>
          </table:table-cell>
          <table:table-cell table:style-name="ce1104" office:value-type="float" office:value="6" calcext:value-type="float">
            <text:p>6</text:p>
          </table:table-cell>
          <table:table-cell table:style-name="ce1104" office:value-type="string" calcext:value-type="string">
            <text:p>S</text:p>
          </table:table-cell>
          <table:table-cell table:style-name="ce1124" office:value-type="float" office:value="10" calcext:value-type="float">
            <text:p>10</text:p>
          </table:table-cell>
          <table:table-cell table:style-name="ce1124" table:number-columns-repeated="2"/>
          <table:table-cell table:style-name="ce1104"/>
          <table:table-cell table:style-name="ce1104" office:value-type="float" office:value="16" calcext:value-type="float">
            <text:p>16</text:p>
          </table:table-cell>
          <table:table-cell table:style-name="ce1104" office:value-type="float" office:value="4" calcext:value-type="float">
            <text:p>4</text:p>
          </table:table-cell>
          <table:table-cell table:style-name="ce1138" office:value-type="string" calcext:value-type="string">
            <text:p>50m</text:p>
          </table:table-cell>
          <table:table-cell table:style-name="ce1145" office:value-type="float" office:value="4" calcext:value-type="float">
            <text:p>4</text:p>
          </table:table-cell>
          <table:table-cell table:style-name="ce1147" office:value-type="string" calcext:value-type="string">
            <text:p>lövészet</text:p>
          </table:table-cell>
          <table:table-cell table:style-name="ce116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Nehéz nyílpuska</text:p>
          </table:table-cell>
          <table:table-cell table:style-name="ce1104" office:value-type="string" calcext:value-type="string">
            <text:p>kétkezes</text:p>
          </table:table-cell>
          <table:table-cell table:style-name="ce1104" office:value-type="float" office:value="14" calcext:value-type="float">
            <text:p>14</text:p>
          </table:table-cell>
          <table:table-cell table:style-name="ce1104" office:value-type="string" calcext:value-type="string">
            <text:p>S</text:p>
          </table:table-cell>
          <table:table-cell table:style-name="ce1124" office:value-type="float" office:value="10" calcext:value-type="float">
            <text:p>10</text:p>
          </table:table-cell>
          <table:table-cell table:style-name="ce1124" table:number-columns-repeated="2"/>
          <table:table-cell table:style-name="ce1104"/>
          <table:table-cell table:style-name="ce1104" office:value-type="float" office:value="16" calcext:value-type="float">
            <text:p>16</text:p>
          </table:table-cell>
          <table:table-cell table:style-name="ce1104" office:value-type="float" office:value="4" calcext:value-type="float">
            <text:p>4</text:p>
          </table:table-cell>
          <table:table-cell table:style-name="ce1138" office:value-type="string" calcext:value-type="string">
            <text:p>80m</text:p>
          </table:table-cell>
          <table:table-cell table:style-name="ce1145" office:value-type="float" office:value="5" calcext:value-type="float">
            <text:p>5</text:p>
          </table:table-cell>
          <table:table-cell table:style-name="ce1147" office:value-type="string" calcext:value-type="string">
            <text:p>lövészet</text:p>
          </table:table-cell>
          <table:table-cell table:style-name="ce1162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2">
          <table:table-cell/>
          <table:table-cell table:style-name="ce1104" office:value-type="string" calcext:value-type="string">
            <text:p>Shadoni páncéltörő</text:p>
          </table:table-cell>
          <table:table-cell table:style-name="ce1104" office:value-type="string" calcext:value-type="string">
            <text:p>kétkezes</text:p>
          </table:table-cell>
          <table:table-cell table:style-name="ce1104"/>
          <table:table-cell table:style-name="ce1104" office:value-type="string" calcext:value-type="string">
            <text:p>Z</text:p>
          </table:table-cell>
          <table:table-cell table:style-name="ce1104" office:value-type="string" calcext:value-type="string">
            <text:p>??</text:p>
          </table:table-cell>
          <table:table-cell table:style-name="ce1104" table:number-columns-repeated="3"/>
          <table:table-cell table:number-columns-repeated="2" table:style-name="ce1104" office:value-type="float" office:value="4" calcext:value-type="float">
            <text:p>4</text:p>
          </table:table-cell>
          <table:table-cell table:style-name="ce1138" office:value-type="string" calcext:value-type="string">
            <text:p>120m</text:p>
          </table:table-cell>
          <table:table-cell table:style-name="ce1145" office:value-type="float" office:value="3" calcext:value-type="float">
            <text:p>3</text:p>
          </table:table-cell>
          <table:table-cell table:style-name="ce1147" office:value-type="string" calcext:value-type="string">
            <text:p>lövészet</text:p>
          </table:table-cell>
          <table:table-cell table:style-name="ce116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Kharei nyílpuska</text:p>
          </table:table-cell>
          <table:table-cell table:style-name="ce1104" office:value-type="string" calcext:value-type="string">
            <text:p>egykezes</text:p>
          </table:table-cell>
          <table:table-cell table:style-name="ce1104"/>
          <table:table-cell table:style-name="ce1104" office:value-type="string" calcext:value-type="string">
            <text:p>S</text:p>
          </table:table-cell>
          <table:table-cell table:style-name="ce1104" table:number-columns-repeated="4"/>
          <table:table-cell table:style-name="ce1104" office:value-type="float" office:value="14" calcext:value-type="float">
            <text:p>14</text:p>
          </table:table-cell>
          <table:table-cell table:style-name="ce1104" office:value-type="float" office:value="4" calcext:value-type="float">
            <text:p>4</text:p>
          </table:table-cell>
          <table:table-cell table:style-name="ce1138" office:value-type="string" calcext:value-type="string">
            <text:p>50m</text:p>
          </table:table-cell>
          <table:table-cell table:style-name="ce1145" office:value-type="float" office:value="2" calcext:value-type="float">
            <text:p>2</text:p>
          </table:table-cell>
          <table:table-cell table:style-name="ce1147" office:value-type="string" calcext:value-type="string">
            <text:p>lövészet</text:p>
          </table:table-cell>
          <table:table-cell table:style-name="ce1162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292"/>
          <table:table-cell table:style-name="ce1105" office:value-type="string" calcext:value-type="string">
            <text:p>Aquir nyílpuska</text:p>
          </table:table-cell>
          <table:table-cell table:style-name="ce1105" office:value-type="string" calcext:value-type="string">
            <text:p>egykezes</text:p>
          </table:table-cell>
          <table:table-cell table:style-name="ce1105" office:value-type="string" calcext:value-type="string">
            <text:p>halál / +6</text:p>
          </table:table-cell>
          <table:table-cell table:style-name="ce1105" office:value-type="string" calcext:value-type="string">
            <text:p>S</text:p>
          </table:table-cell>
          <table:table-cell table:style-name="ce1105" table:number-columns-repeated="4"/>
          <table:table-cell table:style-name="ce1105" office:value-type="float" office:value="16" calcext:value-type="float">
            <text:p>16</text:p>
          </table:table-cell>
          <table:table-cell table:style-name="ce1105" office:value-type="float" office:value="3" calcext:value-type="float">
            <text:p>3</text:p>
          </table:table-cell>
          <table:table-cell table:style-name="ce1139" office:value-type="string" calcext:value-type="string">
            <text:p>50m</text:p>
          </table:table-cell>
          <table:table-cell table:style-name="ce1146" office:value-type="float" office:value="1" calcext:value-type="float">
            <text:p>1</text:p>
          </table:table-cell>
          <table:table-cell table:style-name="ce1148" office:value-type="string" calcext:value-type="string">
            <text:p>lövészet</text:p>
          </table:table-cell>
          <table:table-cell table:style-name="ce1162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292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18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7" table:default-cell-style-name="ce765"/>
        <table:table-column table:style-name="co48" table:default-cell-style-name="ce973"/>
        <table:table-column table:style-name="co49" table:default-cell-style-name="ce973"/>
        <table:table-column table:style-name="co50" table:default-cell-style-name="ce973"/>
        <table:table-column table:style-name="co49" table:default-cell-style-name="ce281"/>
        <table:table-column table:style-name="co51" table:default-cell-style-name="ce811"/>
        <table:table-column table:style-name="co52" table:default-cell-style-name="ce28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848"/>
        <table:table-column table:style-name="co59" table:default-cell-style-name="ce859"/>
        <table:table-column table:style-name="co60" table:default-cell-style-name="ce859"/>
        <table:table-column table:style-name="co61" table:default-cell-style-name="ce281"/>
        <table:table-column table:style-name="co62" table:default-cell-style-name="ce281"/>
        <table:table-column table:style-name="co11" table:number-columns-repeated="237" table:default-cell-style-name="ce281"/>
        <table:table-column table:style-name="co11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978"/>
          <table:covered-table-cell table:style-name="ce983"/>
          <table:covered-table-cell table:style-name="ce993"/>
          <table:covered-table-cell table:style-name="ce1001"/>
          <table:covered-table-cell table:number-columns-repeated="6" table:style-name="ce993"/>
          <table:covered-table-cell table:number-columns-repeated="3" table:style-name="ce1052"/>
          <table:covered-table-cell table:style-name="ce993"/>
          <table:table-cell table:style-name="ce993" table:number-columns-repeated="238"/>
          <table:table-cell table:style-name="ce860" table:number-columns-repeated="2"/>
        </table:table-row>
        <table:table-row table:style-name="ro25">
          <table:table-cell table:style-name="ce763"/>
          <table:table-cell table:style-name="ce774"/>
          <table:table-cell table:style-name="ce978"/>
          <table:table-cell table:style-name="ce983"/>
          <table:table-cell table:style-name="ce993"/>
          <table:table-cell table:style-name="ce1001"/>
          <table:table-cell table:style-name="ce993" table:number-columns-repeated="6"/>
          <table:table-cell table:style-name="ce1052" table:number-columns-repeated="3"/>
          <table:table-cell table:style-name="ce993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994"/>
          <table:covered-table-cell table:style-name="ce806"/>
          <table:covered-table-cell table:number-columns-repeated="2" table:style-name="ce994"/>
          <table:table-cell table:style-name="ce994" table:number-columns-repeated="4"/>
          <table:table-cell/>
          <table:table-cell table:style-name="ce848" table:number-columns-repeated="2"/>
          <table:table-cell table:style-name="ce994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970" office:value-type="string" calcext:value-type="string">
            <text:p>Szint</text:p>
          </table:table-cell>
          <table:table-cell table:style-name="ce970" office:value-type="string" calcext:value-type="string" table:number-columns-spanned="2" table:number-rows-spanned="1">
            <text:p>Átfogó</text:p>
          </table:table-cell>
          <table:covered-table-cell table:style-name="ce970"/>
          <table:table-cell table:style-name="ce970" office:value-type="string" calcext:value-type="string" table:number-columns-spanned="2" table:number-rows-spanned="1">
            <text:p>Átlagos</text:p>
          </table:table-cell>
          <table:covered-table-cell table:style-name="ce970"/>
          <table:table-cell table:style-name="ce970" office:value-type="string" calcext:value-type="string" table:number-columns-spanned="2" table:number-rows-spanned="1">
            <text:p>Spec.</text:p>
          </table:table-cell>
          <table:covered-table-cell/>
          <table:table-cell table:style-name="ce994" table:number-columns-repeated="4"/>
          <table:table-cell/>
          <table:table-cell table:style-name="ce848" table:number-columns-repeated="2"/>
          <table:table-cell table:style-name="ce994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994" table:number-columns-repeated="3"/>
          <table:table-cell/>
          <table:table-cell table:style-name="ce848" table:number-columns-repeated="2"/>
          <table:table-cell table:style-name="ce994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0484in" draw:caption-point-x="1.7075in" draw:caption-point-y="0.8492in">
              <dc:creator>F.B.</dc:creator>
              <dc:date>2024-03-10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973"/>
          <table:table-cell table:style-name="ce994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1.1122in" svg:height="0.2346in" svg:x="6.9287in" svg:y="0.2059in" draw:caption-point-x="1.7075in" draw:caption-point-y="0.8697in">
              <dc:creator>F.B.</dc:creator>
              <dc:date>2024-03-10T00:00:00</dc:date>
              <text:p text:style-name="P1"><text:span text:style-name="T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1.1161in" svg:height="0.2346in" svg:x="8.8004in" svg:y="0.5378in" draw:caption-point-x="-0.1642in" draw:caption-point-y="0.7154in">
              <dc:creator>F.B.</dc:creator>
              <dc:date>2024-03-10T00:00:00</dc:date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00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004in" svg:y="1.8319in" draw:caption-point-x="-0.1642in" draw:caption-point-y="0.8437in">
              <dc:date>2024-03-10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1461in" draw:caption-point-x="-0.1642in" draw:caption-point-y="0.885in">
              <dc:date>2024-03-10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8" calcext:value-type="float">
            <office:annotation draw:style-name="gr4" draw:text-style-name="P2" svg:width="1.1205in" svg:height="0.3902in" svg:x="8.8004in" svg:y="2.3028in" draw:caption-point-x="-0.1642in" draw:caption-point-y="0.9059in">
              <dc:date>2024-03-10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8 HM</text:p>
          </table:table-cell>
          <table:table-cell table:style-name="Default"/>
          <table:table-cell table:style-name="ce459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6169in" draw:caption-point-x="-0.1642in" draw:caption-point-y="0.9472in">
              <dc:creator>FB</dc:creator>
              <dc:date>2024-03-10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004in" svg:y="2.774in" draw:caption-point-x="-0.1642in" draw:caption-point-y="0.9681in">
              <dc:creator>FB</dc:creator>
              <dc:date>2024-03-10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4" office:value-type="string" calcext:value-type="string">
            <text:p>Egyik HM nagyobb lehet</text:p>
          </table:table-cell>
          <table:table-cell table:style-name="ce1023" table:content-validation-name="val12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023" office:value-type="string" calcext:value-type="string">
            <text:p>Erőbónusz</text:p>
          </table:table-cell>
          <table:table-cell table:style-name="ce1023" table:formula="of:=[$Tulajdonságok_képzettségek.C18]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011" office:value-type="string" calcext:value-type="string">
            <text:p>Nincs adat string</text:p>
          </table:table-cell>
          <table:table-cell table:style-name="ce1023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011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023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4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990" office:value-type="string" calcext:value-type="string">
            <text:p>Fok</text:p>
          </table:table-cell>
          <table:table-cell table:style-name="ce990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011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005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975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975" office:value-type="string" calcext:value-type="string">
            <text:p>VÉ</text:p>
          </table:table-cell>
          <table:table-cell table:style-name="ce975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73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73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3" table:default-cell-style-name="ce459"/>
        <table:table-row table:style-name="ro1">
          <table:table-cell office:value-type="string" calcext:value-type="string">
            <text:p>Karakteralkotó a M* világához készült nonprofit <text:span text:style-name="T11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266" office:value-type="string" calcext:value-type="string">
            <text:p>Creative Commons License</text:p>
          </table:table-cell>
        </table:table-row>
        <table:table-row table:style-name="ro19">
          <table:table-cell office:value-type="string" calcext:value-type="string">
            <text:p><text:span text:style-name="T38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number-style style:name="N137">
      <number:text>Túllépted a harci+misztikus KP limitet!</number:text>
    </number:number-style>
    <number:text-style style:name="N138">
      <number:text-content/>
      <number:text> (tradícióból)</number:text>
    </number:text-style>
    <number:number-style style:name="N139">
      <number:text>Mesterfegyver harcmodor szint követelménye nincs meg!</number:text>
    </number:number-style>
    <number:number-style style:name="N140">
      <number:text>Gyors!</number:text>
    </number:number-style>
    <number:number-style style:name="N141">
      <number:number number:min-integer-digits="1"/>
      <number:text> (Limit túllépés!!)</number:text>
    </number:number-style>
    <number:number-style style:name="N142">
      <number:number number:min-integer-digits="1"/>
      <number:text> KP</number:text>
    </number:number-style>
    <number:text-style style:name="N143">
      <number:text-content/>
      <number:text> KP</number:text>
    </number:text-style>
    <number:number-style style:name="N144">
      <number:number number:decimal-places="0" number:min-decimal-places="0" number:min-integer-digits="1" number:display-factor="1000"/>
      <number:text>KP</number:text>
    </number:number-style>
    <number:number-style style:name="N145">
      <number:text>+</number:text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/>
      <number:text>KP</number:text>
    </number:number-style>
    <number:number-style style:name="N147">
      <number:text>Max </number:text>
      <number:number number:min-integer-digits="1"/>
      <number:text> KP</number:text>
    </number:number-style>
    <number:percentage-style style:name="N148">
      <number:number number:decimal-places="0" number:min-decimal-places="0" number:min-integer-digits="1"/>
      <number:text>%-a</number:text>
    </number:percentage-style>
    <number:percentage-style style:name="N149">
      <number:text>Össz KP-nak </number:text>
      <number:number number:decimal-places="0" number:min-decimal-places="0" number:min-integer-digits="1"/>
      <number:text>%-a</number:text>
    </number:percentage-style>
    <number:percentage-style style:name="N150">
      <number:text>Ey az össz KP-nak a </number:text>
      <number:number number:decimal-places="0" number:min-decimal-places="0" number:min-integer-digits="1"/>
      <number:text>%-a</number:text>
    </number:percentage-style>
    <number:percentage-style style:name="N151">
      <number:text>Ez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 </number:text>
      <number:number number:decimal-places="0" number:min-decimal-places="0" number:min-integer-digits="1"/>
      <number:text>%-a</number:text>
    </number:percentage-style>
    <number:percentage-style style:name="N153">
      <number:text>(Ez az össz KP </number:text>
      <number:number number:decimal-places="0" number:min-decimal-places="0" number:min-integer-digits="1"/>
      <number:text>%-a)</number:text>
    </number:percentage-style>
    <number:number-style style:name="N154">
      <number:number number:min-integer-digits="1"/>
      <number:text>!</number:text>
    </number:number-style>
    <number:number-style style:name="N155">
      <number:number number:min-integer-digits="1"/>
      <number:text> (Limit túllépés)</number:text>
    </number:number-style>
    <number:number-style style:name="N156">
      <number:text>+</number:text>
      <number:number number:decimal-places="0" number:min-decimal-places="0" number:min-integer-digits="1"/>
    </number:number-style>
    <number:number-style style:name="N157">
      <number:number number:min-integer-digits="1"/>
      <number:text> db</number:text>
    </number:number-style>
    <number:number-style style:name="N158">
      <number:number number:decimal-places="0" number:min-decimal-places="0" number:min-integer-digits="1"/>
      <number:text> db</number:text>
    </number:number-style>
    <number:number-style style:name="N159">
      <number:text>Nincs ennyi fok!</number:text>
    </number:number-style>
    <number:number-style style:name="N160">
      <number:number number:min-integer-digits="1"/>
      <number:text> szint</number:text>
    </number:number-style>
    <number:number-style style:name="N161">
      <number:text>+</number:text>
      <number:number number:decimal-places="0" number:min-decimal-places="0" number:min-integer-digits="1"/>
      <number:text> szint</number:text>
    </number:number-style>
    <number:number-style style:name="N162">
      <number:number number:decimal-places="0" number:min-decimal-places="0" number:min-integer-digits="1"/>
      <number:text> szint</number:text>
    </number:number-style>
    <number:number-style style:name="N163">
      <number:number number:decimal-places="1" number:min-decimal-places="1" number:min-integer-digits="1"/>
    </number:number-style>
    <number:number-style style:name="N164">
      <number:number number:min-integer-digits="1"/>
      <number:text> fok</number:text>
    </number:number-style>
    <number:number-style style:name="N165">
      <number:number number:decimal-places="1" number:min-decimal-places="1" number:min-integer-digits="1"/>
      <number:text> szint</number:text>
    </number:number-style>
    <number:number-style style:name="N166">
      <number:text>Szint +</number:text>
      <number:number number:min-integer-digits="1"/>
      <number:text> fok</number:text>
    </number:number-style>
    <number:number-style style:name="N167">
      <number:text>Szint +</number:text>
      <number:number number:min-integer-digits="1"/>
    </number:number-style>
    <number:number-style style:name="N168">
      <number:number number:min-integer-digits="1"/>
      <number:text> HM</number:text>
    </number:number-style>
    <number:number-style style:name="N169">
      <number:number number:decimal-places="2" number:min-decimal-places="2" number:min-integer-digits="1" number:display-factor="1000"/>
      <number:text> HM/szint</number:text>
    </number:number-style>
    <number:number-style style:name="N170">
      <number:number number:decimal-places="1" number:min-decimal-places="1" number:min-integer-digits="1" number:display-factor="1000"/>
      <number:text> HM/sz</number:text>
    </number:number-style>
    <number:number-style style:name="N171">
      <number:number number:decimal-places="1" number:min-decimal-places="1" number:min-integer-digits="1"/>
      <number:text> HM/sz</number:text>
    </number:number-style>
    <number:number-style style:name="N172">
      <number:text>+</number:text>
      <number:number number:min-integer-digits="1"/>
      <number:text> KP</number:text>
    </number:number-style>
    <number:number-style style:name="N173">
      <number:number number:decimal-places="0" number:min-decimal-places="0" number:min-integer-digits="1"/>
      <number:text> KP</number:text>
    </number:number-style>
    <number:number-style style:name="N174">
      <number:number number:min-integer-digits="1"/>
      <number:text> CÉ</number:text>
    </number:number-style>
    <number:number-style style:name="N175">
      <number:number number:decimal-places="1" number:min-decimal-places="1" number:min-integer-digits="1"/>
      <number:text> HM/szint</number:text>
    </number:number-style>
    <number:number-style style:name="N176">
      <number:number number:min-integer-digits="1"/>
      <number:text> MP</number:text>
    </number:number-style>
    <number:percentage-style style:name="N177">
      <number:text>(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 Pp</number:text>
    </number:number-style>
    <number:number-style style:name="N179">
      <number:number number:decimal-places="1" number:min-decimal-places="1" number:min-integer-digits="1"/>
      <number:text> MP/szint</number:text>
    </number:number-style>
    <number:number-style style:name="N180">
      <number:number number:min-integer-digits="1"/>
      <number:text>. fok</number:text>
    </number:number-style>
    <number:number-style style:name="N181">
      <number:number number:min-integer-digits="1"/>
      <number:text> CHM</number:text>
    </number:number-style>
    <number:number-style style:name="N182">
      <number:number number:min-integer-digits="1"/>
      <number:text> Ψp</number:text>
    </number:number-style>
    <number:number-style style:name="N183">
      <number:number number:min-integer-digits="1"/>
      <number:text>,</number:text>
    </number:number-style>
    <number:number-style style:name="N184">
      <number:number number:min-integer-digits="1"/>
      <number:text>+k20</number:text>
    </number:number-style>
    <number:number-style style:name="N185">
      <number:number number:min-integer-digits="1"/>
      <number:text> MFP</number:text>
    </number:number-style>
    <number:number-style style:name="N186">
      <number:text>Táp túllépés!</number:text>
    </number:number-style>
    <number:number-style style:name="N187">
      <number:text>Túllépted a harci és misztikus </number:text>
    </number:number-style>
    <number:number-style style:name="N188">
      <number:text>Túllépted a</number:text>
    </number:number-style>
    <number:number-style style:name="N189">
      <number:text>CÉ: +</number:text>
      <number:number number:min-integer-digits="1"/>
    </number:number-style>
    <number:number-style style:name="N190">
      <number:text>CÉ: </number:text>
      <number:number number:min-integer-digits="1"/>
    </number:number-style>
    <number:number-style style:name="N191">
      <number:number number:min-integer-digits="1"/>
      <number:text> Z</number:text>
    </number:number-style>
    <number:number-style style:name="N192">
      <number:number number:decimal-places="1" number:min-decimal-places="1" number:min-integer-digits="2"/>
    </number:number-style>
    <number:number-style style:name="N193">
      <number:text>Többet költöttél harci+misztikus értékekre, mint a limit!</number:text>
    </number:number-style>
    <number:number-style style:name="N194">
      <number:text>Többet költöttél harci+!</number:text>
    </number:number-style>
    <number:number-style style:name="N195">
      <number:text>Túllépés! Több KP-t tettél harci+misztikus ismeretre, mint a limit!</number:text>
    </number:number-style>
    <number:number-style style:name="N196" number:title="Szöveg">
      <number:text>Írástudó (tradícióból)</number:text>
    </number:number-style>
    <number:text-style style:name="N197">
      <number:text-content/>
      <number:text> tradícióból</number:text>
    </number:text-style>
    <number:number-style style:name="N198">
      <number:number number:min-integer-digits="1"/>
      <number:text>" fok)</number:text>
    </number:number-style>
    <number:number-style style:name="N199">
      <number:number number:min-integer-digits="1"/>
      <number:text>Ψ pont</number:text>
    </number:number-style>
    <number:number-style style:name="N200">
      <number:number number:min-integer-digits="1"/>
      <number:text>.szint a harcmodorban</number:text>
    </number:number-style>
    <number:number-style style:name="N201">
      <number:text>Harcmodor szint kevés a követelményhez!</number:text>
    </number:number-style>
    <number:number-style style:name="N202">
      <number:text>Harcmodor szint kevé</number:text>
    </number:number-style>
    <number:number-style style:name="N203">
      <number:text>Harcmodor</number:text>
    </number:number-style>
    <number:number-style style:name="N204">
      <number:text>jajj</number:text>
    </number:number-style>
    <number:number-style style:name="N205">
      <number:text>+</number:text>
      <number:number number:min-integer-digits="1"/>
      <number:text> SP</number:text>
    </number:number-style>
    <number:number-style style:name="N206">
      <number:text>+</number:text>
      <number:number number:decimal-places="0" number:min-decimal-places="0" number:min-integer-digits="1"/>
      <number:text>"</number:text>
    </number:number-style>
    <number:number-style style:name="N207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ext-properties fo:font-size="7pt"/>
    </style:style>
    <style:style style:name="Warning_5f_harcmiszt_5f_túllépve" style:display-name="Warning_harcmiszt_túllépve" style:family="table-cell" style:parent-style-name="Warning_5f_HM" style:data-style-name="N137">
      <style:text-properties fo:font-size="8pt"/>
    </style:style>
    <style:style style:name="Írástudó_5f_tradícióból" style:display-name="Írástudó_tradícióból" style:family="table-cell" style:parent-style-name="Result" style:data-style-name="N138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9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40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4">00/00/0000</text:date>, <text:time style:data-style-name="N2" text:time-value="17:59:04.778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date>2024-03-14T18:09:55.473000000</dc:date>
    <meta:editing-cycles>128</meta:editing-cycles>
    <meta:editing-duration>PT23H25M30S</meta:editing-duration>
    <meta:document-statistic meta:table-count="9" meta:cell-count="2272" meta:object-count="0"/>
    <meta:user-defined meta:name="Info 1"/>
    <meta:user-defined meta:name="Info 2"/>
    <meta:user-defined meta:name="Info 3"/>
    <meta:user-defined meta:name="Info 4"/>
  </office:meta>
</office:document-meta>
</file>